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Fett" style:font-family-generic="swiss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0.9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0.5cm" loext:decorative="false"/>
    </style:style>
    <style:style style:name="gr3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" style:family="graphic" style:parent-style-name="objectwithoutfill">
      <style:graphic-properties svg:stroke-width="0.03cm" svg:stroke-color="#ff6633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" style:family="graphic" style:parent-style-name="objectwithoutfill">
      <style:graphic-properties svg:stroke-width="0.03cm" svg:stroke-color="#00ae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6" style:family="graphic" style:parent-style-name="objectwithoutfill">
      <style:graphic-properties svg:stroke-width="0.03cm" svg:stroke-color="#cccc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svg:stroke-width="0.01cm" svg:stroke-color="#008000" draw:marker-start-width="0.24cm" draw:marker-end-width="0.24cm" draw:fill-color="#f0ffff" draw:opacity="100%" draw:textarea-horizontal-align="center" draw:textarea-vertical-align="middle" fo:padding-top="0.13cm" fo:padding-bottom="0.13cm" fo:padding-left="0.255cm" fo:padding-right="0.255cm" draw:shadow-opacity="100%" loext:decorative="false"/>
    </style:style>
    <style:style style:name="gr9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svg:stroke-width="0.03cm" svg:stroke-color="#944794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11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svg:stroke-width="0.02cm" svg:stroke-color="#808080" draw:marker-start-width="0.275cm" draw:marker-end-width="0.275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14" style:family="graphic" style:parent-style-name="standard">
      <style:graphic-properties draw:textarea-vertical-align="middle" loext:decorative="false"/>
    </style:style>
    <style:style style:name="gr15" style:family="graphic" style:parent-style-name="standard">
      <style:graphic-properties svg:stroke-width="0.01cm" draw:marker-start-width="0.235cm" draw:marker-end-width="0.235cm" draw:fill-color="#808080" draw:textarea-vertical-align="middle" fo:padding-top="0.13cm" fo:padding-bottom="0.13cm" fo:padding-left="0.255cm" fo:padding-right="0.255cm" loext:decorative="false"/>
    </style:style>
    <style:style style:name="gr16" style:family="graphic">
      <style:graphic-properties loext:decorative="false"/>
    </style:style>
    <style:style style:name="gr17" style:family="graphic" style:parent-style-name="standard">
      <style:graphic-properties svg:stroke-width="0.07cm" svg:stroke-color="#000000" draw:marker-start-width="0.41cm" draw:marker-end-width="0.41cm" draw:textarea-horizontal-align="center" draw:textarea-vertical-align="middle" fo:padding-top="0.16cm" fo:padding-bottom="0.16cm" fo:padding-left="0.285cm" fo:padding-right="0.285cm" loext:decorative="false"/>
    </style:style>
    <style:style style:name="gr18" style:family="graphic" style:parent-style-name="standard">
      <style:graphic-properties svg:stroke-width="0.03cm" svg:stroke-color="#000000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9" style:family="graphic" style:parent-style-name="standard">
      <style:graphic-properties svg:stroke-width="0.03cm" svg:stroke-color="#808080" draw:marker-start-width="0.295cm" draw:marker-end-width="0.295cm" draw:fill-color="#808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20" style:family="graphic" style:parent-style-name="objectwithoutfill">
      <style:graphic-properties svg:stroke-width="0.03cm" svg:stroke-color="#808080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21" style:family="graphic" style:parent-style-name="standard">
      <style:graphic-properties svg:stroke-width="0.03cm" svg:stroke-color="#000000" draw:marker-start-width="0.295cm" draw:marker-end-width="0.295cm" draw:fill-color="#000000" draw:textarea-vertical-align="middle" fo:padding-top="0.14cm" fo:padding-bottom="0.14cm" fo:padding-left="0.265cm" fo:padding-right="0.265cm" loext:decorative="false"/>
    </style:style>
    <style:style style:name="gr22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padding-top="0.13cm" fo:padding-bottom="0.13cm" fo:padding-left="0.255cm" fo:padding-right="0.255cm" draw:shadow-opacity="0%" loext:decorative="false"/>
    </style:style>
    <style:style style:name="gr2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objectwithoutfill">
      <style:graphic-properties draw:fill="none" draw:textarea-vertical-align="middle" loext:decorative="false"/>
    </style:style>
    <style:style style:name="gr25" style:family="graphic" style:parent-style-name="standard">
      <style:graphic-properties draw:stroke="none" draw:fill="none" draw:fill-color="#ffffff" draw:textarea-horizontal-align="left" draw:auto-grow-height="true" draw:auto-grow-width="true" draw:fit-to-size="false" style:shrink-to-fit="false" fo:min-height="0.28cm" fo:min-width="0.55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left" draw:auto-grow-height="true" draw:auto-grow-width="true" draw:fit-to-size="false" style:shrink-to-fit="false" fo:min-height="0.28cm" fo:min-width="0.58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svg:stroke-width="0.03cm" svg:stroke-color="#000000" draw:marker-start-width="0.25cm" draw:marker-end-width="0.25cm" draw:fill-color="#ffffff" draw:opacity="0%" draw:textarea-horizontal-align="justify" draw:textarea-vertical-align="middle" draw:auto-grow-height="false" fo:min-height="0cm" fo:padding-top="0.14cm" fo:padding-bottom="0.14cm" fo:padding-left="0.265cm" fo:padding-right="0.265cm" draw:shadow-opacity="0%" loext:decorative="false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cm" loext:decorative="false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cm" loext:decorative="false"/>
    </style:style>
    <style:style style:name="gr30" style:family="graphic" style:parent-style-name="objectwithoutfill">
      <style:graphic-properties svg:stroke-width="0.03cm" draw:marker-start-width="0.28cm" draw:marker-end-width="0.28cm" draw:fill="none" draw:textarea-vertical-align="middle" fo:padding-top="0.14cm" fo:padding-bottom="0.14cm" fo:padding-left="0.265cm" fo:padding-right="0.265cm" loext:decorative="false"/>
    </style:style>
    <style:style style:name="gr31" style:family="graphic" style:parent-style-name="objectwithoutfill">
      <style:graphic-properties svg:stroke-width="0.03cm" svg:stroke-color="#800000" draw:marker-start-width="0.26cm" draw:marker-end-width="0.26cm" draw:fill="none" draw:textarea-vertical-align="middle" fo:padding-top="0.14cm" fo:padding-bottom="0.14cm" fo:padding-left="0.265cm" fo:padding-right="0.265cm" loext:decorative="false"/>
    </style:style>
    <style:style style:name="gr32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3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1.21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svg:stroke-width="0.01cm" svg:stroke-color="#000000" draw:marker-start-width="0.22cm" draw:marker-end-width="0.22cm" draw:fill-color="#c0c0c0" draw:opacity="100%" draw:textarea-horizontal-align="justify" draw:textarea-vertical-align="middle" draw:auto-grow-height="false" fo:padding-top="0.13cm" fo:padding-bottom="0.13cm" fo:padding-left="0.255cm" fo:padding-right="0.255cm" draw:shadow-opacity="100%" loext:decorative="false"/>
    </style:style>
    <style:style style:name="gr35" style:family="graphic" style:parent-style-name="objectwithoutfill">
      <style:graphic-properties svg:stroke-width="0.01cm" draw:marker-start-width="0.22cm" draw:marker-end-width="0.22cm" draw:fill="solid" draw:fill-color="#000000" draw:textarea-vertical-align="middle" fo:padding-top="0.13cm" fo:padding-bottom="0.13cm" fo:padding-left="0.255cm" fo:padding-right="0.255cm" loext:decorative="false"/>
    </style:style>
    <style:style style:name="gr36" style:family="graphic" style:parent-style-name="standard">
      <style:graphic-properties svg:stroke-color="#000000" draw:fill-color="#333333" draw:textarea-horizontal-align="justify" draw:textarea-vertical-align="middle" draw:auto-grow-height="false" loext:decorative="false"/>
    </style:style>
    <style:style style:name="gr37" style:family="graphic" style:parent-style-name="standard">
      <style:graphic-properties svg:stroke-color="#000000" draw:fill-color="#000000" draw:textarea-horizontal-align="justify" draw:textarea-vertical-align="middle" draw:auto-grow-height="false" loext:decorative="false"/>
    </style:style>
    <style:style style:name="gr38" style:family="graphic" style:parent-style-name="standard">
      <style:graphic-properties draw:fill-color="#808080" draw:textarea-horizontal-align="justify" draw:textarea-vertical-align="middle" draw:auto-grow-height="false" loext:decorative="false"/>
    </style:style>
    <style:style style:name="gr39" style:family="graphic" style:parent-style-name="objectwithoutfill">
      <style:graphic-properties svg:stroke-width="0.07cm" svg:stroke-color="#000000" draw:marker-start-width="0.31cm" draw:marker-end-width="0.31cm" draw:fill="none" draw:textarea-vertical-align="middle" fo:padding-top="0.16cm" fo:padding-bottom="0.16cm" fo:padding-left="0.285cm" fo:padding-right="0.285cm" loext:decorative="false"/>
    </style:style>
    <style:style style:name="gr4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8cm" fo:min-width="0.74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9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86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objectwithoutfill">
      <style:graphic-properties svg:stroke-width="0.03cm" svg:stroke-color="#000000" draw:marker-start-width="0.26cm" draw:marker-end-width="0.26cm" draw:fill="none" draw:textarea-vertical-align="middle" fo:padding-top="0.14cm" fo:padding-bottom="0.14cm" fo:padding-left="0.265cm" fo:padding-right="0.265cm" loext:decorative="false"/>
    </style:style>
    <style:style style:name="gr44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1.0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8cm" fo:min-width="0.55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58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607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0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svg:stroke-color="#808000" draw:fill-color="#808000" draw:textarea-horizontal-align="center" draw:textarea-vertical-align="middle" loext:decorative="false"/>
    </style:style>
    <style:style style:name="gr50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1" style:family="graphic" style:parent-style-name="standard">
      <style:graphic-properties svg:stroke-color="#808000" draw:fill-color="#808000" draw:textarea-vertical-align="middle" loext:decorative="false"/>
    </style:style>
    <style:style style:name="gr52" style:family="graphic" style:parent-style-name="objectwithoutfill">
      <style:graphic-properties svg:stroke-width="0.03cm" svg:stroke-color="#b3b3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3" style:family="graphic" style:parent-style-name="objectwithoutfill">
      <style:graphic-properties svg:stroke-width="0.03cm" svg:stroke-color="#e6e6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4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5" style:family="graphic" style:parent-style-name="objectwithoutfill">
      <style:graphic-properties svg:stroke-width="0.03cm" svg:stroke-color="#808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6" style:family="graphic" style:parent-style-name="objectwithoutfill">
      <style:graphic-properties svg:stroke-width="0.03cm" svg:stroke-color="#33cc66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51cm" fo:min-width="0.122cm" fo:padding-top="0.02cm" fo:padding-bottom="0.02cm" fo:padding-left="0.02cm" fo:padding-right="0.02cm" loext:decorative="false"/>
      <style:paragraph-properties style:writing-mode="lr-tb"/>
    </style:style>
    <style:style style:name="gr58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59" style:family="graphic" style:parent-style-name="standard">
      <style:graphic-properties svg:stroke-color="#ff0000" draw:fill-color="#ff0000" draw:textarea-horizontal-align="center" draw:textarea-vertical-align="middle" loext:decorative="false"/>
    </style:style>
    <style:style style:name="gr60" style:family="graphic" style:parent-style-name="standard">
      <style:graphic-properties svg:stroke-color="#0000ff" draw:fill-color="#0000ff" draw:textarea-horizontal-align="center" draw:textarea-vertical-align="middle" loext:decorative="false"/>
    </style:style>
    <style:style style:name="gr61" style:family="graphic" style:parent-style-name="objectwithoutfill">
      <style:graphic-properties svg:stroke-width="0.03cm" svg:stroke-color="#e6e64c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6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63" style:family="graphic" style:parent-style-name="standard">
      <style:graphic-properties draw:fill-color="#ffffff" draw:textarea-horizontal-align="center" draw:textarea-vertical-align="middle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3cm" fo:min-width="0.3cm" fo:padding-top="0.05cm" fo:padding-bottom="0.03cm" fo:padding-left="0.03cm" fo:padding-right="0.03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432cm" fo:min-width="0.3cm" fo:padding-top="0cm" fo:padding-bottom="0cm" loext:decorative="false"/>
      <style:paragraph-properties style:writing-mode="lr-tb"/>
    </style:style>
    <style:style style:name="gr66" style:family="graphic" style:parent-style-name="standard">
      <style:graphic-properties svg:stroke-width="0.03cm" svg:stroke-color="#0000ff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67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68" style:family="graphic" style:parent-style-name="standard">
      <style:graphic-properties draw:fill-color="#808080" draw:textarea-horizontal-align="center" draw:textarea-vertical-align="middle" loext:decorative="false"/>
    </style:style>
    <style:style style:name="gr69" style:family="graphic" style:parent-style-name="standard">
      <style:graphic-properties draw:fill-color="#c0c0c0" draw:textarea-horizontal-align="center" draw:textarea-vertical-align="middle" loext:decorative="false"/>
    </style:style>
    <style:style style:name="gr70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73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74" style:family="graphic" style:parent-style-name="standard">
      <style:graphic-properties svg:stroke-width="0.03cm" draw:marker-start-width="0.35cm" draw:marker-end-width="0.35cm" draw:fill="solid" draw:fill-color="#ffe6e6" draw:textarea-horizontal-align="center" draw:textarea-vertical-align="middle" fo:padding-top="0.14cm" fo:padding-bottom="0.14cm" fo:padding-left="0.265cm" fo:padding-right="0.265cm" loext:decorative="false"/>
    </style:style>
    <style:style style:name="gr75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6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7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80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8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loext:decorative="false"/>
      <style:paragraph-properties style:writing-mode="lr-tb"/>
    </style:style>
    <style:style style:name="gr85" style:family="graphic" style:parent-style-name="standard">
      <style:graphic-properties svg:stroke-width="0.05cm" svg:stroke-color="#000000" draw:marker-start-width="0.355cm" draw:marker-end-width="0.355cm" draw:fill-color="#ffffff" draw:opacity="0%" draw:textarea-vertical-align="middle" fo:padding-top="0.15cm" fo:padding-bottom="0.15cm" fo:padding-left="0.275cm" fo:padding-right="0.275cm" draw:shadow-opacity="0%" loext:decorative="false"/>
    </style:style>
    <style:style style:name="gr86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87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88" style:family="graphic" style:parent-style-name="standard">
      <style:graphic-properties draw:fill-color="#000000" draw:textarea-horizontal-align="center" draw:textarea-vertical-align="middle" loext:decorative="false"/>
    </style:style>
    <style:style style:name="gr89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90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91" style:family="graphic" style:parent-style-name="standard">
      <style:graphic-properties draw:stroke="none" svg:stroke-width="0.035cm" svg:stroke-color="#000000" draw:fill="solid" draw:fill-color="#ffffff" draw:textarea-horizontal-align="center" draw:textarea-vertical-align="middle" loext:decorative="false"/>
    </style:style>
    <style:style style:name="gr92" style:family="graphic" style:parent-style-name="standard">
      <style:graphic-properties draw:stroke="solid" svg:stroke-width="0.035cm" svg:stroke-color="#000000" draw:fill-color="#c0c0c0" draw:textarea-horizontal-align="center" draw:textarea-vertical-align="middle" fo:padding-top="0.017cm" fo:padding-bottom="0.017cm" fo:padding-left="0.017cm" fo:padding-right="0.017cm" loext:decorative="false"/>
    </style:style>
    <style:style style:name="gr93" style:family="graphic" style:parent-style-name="standard">
      <style:graphic-properties draw:stroke="solid" svg:stroke-width="0.035cm" svg:stroke-color="#000000" draw:textarea-horizontal-align="center" draw:textarea-vertical-align="middle" fo:padding-top="0.017cm" fo:padding-bottom="0.017cm" fo:padding-left="0.017cm" fo:padding-right="0.017cm" loext:decorative="false"/>
    </style:style>
    <style:style style:name="gr94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95" style:family="graphic" style:parent-style-name="standard">
      <style:graphic-properties draw:fill-color="#ffffff" draw:textarea-vertical-align="middle" loext:decorative="false"/>
    </style:style>
    <style:style style:name="gr96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97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98" style:family="graphic" style:parent-style-name="standard">
      <style:graphic-properties draw:stroke="dash" draw:stroke-dash="Ultrafine_20_Dashed" svg:stroke-width="0.03cm" svg:stroke-color="#000000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99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00" style:family="graphic" style:parent-style-name="standard">
      <style:graphic-properties svg:stroke-width="0.07cm" svg:stroke-color="#000000" draw:marker-start-width="0.41cm" draw:marker-end-width="0.41cm" svg:stroke-linecap="square" draw:textarea-horizontal-align="center" draw:textarea-vertical-align="middle" fo:padding-top="0.16cm" fo:padding-bottom="0.16cm" fo:padding-left="0.285cm" fo:padding-right="0.285cm" loext:decorative="false"/>
    </style:style>
    <style:style style:name="gr101" style:family="graphic" style:parent-style-name="standard">
      <style:graphic-properties draw:textarea-horizontal-align="center" draw:textarea-vertical-align="middle" loext:decorative="false"/>
    </style:style>
    <style:style style:name="gr102" style:family="graphic" style:parent-style-name="standard">
      <style:graphic-properties draw:fill-color="#808080" draw:opacity="100%" draw:textarea-vertical-align="middle" draw:shadow-opacity="100%" loext:decorative="false"/>
    </style:style>
    <style:style style:name="gr103" style:family="graphic" style:parent-style-name="standard">
      <style:graphic-properties draw:fill-color="#c0c0c0" draw:opacity="100%" draw:textarea-vertical-align="middle" draw:shadow-opacity="100%" loext:decorative="false"/>
    </style:style>
    <style:style style:name="gr104" style:family="graphic" style:parent-style-name="standard">
      <style:graphic-properties svg:stroke-width="0.01cm" svg:stroke-color="#000000" draw:marker-start-width="0.235cm" draw:marker-end-width="0.235cm" draw:fill-color="#ffff00" draw:textarea-vertical-align="middle" fo:padding-top="0.13cm" fo:padding-bottom="0.13cm" fo:padding-left="0.255cm" fo:padding-right="0.255cm" loext:decorative="false"/>
    </style:style>
    <style:style style:name="gr105" style:family="graphic" style:parent-style-name="objectwithoutfill">
      <style:graphic-properties svg:stroke-width="0.03cm" svg:stroke-color="#000080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06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 loext:decorative="fals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68cm" fo:min-width="0.121cm" fo:padding-top="0.02cm" fo:padding-bottom="0.02cm" fo:padding-left="0.02cm" fo:padding-right="0.02cm" loext:decorative="false"/>
      <style:paragraph-properties style:writing-mode="lr-tb"/>
    </style:style>
    <style:style style:name="gr108" style:family="graphic" style:parent-style-name="objectwithoutfill">
      <style:graphic-properties svg:stroke-width="0.03cm" svg:stroke-color="#000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09" style:family="graphic" style:parent-style-name="standard">
      <style:graphic-properties svg:stroke-width="0.03cm" svg:stroke-color="#000080" draw:marker-start="Small_20_Arrow" draw:marker-start-width="0.2cm" draw:marker-end="" draw:marker-end-width="0.25cm" draw:textarea-horizontal-align="center" draw:textarea-vertical-align="middle" fo:padding-top="0.14cm" fo:padding-bottom="0.14cm" fo:padding-left="0.265cm" fo:padding-right="0.265cm" loext:decorative="false"/>
    </style:style>
    <style:style style:name="gr110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111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112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113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14" style:family="graphic" style:parent-style-name="standard">
      <style:graphic-properties svg:stroke-width="0.02cm" svg:stroke-color="#000000" draw:marker-start-width="0.24cm" draw:marker-end-width="0.24cm" draw:fill="solid" draw:fill-color="#ccccc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115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1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39cm" fo:min-width="0.197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118" style:family="graphic" style:parent-style-name="objectwithoutfill">
      <style:graphic-properties draw:stroke="dash" draw:stroke-dash="Ultrafine_20_Dashed"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19" style:family="graphic" style:parent-style-name="objectwithoutfill">
      <style:graphic-properties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0" style:family="graphic" style:parent-style-name="standard">
      <style:graphic-properties svg:stroke-width="0.01cm" svg:stroke-color="#000000" draw:marker-start-width="0.235cm" draw:marker-end-width="0.235cm" draw:fill-color="#ffffff" draw:textarea-vertical-align="middle" fo:padding-top="0.13cm" fo:padding-bottom="0.13cm" fo:padding-left="0.255cm" fo:padding-right="0.255cm" loext:decorative="false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27cm" fo:min-width="0.121cm" fo:padding-top="0.01cm" fo:padding-bottom="0.01cm" fo:padding-left="0.01cm" fo:padding-right="0.01cm" loext:decorative="false"/>
      <style:paragraph-properties style:writing-mode="lr-tb"/>
    </style:style>
    <style:style style:name="gr122" style:family="graphic" style:parent-style-name="standard">
      <style:graphic-properties draw:fill-color="#c0c0c0" draw:textarea-vertical-align="middle" loext:decorative="false"/>
    </style:style>
    <style:style style:name="gr123" style:family="graphic" style:parent-style-name="standard">
      <style:graphic-properties svg:stroke-color="#000000" draw:fill-color="#333333" draw:textarea-horizontal-align="center" draw:textarea-vertical-align="middle" loext:decorative="false"/>
    </style:style>
    <style:style style:name="gr124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264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133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0.772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fill="solid" draw:fill-color="#ccffff" draw:opacity="10%" draw:textarea-vertical-align="middle" draw:shadow-opacity="10%" loext:decorative="false"/>
    </style:style>
    <style:style style:name="gr128" style:family="graphic" style:parent-style-name="standard">
      <style:graphic-properties svg:stroke-color="#000000" draw:fill-color="#ffff00" draw:textarea-horizontal-align="center" draw:textarea-vertical-align="middle" loext:decorative="false"/>
    </style:style>
    <style:style style:name="gr129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9cm" fo:min-width="0.133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4cm" fo:min-width="1.691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084cm" fo:min-width="0.095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1.00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0ffff" draw:opacity="100%"/>
      <style:paragraph-properties fo:text-align="center"/>
    </style:style>
    <style:style style:name="P4" style:family="paragraph">
      <style:paragraph-properties fo:text-align="center"/>
      <style:text-properties fo:font-size="6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2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0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11" style:family="paragraph">
      <loext:graphic-properties draw:fill-color="#c0c0c0" draw:opacity="100%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15" style:family="paragraph">
      <loext:graphic-properties draw:fill-color="#808000"/>
      <style:paragraph-properties fo:text-align="center"/>
      <style:text-properties fo:font-size="6pt"/>
    </style:style>
    <style:style style:name="P16" style:family="paragraph">
      <loext:graphic-properties draw:fill-color="#808000"/>
      <style:paragraph-properties fo:text-align="center"/>
    </style:style>
    <style:style style:name="P17" style:family="paragraph">
      <loext:graphic-properties draw:fill="none" draw:fill-color="#ffffff"/>
      <style:text-properties fo:font-size="6pt" style:font-size-asian="8pt" style:font-size-complex="8pt"/>
    </style:style>
    <style:style style:name="P18" style:family="paragraph">
      <loext:graphic-properties draw:fill-color="#ffff00"/>
      <style:paragraph-properties fo:text-align="center"/>
      <style:text-properties fo:font-size="6pt"/>
    </style:style>
    <style:style style:name="P19" style:family="paragraph">
      <loext:graphic-properties draw:fill-color="#ff0000"/>
      <style:paragraph-properties fo:text-align="center"/>
      <style:text-properties fo:font-size="6pt"/>
    </style:style>
    <style:style style:name="P20" style:family="paragraph">
      <loext:graphic-properties draw:fill-color="#0000ff"/>
      <style:paragraph-properties fo:text-align="center"/>
      <style:text-properties fo:font-size="6pt"/>
    </style:style>
    <style:style style:name="P21" style:family="paragraph">
      <loext:graphic-properties draw:fill="none" draw:fill-color="#ffffff"/>
      <style:paragraph-properties fo:text-align="center"/>
      <style:text-properties style:font-name="Arial Narrow" fo:font-size="8pt" style:font-size-asian="18pt" style:font-size-complex="18pt"/>
    </style:style>
    <style:style style:name="P22" style:family="paragraph">
      <loext:graphic-properties draw:fill="none" draw:fill-color="#ffffff"/>
      <style:text-properties style:font-name="Arial2" fo:font-size="10pt" fo:font-weight="bold" style:font-size-asian="10pt" style:font-weight-asian="normal" style:font-size-complex="10pt" style:font-weight-complex="normal"/>
    </style:style>
    <style:style style:name="P23" style:family="paragraph">
      <loext:graphic-properties draw:fill-color="#c0c0c0"/>
      <style:paragraph-properties fo:text-align="center"/>
    </style:style>
    <style:style style:name="P24" style:family="paragraph">
      <loext:graphic-properties draw:fill-color="#ffff00"/>
      <style:paragraph-properties fo:text-align="center"/>
    </style:style>
    <style:style style:name="P25" style:family="paragraph">
      <loext:graphic-properties draw:fill-color="#e6e6ff"/>
      <style:paragraph-properties fo:text-align="center"/>
    </style:style>
    <style:style style:name="P26" style:family="paragraph">
      <loext:graphic-properties draw:fill="none" draw:fill-color="#ffffff"/>
      <style:text-properties fo:font-size="8pt" style:font-size-asian="8pt" style:font-size-complex="8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loext:graphic-properties draw:fill-color="#ffffcc"/>
      <style:paragraph-properties fo:text-align="center"/>
    </style:style>
    <style:style style:name="P29" style:family="paragraph">
      <loext:graphic-properties draw:fill="solid" draw:fill-color="#ffe6e6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P31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P32" style:family="paragraph">
      <loext:graphic-properties draw:fill="none" draw:fill-color="#ffffff"/>
      <style:text-properties fo:color="#ff0000" loext:opacity="100%" fo:font-size="6pt" fo:font-style="italic" style:font-size-asian="10pt" style:font-style-asian="italic" style:font-size-complex="10pt" style:font-style-complex="italic"/>
    </style:style>
    <style:style style:name="P33" style:family="paragraph">
      <loext:graphic-properties draw:fill="none" draw:fill-color="#ffffff"/>
      <style:text-properties fo:color="#cccc00" loext:opacity="100%" fo:font-size="6pt" fo:font-style="italic" fo:font-weight="normal" style:font-size-asian="10pt" style:font-style-asian="italic" style:font-size-complex="10pt" style:font-style-complex="italic"/>
    </style:style>
    <style:style style:name="P34" style:family="paragraph">
      <loext:graphic-properties draw:fill="none" draw:fill-color="#ffffff"/>
      <style:text-properties fo:color="#00ae00" loext:opacity="100%" fo:font-size="6pt" fo:font-style="italic" fo:font-weight="normal" style:font-size-asian="10pt" style:font-style-asian="italic" style:font-size-complex="10pt" style:font-style-complex="italic"/>
    </style:style>
    <style:style style:name="P35" style:family="paragraph">
      <loext:graphic-properties draw:fill="none" draw:fill-color="#ffffff"/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39" style:family="paragraph">
      <loext:graphic-properties draw:fill="none" draw:fill-color="#ffffff"/>
      <style:text-properties fo:color="#ff6633" loext:opacity="100%" fo:font-size="6pt" fo:font-style="italic" style:font-size-asian="10pt" style:font-style-asian="italic" style:font-size-complex="10pt" style:font-style-complex="italic"/>
    </style:style>
    <style:style style:name="P40" style:family="paragraph">
      <loext:graphic-properties draw:fill-color="#808080" draw:opacity="100%"/>
      <style:paragraph-properties fo:text-align="center"/>
    </style:style>
    <style:style style:name="P41" style:family="paragraph">
      <loext:graphic-properties draw:fill-color="#ffffcc" draw:opacity="100%"/>
      <style:paragraph-properties fo:text-align="center"/>
    </style:style>
    <style:style style:name="P42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1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43" style:family="paragraph">
      <loext:graphic-properties draw:fill="none" draw:fill-color="#ffffff"/>
      <style:text-properties style:font-name="Calibri" fo:font-size="6pt" style:font-size-asian="6pt" style:font-size-complex="6pt"/>
    </style:style>
    <style:style style:name="P4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2" fo:font-size="7pt" fo:letter-spacing="normal" fo:font-style="italic" fo:text-shadow="none" style:text-underline-style="none" fo:font-weight="normal" style:text-underline-mode="continuous" style:text-overline-mode="continuous" style:text-line-through-mode="continuous" style:font-name-asian="ARIAL" style:font-size-asian="7pt" style:font-style-asian="italic" style:font-weight-asian="normal" style:font-name-complex="ARIAL" style:font-size-complex="7pt" style:font-style-complex="italic" style:font-weight-complex="normal" style:text-scale="100%" style:text-overline-style="none" style:text-overline-color="font-color"/>
    </style:style>
    <style:style style:name="P45" style:family="paragraph">
      <loext:graphic-properties draw:fill="hatch" draw:fill-color="#c0c0c0" draw:fill-hatch-name="Hatch15" draw:fill-hatch-solid="true"/>
      <style:paragraph-properties fo:text-align="center"/>
    </style:style>
    <style:style style:name="P46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47" style:family="paragraph">
      <loext:graphic-properties draw:fill="hatch" draw:fill-hatch-name="Black_20_90_20_Degrees"/>
      <style:paragraph-properties fo:text-align="center"/>
    </style:style>
    <style:style style:name="P48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>
      <loext:graphic-properties draw:fill="solid" draw:fill-color="#cccccc"/>
      <style:paragraph-properties fo:text-align="center"/>
    </style:style>
    <style:style style:name="P50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51" style:family="paragraph">
      <loext:graphic-properties draw:fill="none" draw:fill-color="#ffffff"/>
      <style:text-properties style:font-name="Gill Sans MT Condensed" fo:font-size="6pt" style:font-size-asian="6pt" style:font-size-complex="6pt"/>
    </style:style>
    <style:style style:name="P52" style:family="paragraph">
      <loext:graphic-properties draw:fill-color="#333333"/>
      <style:paragraph-properties fo:text-align="center"/>
      <style:text-properties fo:font-size="6pt"/>
    </style:style>
    <style:style style:name="P53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54" style:family="paragraph">
      <loext:graphic-properties draw:fill="solid" draw:fill-color="#ccffff" draw:opacity="10%"/>
      <style:paragraph-properties fo:text-align="center"/>
    </style:style>
    <style:style style:name="P55" style:family="paragraph">
      <loext:graphic-properties draw:fill="none" draw:fill-color="#ffffff"/>
      <style:text-properties style:font-name="Arial2" fo:font-size="2pt" style:font-size-asian="2pt" style:font-size-complex="2pt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2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4" style:family="text">
      <style:text-properties fo:font-size="6pt" style:font-size-asian="8pt" style:font-size-complex="8pt"/>
    </style:style>
    <style:style style:name="T5" style:family="text">
      <style:text-properties fo:color="#000000" loext:opacity="100%" style:text-outline="false" style:text-line-through-style="none" style:text-line-through-type="none" style:font-name="Segoe UI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69999980926514pt" style:font-name-complex="Segoe UI" style:font-size-complex="6.69999980926514pt" style:text-scale="100%" style:text-overline-style="none" style:text-overline-color="font-color"/>
    </style:style>
    <style:style style:name="T6" style:family="text">
      <style:text-properties style:font-name="Arial Narrow" fo:font-size="8pt" style:font-size-asian="18pt" style:font-size-complex="18pt"/>
    </style:style>
    <style:style style:name="T7" style:family="text">
      <style:text-properties style:font-name="Arial2" fo:font-size="10pt" fo:font-weight="bold" style:font-size-asian="10pt" style:font-weight-asian="normal" style:font-size-complex="10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2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Arial2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T13" style:family="text">
      <style:text-properties fo:color="#ff0000" loext:opacity="100%" fo:font-size="6pt" fo:font-style="italic" style:font-size-asian="10pt" style:font-style-asian="italic" style:font-size-complex="10pt" style:font-style-complex="italic"/>
    </style:style>
    <style:style style:name="T14" style:family="text">
      <style:text-properties fo:color="#cccc00" loext:opacity="100%" fo:font-size="6pt" fo:font-style="italic" fo:font-weight="normal" style:font-size-asian="10pt" style:font-style-asian="italic" style:font-size-complex="10pt" style:font-style-complex="italic"/>
    </style:style>
    <style:style style:name="T15" style:family="text">
      <style:text-properties fo:color="#00ae00" loext:opacity="100%" fo:font-size="6pt" fo:font-style="italic" fo:font-weight="normal" style:font-size-asian="10pt" style:font-style-asian="italic" style:font-size-complex="10pt" style:font-style-complex="italic"/>
    </style:style>
    <style:style style:name="T16" style:family="text"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18" style:family="text">
      <style:text-properties fo:color="#ff6633" loext:opacity="100%" fo:font-size="6pt" fo:font-style="italic" style:font-size-asian="10pt" style:font-style-asian="italic" style:font-size-complex="10pt" style:font-style-complex="italic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20" style:family="text">
      <style:text-properties style:font-name="Calibri" fo:font-size="6pt" style:font-size-asian="6pt" style:font-size-complex="6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2" fo:font-size="7pt" fo:letter-spacing="normal" fo:font-style="italic" fo:text-shadow="none" style:text-underline-style="none" fo:font-weight="normal" style:text-underline-mode="continuous" style:text-overline-mode="continuous" style:text-line-through-mode="continuous" style:font-name-asian="ARIAL" style:font-size-asian="7pt" style:font-style-asian="italic" style:font-weight-asian="normal" style:font-name-complex="ARIAL" style:font-size-complex="7pt" style:font-style-complex="italic" style:font-weight-complex="normal" style:text-scale="100%" style:text-overline-style="none" style:text-overline-color="font-color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25" style:family="text">
      <style:text-properties style:font-name="Gill Sans MT Condensed" fo:font-size="6pt" style:font-size-asian="6pt" style:font-size-complex="6pt"/>
    </style:style>
    <style:style style:name="T26" style:family="text">
      <style:text-properties style:font-name="Arial2" fo:font-size="2pt" style:font-size-asian="2pt" style:font-size-complex="2pt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2.9cm" svg:x="8.5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cm" svg:x="10.9cm" svg:y="2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6cm" svg:y1="1.9cm" svg:x2="11.6cm" svg:y2="2cm">
          <text:p/>
        </draw:line>
        <draw:line draw:style-name="gr3" draw:text-style-name="P2" draw:layer="layout" svg:x1="11.2cm" svg:y1="1.8cm" svg:x2="11.2cm" svg:y2="2cm">
          <text:p/>
        </draw:line>
        <draw:line draw:style-name="gr4" draw:text-style-name="P2" draw:layer="layout" svg:x1="9.6cm" svg:y1="18.7cm" svg:x2="9.6cm" svg:y2="19cm">
          <text:p/>
        </draw:line>
        <draw:line draw:style-name="gr5" draw:text-style-name="P2" draw:layer="layout" svg:x1="10.2cm" svg:y1="19cm" svg:x2="10.2cm" svg:y2="18.7cm">
          <text:p/>
        </draw:line>
        <draw:line draw:style-name="gr6" draw:text-style-name="P2" draw:layer="layout" svg:x1="10cm" svg:y1="18.7cm" svg:x2="10cm" svg:y2="19cm">
          <text:p/>
        </draw:line>
        <draw:line draw:style-name="gr7" draw:text-style-name="P2" draw:layer="layout" svg:x1="9.8cm" svg:y1="18.7cm" svg:x2="9.8cm" svg:y2="19cm">
          <text:p/>
        </draw:line>
        <draw:rect draw:style-name="gr8" draw:text-style-name="P3" draw:layer="layout" svg:width="3.2cm" svg:height="2.897cm" svg:x="3.3cm" svg:y="15.403cm">
          <text:p/>
        </draw:rect>
        <draw:rect draw:style-name="gr8" draw:text-style-name="P3" draw:layer="layout" svg:width="2.7cm" svg:height="5.1cm" svg:x="14.3cm" svg:y="9.9cm">
          <text:p/>
        </draw:rect>
        <draw:rect draw:style-name="gr8" draw:text-style-name="P3" draw:layer="layout" svg:width="6.4cm" svg:height="5.2cm" svg:x="10.9cm" svg:y="22.8cm">
          <text:p/>
        </draw:rect>
        <draw:polyline draw:style-name="gr9" draw:text-style-name="P2" draw:layer="layout" svg:width="8.099cm" svg:height="1.699cm" svg:x="6.8cm" svg:y="12.5cm" svg:viewBox="0 0 8100 1700" draw:points="0,1700 5900,1700 5900,0 8100,0">
          <text:p/>
        </draw:polyline>
        <draw:polyline draw:style-name="gr10" draw:text-style-name="P4" draw:layer="layout" svg:width="7.199cm" svg:height="1.799cm" svg:x="7.7cm" svg:y="12.1cm" svg:viewBox="0 0 7200 1800" draw:points="0,1800 4900,1800 4900,0 7200,0">
          <text:p/>
        </draw:polyline>
        <draw:polyline draw:style-name="gr11" draw:text-style-name="P2" draw:layer="layout" svg:width="0.199cm" svg:height="0.599cm" svg:x="4.498cm" svg:y="11.5cm" svg:viewBox="0 0 200 600" draw:points="200,600 0,600 0,0 200,0">
          <text:p/>
        </draw:polyline>
        <draw:g draw:style-name="gr12">
          <draw:custom-shape draw:style-name="gr13" draw:text-style-name="P5" draw:layer="layout" svg:width="0.3cm" svg:height="0.3cm" svg:x="4.698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4" draw:text-style-name="P1" draw:layer="layout" svg:width="0.06cm" svg:height="0.02cm" svg:x="4.708cm" svg:y="11.79cm">
            <text:p/>
          </draw:rect>
          <draw:rect draw:style-name="gr14" draw:text-style-name="P1" draw:layer="layout" svg:width="0.06cm" svg:height="0.02cm" svg:x="4.928cm" svg:y="11.79cm">
            <text:p/>
          </draw:rect>
          <draw:circle draw:style-name="gr15" draw:text-style-name="P6" draw:layer="layout" svg:width="0.04cm" svg:height="0.04cm" svg:x="4.828cm" svg:y="11.83cm">
            <text:p/>
          </draw:circle>
          <draw:circle draw:style-name="gr15" draw:text-style-name="P6" draw:layer="layout" svg:width="0.04cm" svg:height="0.04cm" svg:x="4.828cm" svg:y="11.73cm">
            <text:p/>
          </draw:circle>
        </draw:g>
        <draw:g draw:style-name="gr16">
          <draw:line draw:style-name="gr17" draw:text-style-name="P1" draw:layer="layout" svg:x1="3.749cm" svg:y1="11.8cm" svg:x2="4.149cm" svg:y2="11.6cm">
            <text:p/>
          </draw:line>
          <draw:circle draw:style-name="gr18" draw:text-style-name="P5" draw:layer="layout" svg:width="0.1cm" svg:height="0.1cm" svg:x="3.699cm" svg:y="11.75cm">
            <text:p/>
          </draw:circle>
          <draw:circle draw:style-name="gr18" draw:text-style-name="P5" draw:layer="layout" svg:width="0.1cm" svg:height="0.1cm" svg:x="4.099cm" svg:y="11.75cm">
            <text:p/>
          </draw:circle>
        </draw:g>
        <draw:line draw:style-name="gr11" draw:text-style-name="P2" draw:layer="layout" svg:x1="4.698cm" svg:y1="11.8cm" svg:x2="4.199cm" svg:y2="11.8cm">
          <text:p/>
        </draw:line>
        <draw:line draw:style-name="gr11" draw:text-style-name="P2" draw:layer="layout" svg:x1="3.7cm" svg:y1="11.8cm" svg:x2="3.4cm" svg:y2="11.8cm">
          <text:p/>
        </draw:line>
        <draw:g draw:style-name="gr12">
          <draw:custom-shape draw:style-name="gr19" draw:text-style-name="P6" draw:layer="layout" svg:width="0.229cm" svg:height="0.2cm" svg:x="3.171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6" draw:layer="layout" svg:width="0.115cm" svg:height="0.2cm" svg:x="3.171cm" svg:y="11.7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2" draw:layer="layout" svg:x1="3.171cm" svg:y1="11.75cm" svg:x2="3cm" svg:y2="11.75cm">
            <text:p/>
          </draw:line>
          <draw:line draw:style-name="gr20" draw:text-style-name="P2" draw:layer="layout" svg:x1="3.171cm" svg:y1="11.85cm" svg:x2="3cm" svg:y2="11.85cm">
            <text:p/>
          </draw:line>
        </draw:g>
        <draw:g draw:style-name="gr12">
          <draw:custom-shape draw:style-name="gr13" draw:text-style-name="P5" draw:layer="layout" svg:width="0.3cm" svg:height="0.3cm" svg:x="4.698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4" draw:text-style-name="P1" draw:layer="layout" svg:width="0.06cm" svg:height="0.02cm" svg:x="4.708cm" svg:y="11.49cm">
            <text:p/>
          </draw:rect>
          <draw:rect draw:style-name="gr14" draw:text-style-name="P1" draw:layer="layout" svg:width="0.06cm" svg:height="0.02cm" svg:x="4.928cm" svg:y="11.49cm">
            <text:p/>
          </draw:rect>
          <draw:circle draw:style-name="gr15" draw:text-style-name="P6" draw:layer="layout" svg:width="0.04cm" svg:height="0.04cm" svg:x="4.828cm" svg:y="11.53cm">
            <text:p/>
          </draw:circle>
          <draw:circle draw:style-name="gr15" draw:text-style-name="P6" draw:layer="layout" svg:width="0.04cm" svg:height="0.04cm" svg:x="4.828cm" svg:y="11.43cm">
            <text:p/>
          </draw:circle>
        </draw:g>
        <draw:g draw:style-name="gr12">
          <draw:custom-shape draw:style-name="gr13" draw:text-style-name="P5" draw:layer="layout" svg:width="0.3cm" svg:height="0.3cm" svg:x="4.698cm" svg:y="11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4" draw:text-style-name="P1" draw:layer="layout" svg:width="0.06cm" svg:height="0.02cm" svg:x="4.708cm" svg:y="12.09cm">
            <text:p/>
          </draw:rect>
          <draw:rect draw:style-name="gr14" draw:text-style-name="P1" draw:layer="layout" svg:width="0.06cm" svg:height="0.02cm" svg:x="4.928cm" svg:y="12.09cm">
            <text:p/>
          </draw:rect>
          <draw:circle draw:style-name="gr15" draw:text-style-name="P6" draw:layer="layout" svg:width="0.04cm" svg:height="0.04cm" svg:x="4.828cm" svg:y="12.13cm">
            <text:p/>
          </draw:circle>
          <draw:circle draw:style-name="gr15" draw:text-style-name="P6" draw:layer="layout" svg:width="0.04cm" svg:height="0.04cm" svg:x="4.828cm" svg:y="12.03cm">
            <text:p/>
          </draw:circle>
        </draw:g>
        <draw:polyline draw:style-name="gr11" draw:text-style-name="P2" draw:layer="layout" svg:width="0.898cm" svg:height="1.799cm" svg:x="4.798cm" svg:y="12.1cm" svg:viewBox="0 0 899 1800" draw:points="702,1800 2,1800 0,300 899,300 899,0 699,0">
          <text:p/>
        </draw:polyline>
        <draw:circle draw:style-name="gr21" draw:text-style-name="P7" draw:layer="layout" svg:width="0.1cm" svg:height="0.1cm" svg:x="4.448cm" svg:y="11.75cm">
          <text:p/>
        </draw:circle>
        <draw:custom-shape draw:style-name="gr22" draw:text-style-name="P8" draw:layer="layout" svg:width="1.295cm" svg:height="0.6cm" svg:x="5.5cm" svg:y="10.2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.103cm" svg:height="0.559cm" svg:x="5.597cm" svg:y="10.23cm">
          <draw:text-box>
            <text:p><text:span text:style-name="T1">Netzteil</text:span></text:p>
            <text:p><text:span text:style-name="T1">Roco 10850</text:span></text:p>
          </draw:text-box>
        </draw:frame>
        <draw:line draw:style-name="gr24" draw:text-style-name="P2" draw:layer="layout" svg:x1="6.795cm" svg:y1="10.8cm" svg:x2="5.5cm" svg:y2="11.6cm">
          <text:p/>
        </draw:line>
        <draw:frame draw:style-name="gr25" draw:text-style-name="P10" draw:layer="layout" svg:width="0.555cm" svg:height="0.28cm" svg:x="5.645cm" svg:y="10.868cm">
          <draw:text-box>
            <text:p><text:span text:style-name="T2">230~</text:span></text:p>
          </draw:text-box>
        </draw:frame>
        <draw:frame draw:style-name="gr26" draw:text-style-name="P10" draw:layer="layout" svg:width="0.582cm" svg:height="0.28cm" svg:x="6.096cm" svg:y="11.268cm">
          <draw:text-box>
            <text:p><text:span text:style-name="T2">18V=</text:span></text:p>
          </draw:text-box>
        </draw:frame>
        <draw:g draw:style-name="gr12">
          <draw:custom-shape draw:style-name="gr27" draw:text-style-name="P8" draw:layer="layout" svg:width="0.209cm" svg:height="0.2cm" svg:x="6.986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" draw:layer="layout" svg:width="0.104cm" svg:height="0.1cm" svg:x="6.955cm" svg:y="11.2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0.104cm" svg:height="0.1cm" svg:x="7.039cm" svg:y="1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0" draw:text-style-name="P2" draw:layer="layout" svg:x1="6.795cm" svg:y1="11.3cm" svg:x2="7.095cm" svg:y2="11.3cm">
          <text:p/>
        </draw:line>
        <draw:custom-shape draw:style-name="gr22" draw:text-style-name="P8" draw:layer="layout" svg:width="1.295cm" svg:height="0.8cm" svg:x="5.5cm" svg:y="10.8cm">
          <text:p/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7.2cm" svg:y1="11.3cm" svg:x2="7.6cm" svg:y2="11.3cm">
          <text:p/>
        </draw:line>
        <draw:polyline draw:style-name="gr32" draw:text-style-name="P2" draw:layer="layout" svg:width="0.504cm" svg:height="0.099cm" svg:x="7.095cm" svg:y="11.4cm" svg:viewBox="0 0 505 100" draw:points="0,0 0,100 505,100">
          <text:p/>
        </draw:polyline>
        <draw:custom-shape draw:style-name="gr22" draw:text-style-name="P8" draw:layer="layout" svg:width="1cm" svg:height="0.6cm" svg:x="7.6cm" svg:y="10.2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0.679cm" svg:height="0.559cm" svg:x="7.7cm" svg:y="10.241cm">
          <draw:text-box>
            <text:p><text:span text:style-name="T1">Roco</text:span></text:p>
            <text:p><text:span text:style-name="T1">10764</text:span></text:p>
          </draw:text-box>
        </draw:frame>
        <draw:custom-shape draw:style-name="gr22" draw:text-style-name="P8" draw:layer="layout" svg:width="1cm" svg:height="1.4cm" svg:x="7.6cm" svg:y="10.8cm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1.213cm" svg:height="0.559cm" svg:x="10.189cm" svg:y="10.442cm">
          <draw:text-box>
            <text:p><text:span text:style-name="T1">Roco</text:span></text:p>
            <text:p><text:span text:style-name="T1">Multimaus</text:span></text:p>
          </draw:text-box>
        </draw:frame>
        <draw:g draw:style-name="gr12">
          <draw:custom-shape draw:style-name="gr22" draw:text-style-name="P8" draw:layer="layout" svg:width="0.7cm" svg:height="1.8cm" svg:x="9.392cm" svg:y="10.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0.5cm" svg:height="0.3cm" svg:x="9.492cm" svg:y="10.3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12" draw:layer="layout" svg:width="0.099cm" svg:height="0.099cm" svg:x="9.692cm" svg:y="10.7cm" svg:viewBox="0 0 100 100" draw:points="29,0 71,0 100,29 100,71 71,100 29,100 0,71 0,29">
            <text:p/>
          </draw:polygon>
          <draw:polygon draw:style-name="gr35" draw:text-style-name="P12" draw:layer="layout" svg:width="0.099cm" svg:height="0.099cm" svg:x="9.892cm" svg:y="10.7cm" svg:viewBox="0 0 100 100" draw:points="50,0 100,50 50,100 0,50">
            <text:p/>
          </draw:polygon>
          <draw:polygon draw:style-name="gr35" draw:text-style-name="P12" draw:layer="layout" svg:width="0.099cm" svg:height="0.099cm" svg:x="9.492cm" svg:y="10.7cm" svg:viewBox="0 0 100 100" draw:points="50,0 100,50 50,100 0,50">
            <text:p/>
          </draw:polygon>
          <draw:custom-shape draw:style-name="gr36" draw:text-style-name="P13" draw:layer="layout" svg:width="0.5cm" svg:height="0.5cm" svg:x="9.492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7" draw:layer="layout" svg:width="0.402cm" svg:height="0.4cm" svg:x="9.541cm" svg:y="10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6" draw:layer="layout" svg:width="0.1cm" svg:height="0.06cm" svg:x="9.492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0.1cm" svg:height="0.06cm" svg:x="9.692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0.1cm" svg:height="0.06cm" svg:x="9.892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0.1cm" svg:height="0.06cm" svg:x="9.492cm" svg:y="1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0.1cm" svg:height="0.06cm" svg:x="9.692cm" svg:y="1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0.1cm" svg:height="0.06cm" svg:x="9.892cm" svg:y="1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0.1cm" svg:height="0.06cm" svg:x="9.492cm" svg:y="1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0.1cm" svg:height="0.06cm" svg:x="9.692cm" svg:y="1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0.1cm" svg:height="0.06cm" svg:x="9.892cm" svg:y="1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0.1cm" svg:height="0.06cm" svg:x="9.492cm" svg:y="1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0.1cm" svg:height="0.06cm" svg:x="9.692cm" svg:y="1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0.1cm" svg:height="0.06cm" svg:x="9.892cm" svg:y="1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0.16cm" svg:height="0.06cm" svg:x="9.492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0.16cm" svg:height="0.06cm" svg:x="9.832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39" draw:text-style-name="P2" draw:layer="layout" svg:width="1.099cm" svg:height="0.799cm" svg:x="8.6cm" svg:y="11.3cm" svg:viewBox="0 0 1100 800" draw:points="0,0 500,0 500,800 1100,800 1100,700">
          <text:p/>
        </draw:polyline>
        <draw:frame draw:style-name="gr40" draw:text-style-name="P10" draw:layer="layout" svg:width="0.743cm" svg:height="0.28cm" svg:x="7.703cm" svg:y="10.868cm">
          <draw:text-box>
            <text:p><text:span text:style-name="T2">Master</text:span></text:p>
          </draw:text-box>
        </draw:frame>
        <draw:frame draw:style-name="gr41" draw:text-style-name="P10" draw:layer="layout" svg:width="0.7cm" svg:height="0.56cm" svg:x="7.803cm" svg:y="11.568cm">
          <draw:text-box>
            <text:p><text:span text:style-name="T2">Track</text:span></text:p>
            <text:p><text:span text:style-name="T2">out</text:span></text:p>
          </draw:text-box>
        </draw:frame>
        <draw:frame draw:style-name="gr42" draw:text-style-name="P14" draw:layer="layout" svg:width="0.861cm" svg:height="0.276cm" svg:x="9.198cm" svg:y="12.626cm">
          <draw:text-box>
            <text:p><text:span text:style-name="T3">schwarz</text:span></text:p>
          </draw:text-box>
        </draw:frame>
        <draw:polyline draw:style-name="gr43" draw:text-style-name="P2" draw:layer="layout" svg:width="2.399cm" svg:height="0.399cm" svg:x="8.1cm" svg:y="12.2cm" svg:viewBox="0 0 2400 400" draw:points="2400,400 0,400 0,0">
          <text:p/>
        </draw:polyline>
        <draw:polyline draw:style-name="gr43" draw:text-style-name="P2" draw:layer="layout" svg:width="2.699cm" svg:height="0.699cm" svg:x="7.8cm" svg:y="12.2cm" svg:viewBox="0 0 2700 700" draw:points="2700,700 0,700 0,0">
          <text:p/>
        </draw:polyline>
        <draw:g draw:style-name="gr12">
          <draw:custom-shape draw:style-name="gr19" draw:text-style-name="P6" draw:layer="layout" svg:width="0.229cm" svg:height="0.2cm" svg:x="5.268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6" draw:layer="layout" svg:width="0.115cm" svg:height="0.2cm" svg:x="5.268cm" svg:y="11.4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2" draw:layer="layout" svg:x1="5.269cm" svg:y1="11.45cm" svg:x2="5.098cm" svg:y2="11.45cm">
            <text:p/>
          </draw:line>
          <draw:line draw:style-name="gr20" draw:text-style-name="P2" draw:layer="layout" svg:x1="5.269cm" svg:y1="11.55cm" svg:x2="5.098cm" svg:y2="11.55cm">
            <text:p/>
          </draw:line>
        </draw:g>
        <draw:g draw:style-name="gr12">
          <draw:custom-shape draw:style-name="gr19" draw:text-style-name="P6" draw:layer="layout" svg:width="0.229cm" svg:height="0.2cm" svg:x="5.268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6" draw:layer="layout" svg:width="0.115cm" svg:height="0.2cm" svg:x="5.268cm" svg:y="12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2" draw:layer="layout" svg:x1="5.269cm" svg:y1="12.05cm" svg:x2="5.098cm" svg:y2="12.05cm">
            <text:p/>
          </draw:line>
          <draw:line draw:style-name="gr20" draw:text-style-name="P2" draw:layer="layout" svg:x1="5.269cm" svg:y1="12.15cm" svg:x2="5.098cm" svg:y2="12.15cm">
            <text:p/>
          </draw:line>
        </draw:g>
        <draw:custom-shape draw:style-name="gr22" draw:text-style-name="P8" draw:layer="layout" svg:width="1.298cm" svg:height="0.6cm" svg:x="5.502cm" svg:y="13cm">
          <text:p/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1.09cm" svg:height="0.559cm" svg:x="5.597cm" svg:y="13.03cm">
          <draw:text-box>
            <text:p><text:span text:style-name="T1">Conrad</text:span></text:p>
            <text:p><text:span text:style-name="T1">BV00/026</text:span></text:p>
          </draw:text-box>
        </draw:frame>
        <draw:line draw:style-name="gr24" draw:text-style-name="P2" draw:layer="layout" svg:x1="6.8cm" svg:y1="13.6cm" svg:x2="5.5cm" svg:y2="14.2cm">
          <text:p/>
        </draw:line>
        <draw:frame draw:style-name="gr45" draw:text-style-name="P10" draw:layer="layout" svg:width="0.552cm" svg:height="0.28cm" svg:x="5.65cm" svg:y="13.668cm">
          <draw:text-box>
            <text:p><text:span text:style-name="T2">230~</text:span></text:p>
          </draw:text-box>
        </draw:frame>
        <draw:frame draw:style-name="gr46" draw:text-style-name="P10" draw:layer="layout" svg:width="0.5cm" svg:height="0.5cm" svg:x="6.3cm" svg:y="13.85cm">
          <draw:text-box>
            <text:p><text:span text:style-name="T2">18V~</text:span></text:p>
            <text:p><text:span text:style-name="T2">2,9A</text:span></text:p>
          </draw:text-box>
        </draw:frame>
        <draw:custom-shape draw:style-name="gr22" draw:text-style-name="P8" draw:layer="layout" svg:width="1.298cm" svg:height="0.8cm" svg:x="5.502cm" svg:y="13.6cm">
          <text:p/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0.607cm" svg:height="0.276cm" svg:x="10.655cm" svg:y="12.3cm">
          <draw:text-box>
            <text:p><text:span text:style-name="T3">braun</text:span></text:p>
          </draw:text-box>
        </draw:frame>
        <draw:frame draw:style-name="gr48" draw:text-style-name="P14" draw:layer="layout" svg:width="0.304cm" svg:height="0.276cm" svg:x="10.656cm" svg:y="12.6cm">
          <draw:text-box>
            <text:p><text:span text:style-name="T3">rot</text:span></text:p>
          </draw:text-box>
        </draw:frame>
        <draw:circle draw:style-name="gr49" draw:text-style-name="P15" draw:layer="layout" svg:width="0.1cm" svg:height="0.1cm" svg:x="11.75cm" svg:y="12.55cm">
          <text:p/>
        </draw:circle>
        <draw:frame draw:style-name="gr42" draw:text-style-name="P14" draw:layer="layout" svg:width="0.861cm" svg:height="0.276cm" svg:x="9.199cm" svg:y="12.326cm">
          <draw:text-box>
            <text:p><text:span text:style-name="T3">schwarz</text:span></text:p>
          </draw:text-box>
        </draw:frame>
        <draw:polyline draw:style-name="gr50" draw:text-style-name="P2" draw:layer="layout" svg:width="4.399cm" svg:height="1.199cm" svg:x="10.5cm" svg:y="12.9cm" svg:viewBox="0 0 4400 1200" draw:points="4400,1200 1600,1200 1600,0 0,0">
          <text:p/>
        </draw:polyline>
        <draw:polyline draw:style-name="gr3" draw:text-style-name="P2" draw:layer="layout" svg:width="4.399cm" svg:height="2.099cm" svg:x="10.5cm" svg:y="10.5cm" svg:viewBox="0 0 4400 2100" draw:points="0,2100 1300,2100 1300,0 4400,0">
          <text:p/>
        </draw:polyline>
        <draw:polygon draw:style-name="gr51" draw:text-style-name="P16" draw:layer="layout" svg:width="0.299cm" svg:height="0.099cm" svg:x="12.1cm" svg:y="10.438cm" svg:viewBox="0 0 300 100" draw:points="0,0 300,50 0,100">
          <text:p/>
        </draw:polygon>
        <draw:polyline draw:style-name="gr52" draw:text-style-name="P2" draw:layer="layout" svg:width="2.699cm" svg:height="1.299cm" svg:x="12.2cm" svg:y="11.3cm" svg:viewBox="0 0 2700 1300" draw:points="0,1300 0,0 2700,0">
          <text:p/>
        </draw:polyline>
        <draw:line draw:style-name="gr53" draw:text-style-name="P2" draw:layer="layout" svg:x1="13.1cm" svg:y1="12.9cm" svg:x2="14.9cm" svg:y2="12.9cm">
          <text:p/>
        </draw:line>
        <draw:line draw:style-name="gr54" draw:text-style-name="P2" draw:layer="layout" svg:x1="13.1cm" svg:y1="13.3cm" svg:x2="14.9cm" svg:y2="13.3cm">
          <text:p/>
        </draw:line>
        <draw:polyline draw:style-name="gr55" draw:text-style-name="P2" draw:layer="layout" svg:width="2.699cm" svg:height="1.099cm" svg:x="12.2cm" svg:y="12.6cm" svg:viewBox="0 0 2700 1100" draw:points="0,0 0,1100 2700,1100">
          <text:p/>
        </draw:polyline>
        <draw:polyline draw:style-name="gr4" draw:text-style-name="P2" draw:layer="layout" svg:width="2.999cm" svg:height="1.999cm" svg:x="11.9cm" svg:y="10.9cm" svg:viewBox="0 0 3000 2000" draw:points="0,2000 0,0 3000,0">
          <text:p/>
        </draw:polyline>
        <draw:polyline draw:style-name="gr56" draw:text-style-name="P2" draw:layer="layout" svg:width="2.599cm" svg:height="1.199cm" svg:x="12.3cm" svg:y="11.7cm" svg:viewBox="0 0 2600 1200" draw:points="0,1200 0,0 2600,0">
          <text:p/>
        </draw:polyline>
        <draw:g draw:style-name="gr16">
          <draw:frame draw:style-name="gr57" draw:text-style-name="P17" draw:layer="layout" svg:width="0.15cm" svg:height="0.25cm" svg:x="16.6cm" svg:y="10.25cm">
            <draw:text-box>
              <text:p><text:span text:style-name="T4">1</text:span></text:p>
            </draw:text-box>
          </draw:frame>
          <draw:circle draw:style-name="gr58" draw:text-style-name="P18" draw:layer="layout" svg:width="0.12cm" svg:height="0.12cm" svg:x="16.14cm" svg:y="10.44cm">
            <text:p/>
          </draw:circle>
          <draw:circle draw:style-name="gr58" draw:text-style-name="P18" draw:layer="layout" svg:width="0.12cm" svg:height="0.12cm" svg:x="15.94cm" svg:y="10.59cm">
            <text:p/>
          </draw:circle>
          <draw:circle draw:style-name="gr58" draw:text-style-name="P18" draw:layer="layout" svg:width="0.12cm" svg:height="0.12cm" svg:x="16.14cm" svg:y="10.74cm">
            <text:p/>
          </draw:circle>
          <draw:circle draw:style-name="gr58" draw:text-style-name="P18" draw:layer="layout" svg:width="0.12cm" svg:height="0.12cm" svg:x="15.94cm" svg:y="10.89cm">
            <text:p/>
          </draw:circle>
          <draw:circle draw:style-name="gr58" draw:text-style-name="P18" draw:layer="layout" svg:width="0.12cm" svg:height="0.12cm" svg:x="16.14cm" svg:y="11.04cm">
            <text:p/>
          </draw:circle>
          <draw:circle draw:style-name="gr58" draw:text-style-name="P18" draw:layer="layout" svg:width="0.12cm" svg:height="0.12cm" svg:x="15.94cm" svg:y="11.19cm">
            <text:p/>
          </draw:circle>
          <draw:circle draw:style-name="gr58" draw:text-style-name="P18" draw:layer="layout" svg:width="0.12cm" svg:height="0.12cm" svg:x="16.14cm" svg:y="11.34cm">
            <text:p/>
          </draw:circle>
          <draw:circle draw:style-name="gr58" draw:text-style-name="P18" draw:layer="layout" svg:width="0.12cm" svg:height="0.12cm" svg:x="15.94cm" svg:y="11.49cm">
            <text:p/>
          </draw:circle>
          <draw:circle draw:style-name="gr58" draw:text-style-name="P18" draw:layer="layout" svg:width="0.12cm" svg:height="0.12cm" svg:x="16.14cm" svg:y="11.64cm">
            <text:p/>
          </draw:circle>
          <draw:circle draw:style-name="gr58" draw:text-style-name="P18" draw:layer="layout" svg:width="0.12cm" svg:height="0.12cm" svg:x="15.94cm" svg:y="11.79cm">
            <text:p/>
          </draw:circle>
          <draw:circle draw:style-name="gr58" draw:text-style-name="P18" draw:layer="layout" svg:width="0.12cm" svg:height="0.12cm" svg:x="16.14cm" svg:y="11.94cm">
            <text:p/>
          </draw:circle>
          <draw:frame draw:style-name="gr57" draw:text-style-name="P17" draw:layer="layout" svg:width="0.15cm" svg:height="0.25cm" svg:x="16.6cm" svg:y="10.55cm">
            <draw:text-box>
              <text:p><text:span text:style-name="T4">2</text:span></text:p>
            </draw:text-box>
          </draw:frame>
          <draw:frame draw:style-name="gr57" draw:text-style-name="P17" draw:layer="layout" svg:width="0.15cm" svg:height="0.25cm" svg:x="16.6cm" svg:y="10.85cm">
            <draw:text-box>
              <text:p><text:span text:style-name="T4">3</text:span></text:p>
            </draw:text-box>
          </draw:frame>
          <draw:frame draw:style-name="gr57" draw:text-style-name="P17" draw:layer="layout" svg:width="0.15cm" svg:height="0.25cm" svg:x="16.6cm" svg:y="11.15cm">
            <draw:text-box>
              <text:p><text:span text:style-name="T4">4</text:span></text:p>
            </draw:text-box>
          </draw:frame>
          <draw:frame draw:style-name="gr57" draw:text-style-name="P17" draw:layer="layout" svg:width="0.15cm" svg:height="0.25cm" svg:x="16.6cm" svg:y="11.45cm">
            <draw:text-box>
              <text:p><text:span text:style-name="T4">5</text:span></text:p>
            </draw:text-box>
          </draw:frame>
          <draw:frame draw:style-name="gr57" draw:text-style-name="P17" draw:layer="layout" svg:width="0.15cm" svg:height="0.25cm" svg:x="16.6cm" svg:y="11.75cm">
            <draw:text-box>
              <text:p><text:span text:style-name="T4">6</text:span></text:p>
            </draw:text-box>
          </draw:frame>
          <draw:frame draw:style-name="gr57" draw:text-style-name="P17" draw:layer="layout" svg:width="0.15cm" svg:height="0.25cm" svg:x="16.6cm" svg:y="12.05cm">
            <draw:text-box>
              <text:p><text:span text:style-name="T4">7</text:span></text:p>
            </draw:text-box>
          </draw:frame>
          <draw:frame draw:style-name="gr57" draw:text-style-name="P17" draw:layer="layout" svg:width="0.15cm" svg:height="0.25cm" svg:x="16.6cm" svg:y="12.35cm">
            <draw:text-box>
              <text:p><text:span text:style-name="T4">8</text:span></text:p>
            </draw:text-box>
          </draw:frame>
          <draw:frame draw:style-name="gr57" draw:text-style-name="P17" draw:layer="layout" svg:width="0.15cm" svg:height="0.25cm" svg:x="16.6cm" svg:y="12.65cm">
            <draw:text-box>
              <text:p><text:span text:style-name="T4">9</text:span></text:p>
            </draw:text-box>
          </draw:frame>
          <draw:frame draw:style-name="gr57" draw:text-style-name="P17" draw:layer="layout" svg:width="0.25cm" svg:height="0.25cm" svg:x="16.5cm" svg:y="12.95cm">
            <draw:text-box>
              <text:p><text:span text:style-name="T4">10</text:span></text:p>
            </draw:text-box>
          </draw:frame>
          <draw:frame draw:style-name="gr57" draw:text-style-name="P17" draw:layer="layout" svg:width="0.25cm" svg:height="0.25cm" svg:x="16.5cm" svg:y="13.25cm">
            <draw:text-box>
              <text:p><text:span text:style-name="T4">11</text:span></text:p>
            </draw:text-box>
          </draw:frame>
          <draw:frame draw:style-name="gr57" draw:text-style-name="P17" draw:layer="layout" svg:width="0.25cm" svg:height="0.25cm" svg:x="16.5cm" svg:y="13.55cm">
            <draw:text-box>
              <text:p><text:span text:style-name="T4">12</text:span></text:p>
            </draw:text-box>
          </draw:frame>
          <draw:frame draw:style-name="gr57" draw:text-style-name="P17" draw:layer="layout" svg:width="0.25cm" svg:height="0.25cm" svg:x="16.5cm" svg:y="13.85cm">
            <draw:text-box>
              <text:p><text:span text:style-name="T4">13</text:span></text:p>
            </draw:text-box>
          </draw:frame>
          <draw:circle draw:style-name="gr58" draw:text-style-name="P18" draw:layer="layout" svg:width="0.12cm" svg:height="0.12cm" svg:x="15.94cm" svg:y="12.09cm">
            <text:p/>
          </draw:circle>
          <draw:circle draw:style-name="gr58" draw:text-style-name="P18" draw:layer="layout" svg:width="0.12cm" svg:height="0.12cm" svg:x="16.14cm" svg:y="12.24cm">
            <text:p/>
          </draw:circle>
          <draw:circle draw:style-name="gr58" draw:text-style-name="P18" draw:layer="layout" svg:width="0.12cm" svg:height="0.12cm" svg:x="15.94cm" svg:y="12.39cm">
            <text:p/>
          </draw:circle>
          <draw:circle draw:style-name="gr58" draw:text-style-name="P18" draw:layer="layout" svg:width="0.12cm" svg:height="0.12cm" svg:x="16.14cm" svg:y="12.54cm">
            <text:p/>
          </draw:circle>
          <draw:circle draw:style-name="gr58" draw:text-style-name="P18" draw:layer="layout" svg:width="0.12cm" svg:height="0.12cm" svg:x="15.94cm" svg:y="12.69cm">
            <text:p/>
          </draw:circle>
          <draw:circle draw:style-name="gr58" draw:text-style-name="P18" draw:layer="layout" svg:width="0.12cm" svg:height="0.12cm" svg:x="16.14cm" svg:y="12.84cm">
            <text:p/>
          </draw:circle>
          <draw:circle draw:style-name="gr58" draw:text-style-name="P18" draw:layer="layout" svg:width="0.12cm" svg:height="0.12cm" svg:x="15.94cm" svg:y="12.99cm">
            <text:p/>
          </draw:circle>
          <draw:circle draw:style-name="gr58" draw:text-style-name="P18" draw:layer="layout" svg:width="0.12cm" svg:height="0.12cm" svg:x="16.14cm" svg:y="13.14cm">
            <text:p/>
          </draw:circle>
          <draw:circle draw:style-name="gr58" draw:text-style-name="P18" draw:layer="layout" svg:width="0.12cm" svg:height="0.12cm" svg:x="15.94cm" svg:y="13.29cm">
            <text:p/>
          </draw:circle>
          <draw:circle draw:style-name="gr58" draw:text-style-name="P18" draw:layer="layout" svg:width="0.12cm" svg:height="0.12cm" svg:x="16.14cm" svg:y="13.44cm">
            <text:p/>
          </draw:circle>
          <draw:circle draw:style-name="gr58" draw:text-style-name="P18" draw:layer="layout" svg:width="0.12cm" svg:height="0.12cm" svg:x="15.94cm" svg:y="13.59cm">
            <text:p/>
          </draw:circle>
          <draw:circle draw:style-name="gr58" draw:text-style-name="P18" draw:layer="layout" svg:width="0.12cm" svg:height="0.12cm" svg:x="16.14cm" svg:y="13.74cm">
            <text:p/>
          </draw:circle>
          <draw:circle draw:style-name="gr58" draw:text-style-name="P18" draw:layer="layout" svg:width="0.12cm" svg:height="0.12cm" svg:x="15.94cm" svg:y="13.89cm">
            <text:p/>
          </draw:circle>
          <draw:circle draw:style-name="gr58" draw:text-style-name="P18" draw:layer="layout" svg:width="0.12cm" svg:height="0.12cm" svg:x="16.14cm" svg:y="14.04cm">
            <text:p/>
          </draw:circle>
          <draw:polygon draw:style-name="gr24" draw:text-style-name="P2" draw:layer="layout" svg:width="0.599cm" svg:height="4.199cm" svg:x="15.8cm" svg:y="10.2cm" svg:viewBox="0 0 600 4200" draw:points="0,300 200,100 400,0 500,0 600,100 600,4100 500,4200 400,4200 200,4100 0,3900">
            <text:p/>
          </draw:polygon>
        </draw:g>
        <draw:circle draw:style-name="gr59" draw:text-style-name="P19" draw:layer="layout" svg:width="0.1cm" svg:height="0.1cm" svg:x="11.85cm" svg:y="12.85cm">
          <text:p/>
        </draw:circle>
        <draw:line draw:style-name="gr3" draw:text-style-name="P2" draw:layer="layout" svg:x1="11.8cm" svg:y1="12.6cm" svg:x2="12.2cm" svg:y2="12.6cm">
          <text:p/>
        </draw:line>
        <draw:line draw:style-name="gr50" draw:text-style-name="P2" draw:layer="layout" svg:x1="12.3cm" svg:y1="12.9cm" svg:x2="11.8cm" svg:y2="12.9cm">
          <text:p/>
        </draw:line>
        <draw:circle draw:style-name="gr59" draw:text-style-name="P19" draw:layer="layout" svg:width="0.1cm" svg:height="0.1cm" svg:x="12.05cm" svg:y="12.85cm">
          <text:p/>
        </draw:circle>
        <draw:circle draw:style-name="gr60" draw:text-style-name="P20" draw:layer="layout" svg:width="0.1cm" svg:height="0.1cm" svg:x="15.65cm" svg:y="12.45cm">
          <text:p/>
        </draw:circle>
        <draw:frame draw:style-name="gr47" draw:text-style-name="P14" draw:layer="layout" svg:width="0.75cm" svg:height="0.25cm" svg:x="13.1cm" svg:y="11.05cm">
          <draw:text-box>
            <text:p><text:span text:style-name="T3">WA gelb</text:span></text:p>
          </draw:text-box>
        </draw:frame>
        <draw:frame draw:style-name="gr47" draw:text-style-name="P14" draw:layer="layout" svg:width="1cm" svg:height="0.25cm" svg:x="13.1cm" svg:y="10.65cm">
          <draw:text-box>
            <text:p><text:span text:style-name="T3">NS orange</text:span></text:p>
          </draw:text-box>
        </draw:frame>
        <draw:frame draw:style-name="gr47" draw:text-style-name="P14" draw:layer="layout" svg:width="1cm" svg:height="0.25cm" svg:x="13.1cm" svg:y="10.25cm">
          <draw:text-box>
            <text:p><text:span text:style-name="T3">NN1 braun</text:span></text:p>
          </draw:text-box>
        </draw:frame>
        <draw:frame draw:style-name="gr47" draw:text-style-name="P14" draw:layer="layout" svg:width="0.8cm" svg:height="0.25cm" svg:x="13.1cm" svg:y="11.45cm">
          <draw:text-box>
            <text:p><text:span text:style-name="T3">WB grün</text:span></text:p>
          </draw:text-box>
        </draw:frame>
        <draw:frame draw:style-name="gr47" draw:text-style-name="P14" draw:layer="layout" svg:width="0.9cm" svg:height="0.25cm" svg:x="13.1cm" svg:y="11.85cm">
          <draw:text-box>
            <text:p><text:span text:style-name="T3">V+ violett</text:span></text:p>
          </draw:text-box>
        </draw:frame>
        <draw:frame draw:style-name="gr47" draw:text-style-name="P14" draw:layer="layout" svg:width="0.7cm" svg:height="0.25cm" svg:x="13.1cm" svg:y="12.25cm">
          <draw:text-box>
            <text:p><text:span text:style-name="T3">V- blau</text:span></text:p>
          </draw:text-box>
        </draw:frame>
        <draw:frame draw:style-name="gr47" draw:text-style-name="P14" draw:layer="layout" svg:width="0.4cm" svg:height="0.25cm" svg:x="7.1cm" svg:y="13.95cm">
          <draw:text-box>
            <text:p><text:span text:style-name="T3">blau</text:span></text:p>
          </draw:text-box>
        </draw:frame>
        <draw:frame draw:style-name="gr47" draw:text-style-name="P14" draw:layer="layout" svg:width="1.3cm" svg:height="0.25cm" svg:x="7.1cm" svg:y="13.65cm">
          <draw:text-box>
            <text:p><text:span text:style-name="T3">gelb </text:span><text:span text:style-name="T5">→ </text:span><text:span text:style-name="T3">violett</text:span></text:p>
          </draw:text-box>
        </draw:frame>
        <draw:line draw:style-name="gr61" draw:text-style-name="P2" draw:layer="layout" svg:x1="6.8cm" svg:y1="13.9cm" svg:x2="7.7cm" svg:y2="13.9cm">
          <text:p/>
        </draw:line>
        <draw:frame draw:style-name="gr47" draw:text-style-name="P14" draw:layer="layout" svg:width="0.75cm" svg:height="0.25cm" svg:x="13.1cm" svg:y="12.65cm">
          <draw:text-box>
            <text:p><text:span text:style-name="T3">OB weiß</text:span></text:p>
          </draw:text-box>
        </draw:frame>
        <draw:frame draw:style-name="gr47" draw:text-style-name="P14" draw:layer="layout" svg:width="0.998cm" svg:height="0.25cm" svg:x="13.102cm" svg:y="13.05cm">
          <draw:text-box>
            <text:p><text:span text:style-name="T3">OA schwarz</text:span></text:p>
          </draw:text-box>
        </draw:frame>
        <draw:circle draw:style-name="gr49" draw:text-style-name="P15" draw:layer="layout" svg:width="0.1cm" svg:height="0.1cm" svg:x="12.15cm" svg:y="12.55cm">
          <text:p/>
        </draw:circle>
        <draw:frame draw:style-name="gr47" draw:text-style-name="P14" draw:layer="layout" svg:width="0.7cm" svg:height="0.25cm" svg:x="13.1cm" svg:y="13.45cm">
          <draw:text-box>
            <text:p><text:span text:style-name="T3">SN grau</text:span></text:p>
          </draw:text-box>
        </draw:frame>
        <draw:frame draw:style-name="gr47" draw:text-style-name="P14" draw:layer="layout" svg:width="0.7cm" svg:height="0.25cm" svg:x="13.1cm" svg:y="13.85cm">
          <draw:text-box>
            <text:p><text:span text:style-name="T3">SS1 rot</text:span></text:p>
          </draw:text-box>
        </draw:frame>
        <draw:line draw:style-name="gr5" draw:text-style-name="P2" draw:layer="layout" svg:x1="10.5cm" svg:y1="19.8cm" svg:x2="10.9cm" svg:y2="19.8cm">
          <text:p/>
        </draw:line>
        <draw:line draw:style-name="gr7" draw:text-style-name="P2" draw:layer="layout" svg:x1="10.5cm" svg:y1="19.5cm" svg:x2="10.9cm" svg:y2="19.5cm">
          <text:p/>
        </draw:line>
        <draw:line draw:style-name="gr50" draw:text-style-name="P2" draw:layer="layout" svg:x1="10.9cm" svg:y1="19.2cm" svg:x2="10.5cm" svg:y2="19.2cm">
          <text:p/>
        </draw:line>
        <draw:line draw:style-name="gr6" draw:text-style-name="P2" draw:layer="layout" svg:x1="10.9cm" svg:y1="20.1cm" svg:x2="10.5cm" svg:y2="20.1cm">
          <text:p/>
        </draw:line>
        <draw:polyline draw:style-name="gr62" draw:text-style-name="P2" draw:layer="layout" svg:width="14.999cm" svg:height="4.299cm" svg:x="3cm" svg:y="12.3cm" svg:viewBox="0 0 15000 4300" draw:points="13400,0 15000,0 15000,2800 0,2800 0,4300 400,4300">
          <text:p/>
        </draw:polyline>
        <draw:rect draw:style-name="gr63" draw:text-style-name="P5" draw:layer="layout" svg:width="0.4cm" svg:height="0.399cm" svg:x="14.902cm" svg:y="10.301cm">
          <text:p/>
        </draw:rect>
        <draw:frame draw:style-name="gr64" draw:text-style-name="P21" draw:layer="layout" svg:width="0.2cm" svg:height="0.4cm" svg:x="15cm" svg:y="10.3cm">
          <draw:text-box>
            <text:p text:style-name="P1"><text:span text:style-name="T6">1</text:span></text:p>
          </draw:text-box>
        </draw:frame>
        <draw:frame draw:style-name="gr65" draw:text-style-name="P22" draw:layer="layout" svg:width="1.298cm" svg:height="0.5cm" svg:x="15.002cm" svg:y="9.9cm">
          <draw:text-box>
            <text:p><text:span text:style-name="T7">OST</text:span></text:p>
          </draw:text-box>
        </draw:frame>
        <draw:rect draw:style-name="gr63" draw:text-style-name="P5" draw:layer="layout" svg:width="0.4cm" svg:height="0.399cm" svg:x="14.902cm" svg:y="10.702cm">
          <text:p/>
        </draw:rect>
        <draw:frame draw:style-name="gr64" draw:text-style-name="P21" draw:layer="layout" svg:width="0.2cm" svg:height="0.4cm" svg:x="15cm" svg:y="10.701cm">
          <draw:text-box>
            <text:p text:style-name="P1"><text:span text:style-name="T6">3</text:span></text:p>
          </draw:text-box>
        </draw:frame>
        <draw:rect draw:style-name="gr63" draw:text-style-name="P5" draw:layer="layout" svg:width="0.4cm" svg:height="0.399cm" svg:x="14.902cm" svg:y="11.102cm">
          <text:p/>
        </draw:rect>
        <draw:rect draw:style-name="gr63" draw:text-style-name="P5" draw:layer="layout" svg:width="0.4cm" svg:height="0.399cm" svg:x="14.902cm" svg:y="11.503cm">
          <text:p/>
        </draw:rect>
        <draw:rect draw:style-name="gr63" draw:text-style-name="P5" draw:layer="layout" svg:width="0.4cm" svg:height="0.399cm" svg:x="14.902cm" svg:y="11.903cm">
          <text:p/>
        </draw:rect>
        <draw:frame draw:style-name="gr64" draw:text-style-name="P21" draw:layer="layout" svg:width="0.2cm" svg:height="0.4cm" svg:x="15cm" svg:y="11.101cm">
          <draw:text-box>
            <text:p text:style-name="P1"><text:span text:style-name="T6">4</text:span></text:p>
          </draw:text-box>
        </draw:frame>
        <draw:frame draw:style-name="gr64" draw:text-style-name="P21" draw:layer="layout" svg:width="0.2cm" svg:height="0.4cm" svg:x="15cm" svg:y="11.501cm">
          <draw:text-box>
            <text:p text:style-name="P1"><text:span text:style-name="T6">5</text:span></text:p>
          </draw:text-box>
        </draw:frame>
        <draw:frame draw:style-name="gr64" draw:text-style-name="P21" draw:layer="layout" svg:width="0.2cm" svg:height="0.4cm" svg:x="15cm" svg:y="11.901cm">
          <draw:text-box>
            <text:p text:style-name="P1"><text:span text:style-name="T6">7</text:span></text:p>
          </draw:text-box>
        </draw:frame>
        <draw:rect draw:style-name="gr63" draw:text-style-name="P5" draw:layer="layout" svg:width="0.4cm" svg:height="0.399cm" svg:x="14.902cm" svg:y="12.302cm">
          <text:p/>
        </draw:rect>
        <draw:frame draw:style-name="gr64" draw:text-style-name="P21" draw:layer="layout" svg:width="0.2cm" svg:height="0.4cm" svg:x="15cm" svg:y="12.301cm">
          <draw:text-box>
            <text:p text:style-name="P1"><text:span text:style-name="T6">8</text:span></text:p>
          </draw:text-box>
        </draw:frame>
        <draw:rect draw:style-name="gr63" draw:text-style-name="P5" draw:layer="layout" svg:width="0.4cm" svg:height="0.399cm" svg:x="14.902cm" svg:y="12.703cm">
          <text:p/>
        </draw:rect>
        <draw:frame draw:style-name="gr64" draw:text-style-name="P21" draw:layer="layout" svg:width="0.2cm" svg:height="0.4cm" svg:x="15cm" svg:y="12.702cm">
          <draw:text-box>
            <text:p text:style-name="P1"><text:span text:style-name="T6">9</text:span></text:p>
          </draw:text-box>
        </draw:frame>
        <draw:rect draw:style-name="gr63" draw:text-style-name="P5" draw:layer="layout" svg:width="0.4cm" svg:height="0.399cm" svg:x="14.902cm" svg:y="13.103cm">
          <text:p/>
        </draw:rect>
        <draw:rect draw:style-name="gr63" draw:text-style-name="P5" draw:layer="layout" svg:width="0.4cm" svg:height="0.399cm" svg:x="14.902cm" svg:y="13.504cm">
          <text:p/>
        </draw:rect>
        <draw:rect draw:style-name="gr63" draw:text-style-name="P5" draw:layer="layout" svg:width="0.4cm" svg:height="0.399cm" svg:x="14.902cm" svg:y="13.904cm">
          <text:p/>
        </draw:rect>
        <draw:frame draw:style-name="gr64" draw:text-style-name="P21" draw:layer="layout" svg:width="0.3cm" svg:height="0.4cm" svg:x="14.95cm" svg:y="13.1cm">
          <draw:text-box>
            <text:p text:style-name="P1"><text:span text:style-name="T6">10</text:span></text:p>
          </draw:text-box>
        </draw:frame>
        <draw:frame draw:style-name="gr64" draw:text-style-name="P21" draw:layer="layout" svg:width="0.3cm" svg:height="0.4cm" svg:x="14.95cm" svg:y="13.5cm">
          <draw:text-box>
            <text:p text:style-name="P1"><text:span text:style-name="T6">11</text:span></text:p>
          </draw:text-box>
        </draw:frame>
        <draw:frame draw:style-name="gr64" draw:text-style-name="P21" draw:layer="layout" svg:width="0.3cm" svg:height="0.4cm" svg:x="14.95cm" svg:y="13.9cm">
          <draw:text-box>
            <text:p text:style-name="P1"><text:span text:style-name="T6">13</text:span></text:p>
          </draw:text-box>
        </draw:frame>
        <draw:line draw:style-name="gr3" draw:text-style-name="P2" draw:layer="layout" svg:x1="15.3cm" svg:y1="10.5cm" svg:x2="16.2cm" svg:y2="10.5cm">
          <text:p/>
        </draw:line>
        <draw:polyline draw:style-name="gr4" draw:text-style-name="P2" draw:layer="layout" svg:width="0.899cm" svg:height="0.199cm" svg:x="15.3cm" svg:y="10.9cm" svg:viewBox="0 0 900 200" draw:points="0,0 300,0 300,200 900,200">
          <text:p/>
        </draw:polyline>
        <draw:polyline draw:style-name="gr52" draw:text-style-name="P2" draw:layer="layout" svg:width="0.899cm" svg:height="0.099cm" svg:x="15.3cm" svg:y="11.3cm" svg:viewBox="0 0 900 100" draw:points="0,0 300,0 300,100 900,100">
          <text:p/>
        </draw:polyline>
        <draw:line draw:style-name="gr56" draw:text-style-name="P2" draw:layer="layout" svg:x1="15.3cm" svg:y1="11.7cm" svg:x2="16.2cm" svg:y2="11.7cm">
          <text:p/>
        </draw:line>
        <draw:polyline draw:style-name="gr10" draw:text-style-name="P4" draw:layer="layout" svg:width="0.899cm" svg:height="0.199cm" svg:x="15.3cm" svg:y="12.1cm" svg:viewBox="0 0 900 200" draw:points="0,0 200,0 200,200 900,200">
          <text:p/>
        </draw:polyline>
        <draw:line draw:style-name="gr53" draw:text-style-name="P2" draw:layer="layout" svg:x1="15.3cm" svg:y1="12.9cm" svg:x2="16.2cm" svg:y2="12.9cm">
          <text:p/>
        </draw:line>
        <draw:polyline draw:style-name="gr66" draw:text-style-name="P4" draw:layer="layout" svg:width="0.499cm" svg:height="0.599cm" svg:x="15.7cm" svg:y="12cm" svg:viewBox="0 0 500 600" draw:points="500,600 0,600 0,0 486,0">
          <text:p/>
        </draw:polyline>
        <draw:polyline draw:style-name="gr54" draw:text-style-name="P2" draw:layer="layout" svg:width="0.899cm" svg:height="0.099cm" svg:x="15.3cm" svg:y="13.2cm" svg:viewBox="0 0 900 100" draw:points="0,100 300,100 300,0 900,0">
          <text:p/>
        </draw:polyline>
        <draw:polyline draw:style-name="gr55" draw:text-style-name="P2" draw:layer="layout" svg:width="0.899cm" svg:height="0.199cm" svg:x="15.3cm" svg:y="13.5cm" svg:viewBox="0 0 900 200" draw:points="0,200 300,200 300,0 900,0">
          <text:p/>
        </draw:polyline>
        <draw:line draw:style-name="gr50" draw:text-style-name="P2" draw:layer="layout" svg:x1="16.2cm" svg:y1="14.1cm" svg:x2="15.3cm" svg:y2="14.1cm">
          <text:p/>
        </draw:line>
        <draw:rect draw:style-name="gr67" draw:text-style-name="P5" draw:layer="layout" svg:width="2.5cm" svg:height="0.5cm" svg:x="14.4cm" svg:y="14.4cm">
          <text:p/>
        </draw:rect>
        <draw:frame draw:style-name="gr23" draw:text-style-name="P9" draw:layer="layout" svg:width="2.3cm" svg:height="0.3cm" svg:x="14.5cm" svg:y="14.5cm">
          <draw:text-box>
            <text:p><text:span text:style-name="T8">CON_SubD_Screw10</text:span></text:p>
          </draw:text-box>
        </draw:frame>
        <draw:frame draw:style-name="gr23" draw:text-style-name="P9" draw:layer="layout" svg:width="1.8cm" svg:height="0.3cm" draw:transform="rotate (1.5707963267949) translate (17.6cm 14.3cm)">
          <draw:text-box>
            <text:p><text:span text:style-name="T8">10-poliges Kabel</text:span></text:p>
          </draw:text-box>
        </draw:frame>
        <draw:rect draw:style-name="gr67" draw:text-style-name="P5" draw:layer="layout" svg:width="2.3cm" svg:height="0.5cm" svg:x="3.8cm" svg:y="16.6cm">
          <text:p/>
        </draw:rect>
        <draw:frame draw:style-name="gr23" draw:text-style-name="P9" draw:layer="layout" svg:width="1.996cm" svg:height="0.3cm" svg:x="4.004cm" svg:y="16.7cm">
          <draw:text-box>
            <text:p><text:span text:style-name="T8">AC_5V_supply_6pol_DCC</text:span></text:p>
          </draw:text-box>
        </draw:frame>
        <draw:g draw:style-name="gr16">
          <draw:rect draw:style-name="gr68" draw:text-style-name="P6" draw:layer="layout" svg:width="1.4cm" svg:height="2.4cm" svg:x="13.4cm" svg:y="25.401cm">
            <text:p/>
          </draw:rect>
          <draw:rect draw:style-name="gr63" draw:text-style-name="P5" draw:layer="layout" svg:width="1.2cm" svg:height="2.2cm" svg:x="13.5cm" svg:y="25.501cm">
            <text:p/>
          </draw:rect>
          <draw:rect draw:style-name="gr69" draw:text-style-name="P23" draw:layer="layout" svg:width="0.1cm" svg:height="0.8cm" svg:x="14.7cm" svg:y="26.201cm">
            <text:p/>
          </draw:rect>
          <draw:circle draw:style-name="gr58" draw:text-style-name="P24" draw:layer="layout" svg:width="0.2cm" svg:height="0.2cm" svg:x="14.2cm" svg:y="26.501cm">
            <text:p/>
          </draw:circle>
          <draw:circle draw:style-name="gr70" draw:text-style-name="P25" draw:layer="layout" svg:width="0.2cm" svg:height="0.2cm" svg:x="14.2cm" svg:y="26.501cm">
            <text:p/>
          </draw:circle>
          <draw:circle draw:style-name="gr70" draw:text-style-name="P25" draw:layer="layout" svg:width="0.2cm" svg:height="0.2cm" svg:x="13.8cm" svg:y="26.501cm">
            <text:p/>
          </draw:circle>
          <draw:circle draw:style-name="gr58" draw:text-style-name="P24" draw:layer="layout" svg:width="0.2cm" svg:height="0.2cm" svg:x="14.2cm" svg:y="26.101cm">
            <text:p/>
          </draw:circle>
          <draw:circle draw:style-name="gr58" draw:text-style-name="P24" draw:layer="layout" svg:width="0.2cm" svg:height="0.2cm" svg:x="13.8cm" svg:y="26.101cm">
            <text:p/>
          </draw:circle>
          <draw:circle draw:style-name="gr58" draw:text-style-name="P24" draw:layer="layout" svg:width="0.2cm" svg:height="0.2cm" svg:x="14.2cm" svg:y="26.901cm">
            <text:p/>
          </draw:circle>
          <draw:circle draw:style-name="gr58" draw:text-style-name="P24" draw:layer="layout" svg:width="0.2cm" svg:height="0.2cm" svg:x="13.8cm" svg:y="26.901cm">
            <text:p/>
          </draw:circle>
          <draw:frame draw:style-name="gr71" draw:text-style-name="P26" draw:layer="layout" svg:width="0.294cm" svg:height="0.519cm" svg:x="14.4cm" svg:y="27.182cm">
            <draw:text-box>
              <text:p><text:span text:style-name="T9">1</text:span></text:p>
            </draw:text-box>
          </draw:frame>
          <draw:frame draw:style-name="gr72" draw:text-style-name="P27" draw:layer="layout" svg:width="0.3cm" svg:height="0.34cm" svg:x="13.5cm" svg:y="26.831cm">
            <draw:text-box>
              <text:p><text:span text:style-name="T10">5V</text:span></text:p>
            </draw:text-box>
          </draw:frame>
          <draw:frame draw:style-name="gr72" draw:text-style-name="P27" draw:layer="layout" svg:width="0.3cm" svg:height="0.34cm" svg:x="14.4cm" svg:y="26.831cm">
            <draw:text-box>
              <text:p><text:span text:style-name="T10">5V</text:span></text:p>
            </draw:text-box>
          </draw:frame>
          <draw:frame draw:style-name="gr72" draw:text-style-name="P27" draw:layer="layout" svg:width="0.3cm" svg:height="0.34cm" svg:x="13.5cm" svg:y="26.431cm">
            <draw:text-box>
              <text:p><text:span text:style-name="T10">V-</text:span></text:p>
            </draw:text-box>
          </draw:frame>
          <draw:frame draw:style-name="gr72" draw:text-style-name="P27" draw:layer="layout" svg:width="0.3cm" svg:height="0.34cm" svg:x="13.5cm" svg:y="26.031cm">
            <draw:text-box>
              <text:p><text:span text:style-name="T10">V+</text:span></text:p>
            </draw:text-box>
          </draw:frame>
          <draw:frame draw:style-name="gr72" draw:text-style-name="P27" draw:layer="layout" svg:width="0.3cm" svg:height="0.34cm" svg:x="14.4cm" svg:y="26.431cm">
            <draw:text-box>
              <text:p><text:span text:style-name="T10">0V</text:span></text:p>
            </draw:text-box>
          </draw:frame>
          <draw:frame draw:style-name="gr72" draw:text-style-name="P27" draw:layer="layout" svg:width="0.3cm" svg:height="0.34cm" svg:x="14.4cm" svg:y="26.031cm">
            <draw:text-box>
              <text:p><text:span text:style-name="T10">V+</text:span></text:p>
            </draw:text-box>
          </draw:frame>
          <draw:frame draw:style-name="gr71" draw:text-style-name="P26" draw:layer="layout" svg:width="0.294cm" svg:height="0.519cm" svg:x="13.5cm" svg:y="27.183cm">
            <draw:text-box>
              <text:p><text:span text:style-name="T9">2</text:span></text:p>
            </draw:text-box>
          </draw:frame>
        </draw:g>
        <draw:rect draw:style-name="gr68" draw:text-style-name="P6" draw:layer="layout" svg:width="1.4cm" svg:height="3.2cm" draw:transform="rotate (-1.5707963267949) translate (16.9cm 23.601cm)">
          <text:p/>
        </draw:rect>
        <draw:rect draw:style-name="gr63" draw:text-style-name="P5" draw:layer="layout" svg:width="1.2cm" svg:height="3cm" draw:transform="rotate (-1.5707963267949) translate (16.8cm 23.701cm)">
          <text:p/>
        </draw:rect>
        <draw:rect draw:style-name="gr69" draw:text-style-name="P23" draw:layer="layout" svg:width="0.1cm" svg:height="0.8cm" draw:transform="rotate (-1.5707963267949) translate (15.7cm 24.901cm)">
          <text:p/>
        </draw:rect>
        <draw:circle draw:style-name="gr73" draw:text-style-name="P28" draw:layer="layout" svg:width="0.2cm" svg:height="0.2cm" draw:transform="rotate (-1.5707963267949) translate (15cm 24.001cm)">
          <text:p/>
        </draw:circle>
        <draw:circle draw:style-name="gr70" draw:text-style-name="P25" draw:layer="layout" svg:width="0.2cm" svg:height="0.2cm" draw:transform="rotate (-1.5707963267949) translate (15.4cm 24.401cm)">
          <text:p/>
        </draw:circle>
        <draw:circle draw:style-name="gr74" draw:text-style-name="P29" draw:layer="layout" svg:width="0.2cm" svg:height="0.2cm" draw:transform="rotate (-1.5707963267949) translate (15.4cm 24.001cm)">
          <text:p/>
        </draw:circle>
        <draw:circle draw:style-name="gr58" draw:text-style-name="P24" draw:layer="layout" svg:width="0.2cm" svg:height="0.2cm" draw:transform="rotate (-1.5707963267949) translate (14.6cm 24.401cm)">
          <text:p/>
        </draw:circle>
        <draw:circle draw:style-name="gr58" draw:text-style-name="P24" draw:layer="layout" svg:width="0.2cm" svg:height="0.2cm" draw:transform="rotate (-1.5707963267949) translate (14.6cm 24.001cm)">
          <text:p/>
        </draw:circle>
        <draw:circle draw:style-name="gr58" draw:text-style-name="P24" draw:layer="layout" svg:width="0.2cm" svg:height="0.2cm" draw:transform="rotate (-1.5707963267949) translate (15.801cm 24.402cm)">
          <text:p/>
        </draw:circle>
        <draw:circle draw:style-name="gr58" draw:text-style-name="P24" draw:layer="layout" svg:width="0.2cm" svg:height="0.2cm" draw:transform="rotate (-1.5707963267949) translate (15.801cm 24.402cm)">
          <text:p/>
        </draw:circle>
        <draw:circle draw:style-name="gr58" draw:text-style-name="P24" draw:layer="layout" svg:width="0.2cm" svg:height="0.2cm" draw:transform="rotate (-1.5707963267949) translate (15.801cm 24.002cm)">
          <text:p/>
        </draw:circle>
        <draw:circle draw:style-name="gr73" draw:text-style-name="P28" draw:layer="layout" svg:width="0.2cm" svg:height="0.2cm" draw:transform="rotate (-1.5707963267949) translate (16.201cm 24.002cm)">
          <text:p/>
        </draw:circle>
        <draw:frame draw:style-name="gr71" draw:text-style-name="P26" draw:layer="layout" svg:width="0.294cm" svg:height="0.519cm" svg:x="13.806cm" svg:y="24.401cm">
          <draw:text-box>
            <text:p><text:span text:style-name="T9">1</text:span></text:p>
          </draw:text-box>
        </draw:frame>
        <draw:frame draw:style-name="gr71" draw:text-style-name="P26" draw:layer="layout" svg:width="0.294cm" svg:height="0.519cm" svg:x="13.806cm" svg:y="23.702cm">
          <draw:text-box>
            <text:p><text:span text:style-name="T9">2</text:span></text:p>
          </draw:text-box>
        </draw:frame>
        <draw:frame draw:style-name="gr72" draw:text-style-name="P27" draw:layer="layout" svg:width="0.4cm" svg:height="0.34cm" svg:x="14.3cm" svg:y="23.681cm">
          <draw:text-box>
            <text:p><text:span text:style-name="T10">WSB</text:span></text:p>
          </draw:text-box>
        </draw:frame>
        <draw:frame draw:style-name="gr72" draw:text-style-name="P27" draw:layer="layout" svg:width="0.4cm" svg:height="0.34cm" svg:x="14.3cm" svg:y="24.581cm">
          <draw:text-box>
            <text:p><text:span text:style-name="T10">WSA</text:span></text:p>
          </draw:text-box>
        </draw:frame>
        <draw:frame draw:style-name="gr72" draw:text-style-name="P27" draw:layer="layout" svg:width="0.3cm" svg:height="0.34cm" svg:x="15.15cm" svg:y="24.58cm">
          <draw:text-box>
            <text:p><text:span text:style-name="T10">0V</text:span></text:p>
          </draw:text-box>
        </draw:frame>
        <draw:frame draw:style-name="gr72" draw:text-style-name="P27" draw:layer="layout" svg:width="0.4cm" svg:height="0.34cm" svg:x="15.5cm" svg:y="24.581cm">
          <draw:text-box>
            <text:p><text:span text:style-name="T10">WRA</text:span></text:p>
          </draw:text-box>
        </draw:frame>
        <draw:frame draw:style-name="gr72" draw:text-style-name="P27" draw:layer="layout" svg:width="0.4cm" svg:height="0.34cm" svg:x="15.1cm" svg:y="23.681cm">
          <draw:text-box>
            <text:p><text:span text:style-name="T10">V_I2C</text:span></text:p>
          </draw:text-box>
        </draw:frame>
        <draw:frame draw:style-name="gr72" draw:text-style-name="P27" draw:layer="layout" svg:width="0.4cm" svg:height="0.34cm" svg:x="15.5cm" svg:y="23.681cm">
          <draw:text-box>
            <text:p><text:span text:style-name="T10">WRB</text:span></text:p>
          </draw:text-box>
        </draw:frame>
        <draw:frame draw:style-name="gr72" draw:text-style-name="P27" draw:layer="layout" svg:width="0.3cm" svg:height="0.34cm" svg:x="14.75cm" svg:y="23.681cm">
          <draw:text-box>
            <text:p><text:span text:style-name="T10">NC</text:span></text:p>
          </draw:text-box>
        </draw:frame>
        <draw:frame draw:style-name="gr72" draw:text-style-name="P27" draw:layer="layout" svg:width="0.3cm" svg:height="0.34cm" svg:x="15.95cm" svg:y="23.681cm">
          <draw:text-box>
            <text:p><text:span text:style-name="T10">NC</text:span></text:p>
          </draw:text-box>
        </draw:frame>
        <draw:rect draw:style-name="gr68" draw:text-style-name="P6" draw:layer="layout" svg:width="1.4cm" svg:height="2.4cm" draw:transform="rotate (-1.5707963267949) translate (13.7cm 23.601cm)">
          <text:p/>
        </draw:rect>
        <draw:rect draw:style-name="gr63" draw:text-style-name="P5" draw:layer="layout" svg:width="1.2cm" svg:height="2.2cm" draw:transform="rotate (-1.5707963267949) translate (13.6cm 23.701cm)">
          <text:p/>
        </draw:rect>
        <draw:rect draw:style-name="gr69" draw:text-style-name="P23" draw:layer="layout" svg:width="0.1cm" svg:height="0.8cm" draw:transform="rotate (-1.5707963267949) translate (12.9cm 24.901cm)">
          <text:p/>
        </draw:rect>
        <draw:circle draw:style-name="gr58" draw:text-style-name="P24" draw:layer="layout" svg:width="0.2cm" svg:height="0.2cm" draw:transform="rotate (-1.5707963267949) translate (12.6cm 24.401cm)">
          <text:p/>
        </draw:circle>
        <draw:circle draw:style-name="gr58" draw:text-style-name="P24" draw:layer="layout" svg:width="0.2cm" svg:height="0.2cm" draw:transform="rotate (-1.5707963267949) translate (12.6cm 24.401cm)">
          <text:p/>
        </draw:circle>
        <draw:circle draw:style-name="gr58" draw:text-style-name="P24" draw:layer="layout" svg:width="0.2cm" svg:height="0.2cm" draw:transform="rotate (-1.5707963267949) translate (13cm 24.401cm)">
          <text:p/>
        </draw:circle>
        <draw:circle draw:style-name="gr58" draw:text-style-name="P24" draw:layer="layout" svg:width="0.2cm" svg:height="0.2cm" draw:transform="rotate (-1.5707963267949) translate (12.2cm 24.401cm)">
          <text:p/>
        </draw:circle>
        <draw:frame draw:style-name="gr71" draw:text-style-name="P26" draw:layer="layout" svg:width="0.294cm" svg:height="0.519cm" svg:x="11.406cm" svg:y="24.401cm">
          <draw:text-box>
            <text:p><text:span text:style-name="T9">1</text:span></text:p>
          </draw:text-box>
        </draw:frame>
        <draw:frame draw:style-name="gr72" draw:text-style-name="P27" draw:layer="layout" svg:width="0.4cm" svg:height="0.34cm" svg:x="12.7cm" svg:y="24.581cm">
          <draw:text-box>
            <text:p><text:span text:style-name="T10">WB</text:span></text:p>
          </draw:text-box>
        </draw:frame>
        <draw:frame draw:style-name="gr72" draw:text-style-name="P27" draw:layer="layout" svg:width="0.3cm" svg:height="0.34cm" svg:x="12.35cm" svg:y="24.581cm">
          <draw:text-box>
            <text:p><text:span text:style-name="T10">V-</text:span></text:p>
          </draw:text-box>
        </draw:frame>
        <draw:frame draw:style-name="gr72" draw:text-style-name="P27" draw:layer="layout" svg:width="0.35cm" svg:height="0.34cm" svg:x="11.9cm" svg:y="24.581cm">
          <draw:text-box>
            <text:p><text:span text:style-name="T10">WA</text:span></text:p>
          </draw:text-box>
        </draw:frame>
        <draw:frame draw:style-name="gr71" draw:text-style-name="P26" draw:layer="layout" svg:width="0.294cm" svg:height="0.519cm" svg:x="11.406cm" svg:y="23.702cm">
          <draw:text-box>
            <text:p><text:span text:style-name="T9">2</text:span></text:p>
          </draw:text-box>
        </draw:frame>
        <draw:polyline draw:style-name="gr75" draw:text-style-name="P2" draw:layer="layout" svg:width="4.899cm" svg:height="0.099cm" svg:x="10.9cm" svg:y="26.6cm" svg:viewBox="0 0 4900 100" draw:points="4900,100 3100,100 3000,0 2900,100 0,100">
          <text:p/>
        </draw:polyline>
        <draw:polyline draw:style-name="gr76" draw:text-style-name="P2" draw:layer="layout" svg:width="4.899cm" svg:height="0.199cm" svg:x="10.9cm" svg:y="26.201cm" svg:viewBox="0 0 4900 200" draw:points="4900,200 3500,200 3400,0 3300,200 0,199">
          <text:p/>
        </draw:polyline>
        <draw:polyline draw:style-name="gr77" draw:text-style-name="P2" draw:layer="layout" svg:width="4.899cm" svg:height="0.099cm" svg:x="10.9cm" svg:y="26.201cm" svg:viewBox="0 0 4900 100" draw:points="4900,100 3100,100 3000,0 2900,100 0,99">
          <text:p/>
        </draw:polyline>
        <draw:frame draw:style-name="gr78" draw:text-style-name="P30" draw:layer="layout" svg:width="0.5cm" svg:height="0.5cm" svg:x="16.1cm" svg:y="26.051cm">
          <draw:text-box>
            <text:p text:style-name="P1"><text:span text:style-name="T11">V+</text:span></text:p>
          </draw:text-box>
        </draw:frame>
        <draw:frame draw:style-name="gr78" draw:text-style-name="P30" draw:layer="layout" svg:width="1cm" svg:height="0.5cm" svg:x="16.1cm" svg:y="26.501cm">
          <draw:text-box>
            <text:p text:style-name="P1"><text:span text:style-name="T11">V-/0V</text:span></text:p>
          </draw:text-box>
        </draw:frame>
        <draw:frame draw:style-name="gr78" draw:text-style-name="P30" draw:layer="layout" svg:width="0.5cm" svg:height="0.5cm" svg:x="16.1cm" svg:y="26.951cm">
          <draw:text-box>
            <text:p text:style-name="P1"><text:span text:style-name="T11">5V</text:span></text:p>
          </draw:text-box>
        </draw:frame>
        <draw:line draw:style-name="gr5" draw:text-style-name="P2" draw:layer="layout" svg:x1="14.096cm" svg:y1="19.806cm" svg:x2="14.8cm" svg:y2="19.801cm">
          <text:p/>
        </draw:line>
        <draw:line draw:style-name="gr6" draw:text-style-name="P2" draw:layer="layout" svg:x1="14.8cm" svg:y1="20.101cm" svg:x2="14.096cm" svg:y2="20.106cm">
          <text:p/>
        </draw:line>
        <draw:line draw:style-name="gr7" draw:text-style-name="P2" draw:layer="layout" svg:x1="14.093cm" svg:y1="19.504cm" svg:x2="14.8cm" svg:y2="19.501cm">
          <text:p/>
        </draw:line>
        <draw:line draw:style-name="gr50" draw:text-style-name="P2" draw:layer="layout" svg:x1="14.8cm" svg:y1="19.2cm" svg:x2="14.1cm" svg:y2="19.2cm">
          <text:p/>
        </draw:line>
        <draw:polyline draw:style-name="gr79" draw:text-style-name="P2" draw:layer="layout" svg:width="0.199cm" svg:height="2.699cm" svg:x="11.9cm" svg:y="21.801cm" svg:viewBox="0 0 200 2700" draw:points="0,0 0,2500 200,2700">
          <text:p/>
        </draw:polyline>
        <draw:polyline draw:style-name="gr80" draw:text-style-name="P2" draw:layer="layout" svg:width="0.399cm" svg:height="2.699cm" svg:x="12.1cm" svg:y="21.801cm" svg:viewBox="0 0 400 2700" draw:points="0,0 0,1500 200,1500 200,2500 400,2700">
          <text:p/>
        </draw:polyline>
        <draw:polyline draw:style-name="gr76" draw:text-style-name="P2" draw:layer="layout" svg:width="0.599cm" svg:height="2.699cm" svg:x="12.3cm" svg:y="21.801cm" svg:viewBox="0 0 600 2700" draw:points="0,0 0,1300 400,1300 400,2500 600,2700">
          <text:p/>
        </draw:polyline>
        <draw:line draw:style-name="gr5" draw:text-style-name="P2" draw:layer="layout" svg:x1="10.9cm" svg:y1="19.8cm" svg:x2="11.6cm" svg:y2="19.8cm">
          <text:p/>
        </draw:line>
        <draw:line draw:style-name="gr6" draw:text-style-name="P2" draw:layer="layout" svg:x1="11.6cm" svg:y1="20.1cm" svg:x2="10.9cm" svg:y2="20.1cm">
          <text:p/>
        </draw:line>
        <draw:line draw:style-name="gr54" draw:text-style-name="P2" draw:layer="layout" svg:x1="11.795cm" svg:y1="20.202cm" svg:x2="11.795cm" svg:y2="20.401cm">
          <text:p/>
        </draw:line>
        <draw:line draw:style-name="gr54" draw:text-style-name="P2" draw:layer="layout" svg:x1="12.1cm" svg:y1="20.197cm" svg:x2="12.1cm" svg:y2="20.396cm">
          <text:p/>
        </draw:line>
        <draw:line draw:style-name="gr54" draw:text-style-name="P2" draw:layer="layout" svg:x1="12.395cm" svg:y1="20.202cm" svg:x2="12.395cm" svg:y2="20.401cm">
          <text:p/>
        </draw:line>
        <draw:line draw:style-name="gr54" draw:text-style-name="P2" draw:layer="layout" svg:x1="12.695cm" svg:y1="20.202cm" svg:x2="12.695cm" svg:y2="20.401cm">
          <text:p/>
        </draw:line>
        <draw:frame draw:style-name="gr81" draw:text-style-name="P31" draw:layer="layout" svg:width="1.9cm" svg:height="0.348cm" svg:x="11.9cm" svg:y="19.156cm">
          <draw:text-box>
            <text:p><text:span text:style-name="T12">PCF8574-Board</text:span></text:p>
          </draw:text-box>
        </draw:frame>
        <draw:frame draw:style-name="gr82" draw:text-style-name="P14" draw:layer="layout" svg:width="0.24cm" svg:height="0.269cm" svg:x="11.98cm" svg:y="19.898cm">
          <draw:text-box>
            <text:p><text:span text:style-name="T3">P6</text:span></text:p>
          </draw:text-box>
        </draw:frame>
        <draw:line draw:style-name="gr54" draw:text-style-name="P2" draw:layer="layout" svg:x1="12.995cm" svg:y1="20.202cm" svg:x2="12.995cm" svg:y2="20.401cm">
          <text:p/>
        </draw:line>
        <draw:line draw:style-name="gr54" draw:text-style-name="P2" draw:layer="layout" svg:x1="13.295cm" svg:y1="20.202cm" svg:x2="13.295cm" svg:y2="20.401cm">
          <text:p/>
        </draw:line>
        <draw:line draw:style-name="gr54" draw:text-style-name="P2" draw:layer="layout" svg:x1="13.595cm" svg:y1="20.202cm" svg:x2="13.595cm" svg:y2="20.401cm">
          <text:p/>
        </draw:line>
        <draw:line draw:style-name="gr54" draw:text-style-name="P2" draw:layer="layout" svg:x1="13.895cm" svg:y1="20.202cm" svg:x2="13.895cm" svg:y2="20.401cm">
          <text:p/>
        </draw:line>
        <draw:frame draw:style-name="gr83" draw:text-style-name="P31" draw:layer="layout" svg:width="1.5cm" svg:height="0.349cm" svg:x="12.1cm" svg:y="19.549cm">
          <draw:text-box>
            <text:p><text:span text:style-name="T12">OUT: 0x40</text:span></text:p>
          </draw:text-box>
        </draw:frame>
        <draw:polyline draw:style-name="gr24" draw:text-style-name="P2" draw:layer="layout" svg:width="2.099cm" svg:height="0.397cm" svg:x="11.8cm" svg:y="19.101cm" svg:viewBox="0 0 2100 398" draw:points="2100,0 2100,398 0,398 0,0">
          <text:p/>
        </draw:polyline>
        <draw:line draw:style-name="gr5" draw:text-style-name="P2" draw:layer="layout" svg:x1="17.295cm" svg:y1="19.806cm" svg:x2="17.995cm" svg:y2="19.806cm">
          <text:p/>
        </draw:line>
        <draw:line draw:style-name="gr6" draw:text-style-name="P2" draw:layer="layout" svg:x1="17.995cm" svg:y1="20.106cm" svg:x2="17.295cm" svg:y2="20.106cm">
          <text:p/>
        </draw:line>
        <draw:line draw:style-name="gr7" draw:text-style-name="P2" draw:layer="layout" svg:x1="17.292cm" svg:y1="19.504cm" svg:x2="17.995cm" svg:y2="19.506cm">
          <text:p/>
        </draw:line>
        <draw:line draw:style-name="gr50" draw:text-style-name="P2" draw:layer="layout" svg:x1="17.995cm" svg:y1="19.206cm" svg:x2="17.295cm" svg:y2="19.206cm">
          <text:p/>
        </draw:line>
        <draw:frame draw:style-name="gr84" draw:text-style-name="P32" draw:layer="layout" svg:width="0.4cm" svg:height="0.3cm" svg:x="14.195cm" svg:y="18.946cm">
          <draw:text-box>
            <text:p><text:span text:style-name="T13">+5V</text:span></text:p>
          </draw:text-box>
        </draw:frame>
        <draw:frame draw:style-name="gr84" draw:text-style-name="P33" draw:layer="layout" svg:width="0.5cm" svg:height="0.26cm" svg:x="17.395cm" svg:y="19.856cm">
          <draw:text-box>
            <text:p><text:span text:style-name="T14">SCL</text:span></text:p>
          </draw:text-box>
        </draw:frame>
        <draw:frame draw:style-name="gr84" draw:text-style-name="P34" draw:layer="layout" svg:width="0.5cm" svg:height="0.24cm" svg:x="17.395cm" svg:y="19.576cm">
          <draw:text-box>
            <text:p><text:span text:style-name="T15">SDA</text:span></text:p>
          </draw:text-box>
        </draw:frame>
        <draw:frame draw:style-name="gr84" draw:text-style-name="P32" draw:layer="layout" svg:width="0.4cm" svg:height="0.3cm" svg:x="17.395cm" svg:y="18.946cm">
          <draw:text-box>
            <text:p><text:span text:style-name="T13">+5V</text:span></text:p>
          </draw:text-box>
        </draw:frame>
        <draw:rect draw:style-name="gr85" draw:text-style-name="P8" draw:layer="layout" svg:width="2.5cm" svg:height="1.096cm" svg:x="11.6cm" svg:y="19.106cm">
          <text:p/>
        </draw:rect>
        <draw:frame draw:style-name="gr84" draw:text-style-name="P33" draw:layer="layout" svg:width="0.5cm" svg:height="0.28cm" svg:x="11.002cm" svg:y="19.866cm">
          <draw:text-box>
            <text:p><text:span text:style-name="T14">SCL</text:span></text:p>
          </draw:text-box>
        </draw:frame>
        <draw:frame draw:style-name="gr84" draw:text-style-name="P34" draw:layer="layout" svg:width="0.5cm" svg:height="0.28cm" svg:x="11.002cm" svg:y="19.563cm">
          <draw:text-box>
            <text:p><text:span text:style-name="T15">SDA</text:span></text:p>
          </draw:text-box>
        </draw:frame>
        <draw:line draw:style-name="gr7" draw:text-style-name="P2" draw:layer="layout" svg:x1="10.9cm" svg:y1="19.5cm" svg:x2="11.6cm" svg:y2="19.5cm">
          <text:p/>
        </draw:line>
        <draw:line draw:style-name="gr50" draw:text-style-name="P2" draw:layer="layout" svg:x1="11.6cm" svg:y1="19.2cm" svg:x2="10.9cm" svg:y2="19.2cm">
          <text:p/>
        </draw:line>
        <draw:frame draw:style-name="gr84" draw:text-style-name="P35" draw:layer="layout" svg:width="0.305cm" svg:height="0.3cm" svg:x="10.995cm" svg:y="19.246cm">
          <draw:text-box>
            <text:p><text:span text:style-name="T16">0V</text:span></text:p>
          </draw:text-box>
        </draw:frame>
        <draw:frame draw:style-name="gr84" draw:text-style-name="P32" draw:layer="layout" svg:width="0.4cm" svg:height="0.3cm" svg:x="10.995cm" svg:y="18.946cm">
          <draw:text-box>
            <text:p><text:span text:style-name="T13">+5V</text:span></text:p>
          </draw:text-box>
        </draw:frame>
        <draw:frame draw:style-name="gr84" draw:text-style-name="P34" draw:layer="layout" svg:width="0.5cm" svg:height="0.28cm" svg:x="14.202cm" svg:y="19.563cm">
          <draw:text-box>
            <text:p><text:span text:style-name="T15">SDA</text:span></text:p>
          </draw:text-box>
        </draw:frame>
        <draw:frame draw:style-name="gr84" draw:text-style-name="P33" draw:layer="layout" svg:width="0.5cm" svg:height="0.28cm" svg:x="14.202cm" svg:y="19.866cm">
          <draw:text-box>
            <text:p><text:span text:style-name="T14">SCL</text:span></text:p>
          </draw:text-box>
        </draw:frame>
        <draw:polyline draw:style-name="gr86" draw:text-style-name="P2" draw:layer="layout" svg:width="0.899cm" svg:height="3.699cm" svg:x="13.6cm" svg:y="20.401cm" svg:viewBox="0 0 900 3700" draw:points="0,0 0,800 900,800 900,3700">
          <text:p/>
        </draw:polyline>
        <draw:polyline draw:style-name="gr86" draw:text-style-name="P2" draw:layer="layout" svg:width="1.599cm" svg:height="4.099cm" svg:x="15.5cm" svg:y="20.401cm" svg:viewBox="0 0 1600 4100" draw:points="1600,0 1600,800 0,800 0,3900 200,4100">
          <text:p/>
        </draw:polyline>
        <draw:polyline draw:style-name="gr86" draw:text-style-name="P2" draw:layer="layout" svg:width="0.599cm" svg:height="4.099cm" svg:x="13.9cm" svg:y="20.401cm" svg:viewBox="0 0 600 4100" draw:points="0,0 0,600 400,600 400,3900 600,4100">
          <text:p/>
        </draw:polyline>
        <draw:polyline draw:style-name="gr86" draw:text-style-name="P2" draw:layer="layout" svg:width="1.099cm" svg:height="3.699cm" svg:x="15.7cm" svg:y="20.401cm" svg:viewBox="0 0 1100 3700" draw:points="1100,0 1100,600 0,600 0,3700">
          <text:p/>
        </draw:polyline>
        <draw:frame draw:style-name="gr72" draw:text-style-name="P27" draw:layer="layout" svg:width="0.5cm" svg:height="0.3cm" draw:transform="rotate (1.5707963267949) translate (13.62cm 20.901cm)">
          <draw:text-box>
            <text:p><text:span text:style-name="T10">WSA</text:span></text:p>
          </draw:text-box>
        </draw:frame>
        <draw:frame draw:style-name="gr82" draw:text-style-name="P14" draw:layer="layout" svg:width="0.24cm" svg:height="0.269cm" svg:x="11.68cm" svg:y="19.898cm">
          <draw:text-box>
            <text:p><text:span text:style-name="T3">P7</text:span></text:p>
          </draw:text-box>
        </draw:frame>
        <draw:frame draw:style-name="gr82" draw:text-style-name="P14" draw:layer="layout" svg:width="0.24cm" svg:height="0.269cm" svg:x="12.28cm" svg:y="19.898cm">
          <draw:text-box>
            <text:p><text:span text:style-name="T3">P5</text:span></text:p>
          </draw:text-box>
        </draw:frame>
        <draw:frame draw:style-name="gr82" draw:text-style-name="P14" draw:layer="layout" svg:width="0.24cm" svg:height="0.269cm" svg:x="12.58cm" svg:y="19.898cm">
          <draw:text-box>
            <text:p><text:span text:style-name="T3">P4</text:span></text:p>
          </draw:text-box>
        </draw:frame>
        <draw:frame draw:style-name="gr82" draw:text-style-name="P14" draw:layer="layout" svg:width="0.24cm" svg:height="0.269cm" svg:x="12.88cm" svg:y="19.898cm">
          <draw:text-box>
            <text:p><text:span text:style-name="T3">P3</text:span></text:p>
          </draw:text-box>
        </draw:frame>
        <draw:frame draw:style-name="gr82" draw:text-style-name="P14" draw:layer="layout" svg:width="0.24cm" svg:height="0.269cm" svg:x="13.18cm" svg:y="19.898cm">
          <draw:text-box>
            <text:p><text:span text:style-name="T3">P2</text:span></text:p>
          </draw:text-box>
        </draw:frame>
        <draw:frame draw:style-name="gr82" draw:text-style-name="P14" draw:layer="layout" svg:width="0.24cm" svg:height="0.269cm" svg:x="13.48cm" svg:y="19.898cm">
          <draw:text-box>
            <text:p><text:span text:style-name="T3">P1</text:span></text:p>
          </draw:text-box>
        </draw:frame>
        <draw:frame draw:style-name="gr82" draw:text-style-name="P14" draw:layer="layout" svg:width="0.24cm" svg:height="0.269cm" svg:x="13.78cm" svg:y="19.898cm">
          <draw:text-box>
            <text:p><text:span text:style-name="T3">P0</text:span></text:p>
          </draw:text-box>
        </draw:frame>
        <draw:frame draw:style-name="gr72" draw:text-style-name="P27" draw:layer="layout" svg:width="0.5cm" svg:height="0.3cm" draw:transform="rotate (1.5707963267949) translate (13.32cm 20.901cm)">
          <draw:text-box>
            <text:p><text:span text:style-name="T10">WSB</text:span></text:p>
          </draw:text-box>
        </draw:frame>
        <draw:line draw:style-name="gr54" draw:text-style-name="P2" draw:layer="layout" svg:x1="14.995cm" svg:y1="20.202cm" svg:x2="14.995cm" svg:y2="20.401cm">
          <text:p/>
        </draw:line>
        <draw:line draw:style-name="gr54" draw:text-style-name="P2" draw:layer="layout" svg:x1="15.3cm" svg:y1="20.197cm" svg:x2="15.3cm" svg:y2="20.396cm">
          <text:p/>
        </draw:line>
        <draw:line draw:style-name="gr54" draw:text-style-name="P2" draw:layer="layout" svg:x1="15.595cm" svg:y1="20.202cm" svg:x2="15.595cm" svg:y2="20.401cm">
          <text:p/>
        </draw:line>
        <draw:line draw:style-name="gr54" draw:text-style-name="P2" draw:layer="layout" svg:x1="15.895cm" svg:y1="20.202cm" svg:x2="15.895cm" svg:y2="20.401cm">
          <text:p/>
        </draw:line>
        <draw:frame draw:style-name="gr81" draw:text-style-name="P31" draw:layer="layout" svg:width="1.9cm" svg:height="0.348cm" svg:x="15.1cm" svg:y="19.156cm">
          <draw:text-box>
            <text:p><text:span text:style-name="T12">PCF8574-Board</text:span></text:p>
          </draw:text-box>
        </draw:frame>
        <draw:frame draw:style-name="gr82" draw:text-style-name="P14" draw:layer="layout" svg:width="0.24cm" svg:height="0.269cm" svg:x="15.18cm" svg:y="19.898cm">
          <draw:text-box>
            <text:p><text:span text:style-name="T3">P6</text:span></text:p>
          </draw:text-box>
        </draw:frame>
        <draw:line draw:style-name="gr54" draw:text-style-name="P2" draw:layer="layout" svg:x1="16.195cm" svg:y1="20.202cm" svg:x2="16.195cm" svg:y2="20.401cm">
          <text:p/>
        </draw:line>
        <draw:line draw:style-name="gr54" draw:text-style-name="P2" draw:layer="layout" svg:x1="16.495cm" svg:y1="20.202cm" svg:x2="16.495cm" svg:y2="20.401cm">
          <text:p/>
        </draw:line>
        <draw:line draw:style-name="gr54" draw:text-style-name="P2" draw:layer="layout" svg:x1="16.795cm" svg:y1="20.202cm" svg:x2="16.795cm" svg:y2="20.401cm">
          <text:p/>
        </draw:line>
        <draw:line draw:style-name="gr54" draw:text-style-name="P2" draw:layer="layout" svg:x1="17.095cm" svg:y1="20.202cm" svg:x2="17.095cm" svg:y2="20.401cm">
          <text:p/>
        </draw:line>
        <draw:frame draw:style-name="gr83" draw:text-style-name="P31" draw:layer="layout" svg:width="1.3cm" svg:height="0.349cm" svg:x="15.4cm" svg:y="19.549cm">
          <draw:text-box>
            <text:p><text:span text:style-name="T12">IN: 0x41</text:span></text:p>
          </draw:text-box>
        </draw:frame>
        <draw:polyline draw:style-name="gr24" draw:text-style-name="P2" draw:layer="layout" svg:width="2.099cm" svg:height="0.397cm" svg:x="15cm" svg:y="19.101cm" svg:viewBox="0 0 2100 398" draw:points="2100,0 2100,398 0,398 0,0">
          <text:p/>
        </draw:polyline>
        <draw:rect draw:style-name="gr85" draw:text-style-name="P8" draw:layer="layout" svg:width="2.5cm" svg:height="1.096cm" svg:x="14.8cm" svg:y="19.106cm">
          <text:p/>
        </draw:rect>
        <draw:frame draw:style-name="gr82" draw:text-style-name="P14" draw:layer="layout" svg:width="0.24cm" svg:height="0.269cm" svg:x="14.88cm" svg:y="19.898cm">
          <draw:text-box>
            <text:p><text:span text:style-name="T3">P7</text:span></text:p>
          </draw:text-box>
        </draw:frame>
        <draw:frame draw:style-name="gr82" draw:text-style-name="P14" draw:layer="layout" svg:width="0.24cm" svg:height="0.269cm" svg:x="15.48cm" svg:y="19.898cm">
          <draw:text-box>
            <text:p><text:span text:style-name="T3">P5</text:span></text:p>
          </draw:text-box>
        </draw:frame>
        <draw:frame draw:style-name="gr82" draw:text-style-name="P14" draw:layer="layout" svg:width="0.24cm" svg:height="0.269cm" svg:x="15.78cm" svg:y="19.898cm">
          <draw:text-box>
            <text:p><text:span text:style-name="T3">P4</text:span></text:p>
          </draw:text-box>
        </draw:frame>
        <draw:frame draw:style-name="gr82" draw:text-style-name="P14" draw:layer="layout" svg:width="0.24cm" svg:height="0.269cm" svg:x="16.08cm" svg:y="19.898cm">
          <draw:text-box>
            <text:p><text:span text:style-name="T3">P3</text:span></text:p>
          </draw:text-box>
        </draw:frame>
        <draw:frame draw:style-name="gr82" draw:text-style-name="P14" draw:layer="layout" svg:width="0.24cm" svg:height="0.269cm" svg:x="16.38cm" svg:y="19.898cm">
          <draw:text-box>
            <text:p><text:span text:style-name="T3">P2</text:span></text:p>
          </draw:text-box>
        </draw:frame>
        <draw:frame draw:style-name="gr82" draw:text-style-name="P14" draw:layer="layout" svg:width="0.24cm" svg:height="0.269cm" svg:x="16.68cm" svg:y="19.898cm">
          <draw:text-box>
            <text:p><text:span text:style-name="T3">P1</text:span></text:p>
          </draw:text-box>
        </draw:frame>
        <draw:frame draw:style-name="gr82" draw:text-style-name="P14" draw:layer="layout" svg:width="0.24cm" svg:height="0.269cm" svg:x="16.98cm" svg:y="19.898cm">
          <draw:text-box>
            <text:p><text:span text:style-name="T3">P0</text:span></text:p>
          </draw:text-box>
        </draw:frame>
        <draw:frame draw:style-name="gr72" draw:text-style-name="P27" draw:layer="layout" svg:width="0.5cm" svg:height="0.3cm" draw:transform="rotate (1.5707963267949) translate (16.82cm 20.901cm)">
          <draw:text-box>
            <text:p><text:span text:style-name="T10">WRA</text:span></text:p>
          </draw:text-box>
        </draw:frame>
        <draw:frame draw:style-name="gr72" draw:text-style-name="P27" draw:layer="layout" svg:width="0.5cm" svg:height="0.3cm" draw:transform="rotate (1.5707963267949) translate (16.52cm 20.901cm)">
          <draw:text-box>
            <text:p><text:span text:style-name="T10">WRB</text:span></text:p>
          </draw:text-box>
        </draw:frame>
        <draw:polyline draw:style-name="gr79" draw:text-style-name="P2" draw:layer="layout" svg:width="4.899cm" svg:height="0.199cm" svg:x="10.9cm" svg:y="27.001cm" svg:viewBox="0 0 4900 200" draw:points="4900,200 3500,200 3400,0 3300,200 0,199">
          <text:p/>
        </draw:polyline>
        <draw:polyline draw:style-name="gr87" draw:text-style-name="P2" draw:layer="layout" svg:width="4.899cm" svg:height="0.099cm" svg:x="10.9cm" svg:y="27.001cm" svg:viewBox="0 0 4900 100" draw:points="4900,100 3100,100 3000,0 2900,100 0,99">
          <text:p/>
        </draw:polyline>
        <draw:polyline draw:style-name="gr80" draw:text-style-name="P2" draw:layer="layout" svg:width="4.899cm" svg:height="0.199cm" svg:x="10.9cm" svg:y="26.601cm" svg:viewBox="0 0 4900 200" draw:points="4900,200 3500,200 3400,0 3300,200 0,199">
          <text:p/>
        </draw:polyline>
        <draw:polygon draw:style-name="gr88" draw:text-style-name="P7" draw:layer="layout" svg:width="0.099cm" svg:height="0.199cm" svg:x="15.45cm" svg:y="22.201cm" svg:viewBox="0 0 100 200" draw:points="0,200 50,0 100,200">
          <text:p/>
        </draw:polygon>
        <draw:polygon draw:style-name="gr88" draw:text-style-name="P7" draw:layer="layout" svg:width="0.099cm" svg:height="0.199cm" svg:x="15.65cm" svg:y="22.201cm" svg:viewBox="0 0 100 200" draw:points="0,200 50,0 100,200">
          <text:p/>
        </draw:polygon>
        <draw:polygon draw:style-name="gr88" draw:text-style-name="P7" draw:layer="layout" svg:width="0.099cm" svg:height="0.199cm" svg:x="14.25cm" svg:y="22.201cm" svg:viewBox="0 0 100 200" draw:points="0,0 50,200 100,0">
          <text:p/>
        </draw:polygon>
        <draw:polygon draw:style-name="gr88" draw:text-style-name="P7" draw:layer="layout" svg:width="0.099cm" svg:height="0.199cm" svg:x="14.45cm" svg:y="22.201cm" svg:viewBox="0 0 100 200" draw:points="0,0 50,200 100,0">
          <text:p/>
        </draw:polygon>
        <draw:g draw:style-name="gr12">
          <draw:polygon draw:style-name="gr89" draw:text-style-name="P6" draw:layer="layout" svg:width="1.367cm" svg:height="0.219cm" svg:x="11.5cm" svg:y="21.981cm" svg:viewBox="0 0 1368 220" draw:points="0,0 0,145 421,218 948,220 1368,111 1368,0">
            <text:p/>
          </draw:polygon>
          <draw:rect draw:style-name="gr90" draw:text-style-name="P12" draw:layer="layout" svg:width="0.302cm" svg:height="0.096cm" svg:x="12.319cm" svg:y="22.036cm">
            <text:p/>
          </draw:rect>
          <draw:g draw:style-name="gr16">
            <draw:polygon draw:style-name="gr91" draw:text-style-name="P36" draw:layer="layout" svg:width="1.999cm" svg:height="0.769cm" svg:x="11cm" svg:y="21.201cm" svg:viewBox="0 0 2000 770" draw:points="0,770 2000,770 2000,440 1579,440 2000,330 1895,0 632,440 0,440">
              <text:p/>
            </draw:polygon>
            <draw:polygon draw:style-name="gr92" draw:text-style-name="P23" draw:layer="layout" svg:width="1.999cm" svg:height="0.769cm" svg:x="11cm" svg:y="21.201cm" svg:viewBox="0 0 2000 770" draw:points="0,770 2000,770 2000,440 1579,440 2000,330 1895,0 632,440 0,440">
              <text:p/>
            </draw:polygon>
            <draw:polyline draw:style-name="gr93" draw:text-style-name="P1" draw:layer="layout" svg:width="0.947cm" svg:height="0.329cm" svg:x="11.631cm" svg:y="21.641cm" svg:viewBox="0 0 948 330" draw:points="0,0 948,0 0,330">
              <text:p/>
            </draw:polyline>
          </draw:g>
        </draw:g>
        <draw:frame draw:style-name="gr84" draw:text-style-name="P32" draw:layer="layout" svg:width="0.4cm" svg:height="0.3cm" svg:x="12.5cm" svg:y="22.21cm">
          <draw:text-box>
            <text:p><text:span text:style-name="T13">G-L</text:span></text:p>
          </draw:text-box>
        </draw:frame>
        <draw:circle draw:style-name="gr73" draw:text-style-name="P28" draw:layer="layout" svg:width="0.2cm" svg:height="0.2cm" draw:transform="rotate (-1.5707963267949) translate (13cm 24.009cm)">
          <text:p/>
        </draw:circle>
        <draw:frame draw:style-name="gr72" draw:text-style-name="P27" draw:layer="layout" svg:width="0.3cm" svg:height="0.34cm" svg:x="12.75cm" svg:y="23.689cm">
          <draw:text-box>
            <text:p><text:span text:style-name="T10">NC</text:span></text:p>
          </draw:text-box>
        </draw:frame>
        <draw:circle draw:style-name="gr73" draw:text-style-name="P28" draw:layer="layout" svg:width="0.2cm" svg:height="0.2cm" draw:transform="rotate (-1.5707963267949) translate (12.6cm 24.017cm)">
          <text:p/>
        </draw:circle>
        <draw:frame draw:style-name="gr72" draw:text-style-name="P27" draw:layer="layout" svg:width="0.3cm" svg:height="0.34cm" svg:x="12.35cm" svg:y="23.697cm">
          <draw:text-box>
            <text:p><text:span text:style-name="T10">NC</text:span></text:p>
          </draw:text-box>
        </draw:frame>
        <draw:circle draw:style-name="gr73" draw:text-style-name="P28" draw:layer="layout" svg:width="0.2cm" svg:height="0.2cm" draw:transform="rotate (-1.5707963267949) translate (12.2cm 24.025cm)">
          <text:p/>
        </draw:circle>
        <draw:frame draw:style-name="gr72" draw:text-style-name="P27" draw:layer="layout" svg:width="0.3cm" svg:height="0.34cm" svg:x="11.95cm" svg:y="23.705cm">
          <draw:text-box>
            <text:p><text:span text:style-name="T10">NC</text:span></text:p>
          </draw:text-box>
        </draw:frame>
        <draw:circle draw:style-name="gr73" draw:text-style-name="P28" draw:layer="layout" svg:width="0.2cm" svg:height="0.2cm" draw:transform="rotate (-1.5707963267949) translate (15.001cm 24.402cm)">
          <text:p/>
        </draw:circle>
        <draw:frame draw:style-name="gr72" draw:text-style-name="P27" draw:layer="layout" svg:width="0.3cm" svg:height="0.34cm" svg:x="14.75cm" svg:y="24.581cm">
          <draw:text-box>
            <text:p><text:span text:style-name="T10">NC</text:span></text:p>
          </draw:text-box>
        </draw:frame>
        <draw:circle draw:style-name="gr73" draw:text-style-name="P28" draw:layer="layout" svg:width="0.2cm" svg:height="0.2cm" draw:transform="rotate (-1.5707963267949) translate (16.201cm 24.395cm)">
          <text:p/>
        </draw:circle>
        <draw:frame draw:style-name="gr72" draw:text-style-name="P27" draw:layer="layout" svg:width="0.3cm" svg:height="0.34cm" svg:x="15.95cm" svg:y="24.574cm">
          <draw:text-box>
            <text:p><text:span text:style-name="T10">NC</text:span></text:p>
          </draw:text-box>
        </draw:frame>
        <draw:frame draw:style-name="gr84" draw:text-style-name="P35" draw:layer="layout" svg:width="0.3cm" svg:height="0.28cm" svg:x="6.1cm" svg:y="19.35cm">
          <draw:text-box>
            <text:p><text:span text:style-name="T16">0V</text:span></text:p>
          </draw:text-box>
        </draw:frame>
        <draw:frame draw:style-name="gr84" draw:text-style-name="P35" draw:layer="layout" svg:width="0.3cm" svg:height="0.28cm" svg:x="6.1cm" svg:y="19.75cm">
          <draw:text-box>
            <text:p><text:span text:style-name="T16">5V</text:span></text:p>
          </draw:text-box>
        </draw:frame>
        <draw:frame draw:style-name="gr84" draw:text-style-name="P35" draw:layer="layout" svg:width="0.36cm" svg:height="0.28cm" svg:x="6.103cm" svg:y="18.95cm">
          <draw:text-box>
            <text:p><text:span text:style-name="T16">DCC</text:span></text:p>
          </draw:text-box>
        </draw:frame>
        <draw:frame draw:style-name="gr84" draw:text-style-name="P35" draw:layer="layout" svg:width="0.305cm" svg:height="0.3cm" svg:x="14.196cm" svg:y="19.246cm">
          <draw:text-box>
            <text:p><text:span text:style-name="T16">0V</text:span></text:p>
          </draw:text-box>
        </draw:frame>
        <draw:frame draw:style-name="gr84" draw:text-style-name="P35" draw:layer="layout" svg:width="0.305cm" svg:height="0.3cm" svg:x="17.497cm" svg:y="19.246cm">
          <draw:text-box>
            <text:p><text:span text:style-name="T16">0V</text:span></text:p>
          </draw:text-box>
        </draw:frame>
        <draw:frame draw:style-name="gr94" draw:text-style-name="P37" draw:layer="layout" svg:width="8.7cm" svg:height="0.3cm" svg:x="2.1cm" svg:y="28.3cm">
          <draw:text-box>
            <text:p><text:file-name text:display="full">G:\github\RCC5V\examples\exampleTurnout2\odg\W2_Sub-D_1.odg</text:file-name></text:p>
          </draw:text-box>
        </draw:frame>
        <draw:rect draw:style-name="gr67" draw:text-style-name="P5" draw:layer="layout" svg:width="2.3cm" svg:height="0.5cm" svg:x="11cm" svg:y="27.4cm">
          <text:p/>
        </draw:rect>
        <draw:frame draw:style-name="gr23" draw:text-style-name="P9" draw:layer="layout" svg:width="2.1cm" svg:height="0.3cm" svg:x="11.1cm" svg:y="27.5cm">
          <draw:text-box>
            <text:p><text:span text:style-name="T8">RW_5V_W2_STRG</text:span></text:p>
          </draw:text-box>
        </draw:frame>
        <draw:g draw:style-name="gr16">
          <draw:rect draw:style-name="gr95" draw:text-style-name="P5" draw:layer="layout" svg:width="0.2cm" svg:height="0.2cm" svg:x="6.198cm" svg:y="15.7cm">
            <text:p/>
          </draw:rect>
          <draw:rect draw:style-name="gr95" draw:text-style-name="P5" draw:layer="layout" svg:width="0.2cm" svg:height="0.2cm" svg:x="6.198cm" svg:y="15.9cm">
            <text:p/>
          </draw:rect>
          <draw:rect draw:style-name="gr95" draw:text-style-name="P5" draw:layer="layout" svg:width="0.2cm" svg:height="0.2cm" svg:x="6.198cm" svg:y="16.1cm">
            <text:p/>
          </draw:rect>
          <draw:rect draw:style-name="gr95" draw:text-style-name="P5" draw:layer="layout" svg:width="0.2cm" svg:height="0.2cm" svg:x="6.198cm" svg:y="16.3cm">
            <text:p/>
          </draw:rect>
          <draw:rect draw:style-name="gr95" draw:text-style-name="P5" draw:layer="layout" svg:width="0.2cm" svg:height="0.2cm" svg:x="6.198cm" svg:y="16.5cm">
            <text:p/>
          </draw:rect>
          <draw:rect draw:style-name="gr95" draw:text-style-name="P5" draw:layer="layout" svg:width="0.2cm" svg:height="0.2cm" svg:x="6.198cm" svg:y="16.7cm">
            <text:p/>
          </draw:rect>
          <draw:rect draw:style-name="gr95" draw:text-style-name="P5" draw:layer="layout" svg:width="0.2cm" svg:height="0.2cm" svg:x="6.198cm" svg:y="16.9cm">
            <text:p/>
          </draw:rect>
          <draw:rect draw:style-name="gr95" draw:text-style-name="P5" draw:layer="layout" svg:width="0.2cm" svg:height="0.2cm" svg:x="6.198cm" svg:y="17.1cm">
            <text:p/>
          </draw:rect>
          <draw:rect draw:style-name="gr95" draw:text-style-name="P5" draw:layer="layout" svg:width="0.2cm" svg:height="0.2cm" svg:x="6.198cm" svg:y="17.3cm">
            <text:p/>
          </draw:rect>
          <draw:rect draw:style-name="gr95" draw:text-style-name="P5" draw:layer="layout" svg:width="0.2cm" svg:height="0.2cm" svg:x="6.198cm" svg:y="17.5cm">
            <text:p/>
          </draw:rect>
        </draw:g>
        <draw:frame draw:style-name="gr84" draw:text-style-name="P35" draw:layer="layout" svg:width="0.558cm" svg:height="0.28cm" svg:x="4.14cm" svg:y="17.167cm">
          <draw:text-box draw:corner-radius="0.058cm">
            <text:p><text:span text:style-name="T16">Power</text:span></text:p>
          </draw:text-box>
        </draw:frame>
        <draw:frame draw:style-name="gr84" draw:text-style-name="P35" draw:layer="layout" svg:width="0.402cm" svg:height="0.28cm" svg:x="4.898cm" svg:y="17.167cm">
          <draw:text-box>
            <text:p><text:span text:style-name="T16">DCC</text:span></text:p>
          </draw:text-box>
        </draw:frame>
        <draw:g draw:style-name="gr16">
          <draw:circle draw:style-name="gr58" draw:text-style-name="P18" draw:layer="layout" svg:width="0.06cm" svg:height="0.06cm" svg:x="3.57cm" svg:y="15.72cm">
            <text:p/>
          </draw:circle>
          <draw:circle draw:style-name="gr58" draw:text-style-name="P18" draw:layer="layout" svg:width="0.06cm" svg:height="0.06cm" svg:x="3.47cm" svg:y="15.795cm">
            <text:p/>
          </draw:circle>
          <draw:circle draw:style-name="gr58" draw:text-style-name="P18" draw:layer="layout" svg:width="0.06cm" svg:height="0.06cm" svg:x="3.57cm" svg:y="15.87cm">
            <text:p/>
          </draw:circle>
          <draw:circle draw:style-name="gr58" draw:text-style-name="P18" draw:layer="layout" svg:width="0.06cm" svg:height="0.06cm" svg:x="3.47cm" svg:y="15.945cm">
            <text:p/>
          </draw:circle>
          <draw:circle draw:style-name="gr58" draw:text-style-name="P18" draw:layer="layout" svg:width="0.06cm" svg:height="0.06cm" svg:x="3.57cm" svg:y="16.02cm">
            <text:p/>
          </draw:circle>
          <draw:circle draw:style-name="gr58" draw:text-style-name="P18" draw:layer="layout" svg:width="0.06cm" svg:height="0.06cm" svg:x="3.47cm" svg:y="16.095cm">
            <text:p/>
          </draw:circle>
          <draw:circle draw:style-name="gr58" draw:text-style-name="P18" draw:layer="layout" svg:width="0.06cm" svg:height="0.06cm" svg:x="3.57cm" svg:y="16.17cm">
            <text:p/>
          </draw:circle>
          <draw:circle draw:style-name="gr58" draw:text-style-name="P18" draw:layer="layout" svg:width="0.06cm" svg:height="0.06cm" svg:x="3.47cm" svg:y="16.245cm">
            <text:p/>
          </draw:circle>
          <draw:circle draw:style-name="gr58" draw:text-style-name="P18" draw:layer="layout" svg:width="0.06cm" svg:height="0.06cm" svg:x="3.57cm" svg:y="16.32cm">
            <text:p/>
          </draw:circle>
          <draw:circle draw:style-name="gr58" draw:text-style-name="P18" draw:layer="layout" svg:width="0.06cm" svg:height="0.06cm" svg:x="3.47cm" svg:y="16.395cm">
            <text:p/>
          </draw:circle>
          <draw:circle draw:style-name="gr58" draw:text-style-name="P18" draw:layer="layout" svg:width="0.06cm" svg:height="0.06cm" svg:x="3.57cm" svg:y="16.47cm">
            <text:p/>
          </draw:circle>
          <draw:circle draw:style-name="gr58" draw:text-style-name="P18" draw:layer="layout" svg:width="0.06cm" svg:height="0.06cm" svg:x="3.47cm" svg:y="16.545cm">
            <text:p/>
          </draw:circle>
          <draw:circle draw:style-name="gr58" draw:text-style-name="P18" draw:layer="layout" svg:width="0.06cm" svg:height="0.06cm" svg:x="3.57cm" svg:y="16.62cm">
            <text:p/>
          </draw:circle>
          <draw:circle draw:style-name="gr58" draw:text-style-name="P18" draw:layer="layout" svg:width="0.06cm" svg:height="0.06cm" svg:x="3.47cm" svg:y="16.695cm">
            <text:p/>
          </draw:circle>
          <draw:circle draw:style-name="gr58" draw:text-style-name="P18" draw:layer="layout" svg:width="0.06cm" svg:height="0.06cm" svg:x="3.57cm" svg:y="16.77cm">
            <text:p/>
          </draw:circle>
          <draw:circle draw:style-name="gr58" draw:text-style-name="P18" draw:layer="layout" svg:width="0.06cm" svg:height="0.06cm" svg:x="3.47cm" svg:y="16.845cm">
            <text:p/>
          </draw:circle>
          <draw:circle draw:style-name="gr58" draw:text-style-name="P18" draw:layer="layout" svg:width="0.06cm" svg:height="0.06cm" svg:x="3.57cm" svg:y="16.92cm">
            <text:p/>
          </draw:circle>
          <draw:circle draw:style-name="gr58" draw:text-style-name="P18" draw:layer="layout" svg:width="0.06cm" svg:height="0.06cm" svg:x="3.47cm" svg:y="16.995cm">
            <text:p/>
          </draw:circle>
          <draw:circle draw:style-name="gr58" draw:text-style-name="P18" draw:layer="layout" svg:width="0.06cm" svg:height="0.06cm" svg:x="3.57cm" svg:y="17.07cm">
            <text:p/>
          </draw:circle>
          <draw:circle draw:style-name="gr58" draw:text-style-name="P18" draw:layer="layout" svg:width="0.06cm" svg:height="0.06cm" svg:x="3.47cm" svg:y="17.145cm">
            <text:p/>
          </draw:circle>
          <draw:circle draw:style-name="gr58" draw:text-style-name="P18" draw:layer="layout" svg:width="0.06cm" svg:height="0.06cm" svg:x="3.57cm" svg:y="17.22cm">
            <text:p/>
          </draw:circle>
          <draw:circle draw:style-name="gr58" draw:text-style-name="P18" draw:layer="layout" svg:width="0.06cm" svg:height="0.06cm" svg:x="3.47cm" svg:y="17.295cm">
            <text:p/>
          </draw:circle>
          <draw:circle draw:style-name="gr58" draw:text-style-name="P18" draw:layer="layout" svg:width="0.06cm" svg:height="0.06cm" svg:x="3.57cm" svg:y="17.37cm">
            <text:p/>
          </draw:circle>
          <draw:circle draw:style-name="gr58" draw:text-style-name="P18" draw:layer="layout" svg:width="0.06cm" svg:height="0.06cm" svg:x="3.47cm" svg:y="17.445cm">
            <text:p/>
          </draw:circle>
          <draw:circle draw:style-name="gr58" draw:text-style-name="P18" draw:layer="layout" svg:width="0.06cm" svg:height="0.06cm" svg:x="3.57cm" svg:y="17.52cm">
            <text:p/>
          </draw:circle>
          <draw:polygon draw:style-name="gr24" draw:text-style-name="P2" draw:layer="layout" svg:width="0.299cm" svg:height="2.099cm" svg:x="3.4cm" svg:y="15.6cm" svg:viewBox="0 0 300 2100" draw:points="0,150 100,50 200,0 250,0 300,50 300,2050 250,2100 200,2100 100,2050 0,1950">
            <text:p/>
          </draw:polygon>
        </draw:g>
        <draw:rect draw:style-name="gr96" draw:text-style-name="P8" draw:layer="layout" svg:width="1.2cm" svg:height="1.2cm" svg:x="8cm" svg:y="19cm">
          <text:p/>
        </draw:rect>
        <draw:frame draw:style-name="gr97" draw:text-style-name="P38" draw:layer="layout" svg:width="1cm" svg:height="0.497cm" svg:x="8.1cm" svg:y="19.415cm">
          <draw:text-box>
            <text:p><text:span text:style-name="T17">ESP32</text:span></text:p>
          </draw:text-box>
        </draw:frame>
        <draw:line draw:style-name="gr7" draw:text-style-name="P2" draw:layer="layout" svg:x1="7.501cm" svg:y1="18.608cm" svg:x2="7.501cm" svg:y2="19.008cm">
          <text:p/>
        </draw:line>
        <draw:line draw:style-name="gr7" draw:text-style-name="P2" draw:layer="layout" svg:x1="7.201cm" svg:y1="18.608cm" svg:x2="7.201cm" svg:y2="19.008cm">
          <text:p/>
        </draw:line>
        <draw:frame draw:style-name="gr84" draw:text-style-name="P35" draw:layer="layout" svg:width="0.835cm" svg:height="0.355cm" svg:x="7cm" svg:y="17.7cm">
          <draw:text-box>
            <text:p><text:span text:style-name="T16">Auswahl</text:span></text:p>
          </draw:text-box>
        </draw:frame>
        <draw:g draw:style-name="gr12">
          <draw:g draw:style-name="gr16">
            <draw:line draw:style-name="gr98" draw:text-style-name="P1" draw:layer="layout" svg:x1="7.39cm" svg:y1="18.418cm" svg:x2="7.39cm" svg:y2="18.108cm">
              <text:p/>
            </draw:line>
            <draw:line draw:style-name="gr99" draw:text-style-name="P2" draw:layer="layout" svg:x1="7.49cm" svg:y1="18.108cm" svg:x2="7.29cm" svg:y2="18.108cm">
              <text:p/>
            </draw:line>
          </draw:g>
          <draw:line draw:style-name="gr100" draw:text-style-name="P1" draw:layer="layout" svg:x1="7.158cm" svg:y1="18.399cm" svg:x2="7.558cm" svg:y2="18.399cm">
            <text:p/>
          </draw:line>
          <draw:circle draw:style-name="gr18" draw:text-style-name="P5" draw:layer="layout" svg:width="0.1cm" svg:height="0.1cm" draw:transform="rotate (1.5707963267949) translate (7.151cm 18.642cm)">
            <text:p/>
          </draw:circle>
          <draw:circle draw:style-name="gr18" draw:text-style-name="P5" draw:layer="layout" svg:width="0.1cm" svg:height="0.1cm" draw:transform="rotate (1.5707963267949) translate (7.451cm 18.642cm)">
            <text:p/>
          </draw:circle>
        </draw:g>
        <draw:frame draw:style-name="gr84" draw:text-style-name="P39" draw:layer="layout" svg:width="0.388cm" svg:height="0.3cm" svg:x="9.2cm" svg:y="18.75cm">
          <draw:text-box>
            <text:p><text:span text:style-name="T18">3V3</text:span></text:p>
          </draw:text-box>
        </draw:frame>
        <draw:g draw:style-name="gr16">
          <draw:frame draw:style-name="gr83" draw:text-style-name="P31" draw:layer="layout" svg:width="1.293cm" svg:height="0.35cm" svg:x="9.207cm" svg:y="18.35cm">
            <draw:text-box>
              <text:p><text:span text:style-name="T12">0,96“ Display</text:span></text:p>
            </draw:text-box>
          </draw:frame>
          <draw:line draw:style-name="gr24" draw:text-style-name="P2" draw:layer="layout" svg:x1="10.5cm" svg:y1="18.35cm" svg:x2="9.1cm" svg:y2="18.35cm">
            <text:p/>
          </draw:line>
          <draw:rect draw:style-name="gr101" draw:text-style-name="P1" draw:layer="layout" svg:width="1.186cm" svg:height="0.5cm" svg:x="9.207cm" svg:y="17.8cm">
            <text:p/>
          </draw:rect>
          <draw:rect draw:style-name="gr85" draw:text-style-name="P8" draw:layer="layout" svg:width="1.4cm" svg:height="1.1cm" svg:x="9.1cm" svg:y="17.6cm">
            <text:p/>
          </draw:rect>
        </draw:g>
        <draw:g draw:style-name="gr16">
          <draw:rect draw:style-name="gr102" draw:text-style-name="P40" draw:layer="layout" svg:width="0.502cm" svg:height="0.7cm" svg:x="4.15cm" svg:y="17.45cm">
            <text:p/>
          </draw:rect>
          <draw:rect draw:style-name="gr103" draw:text-style-name="P11" draw:layer="layout" svg:width="0.4cm" svg:height="0.6cm" svg:x="4.198cm" svg:y="17.5cm">
            <text:p/>
          </draw:rect>
          <draw:circle draw:style-name="gr104" draw:text-style-name="P24" draw:layer="layout" svg:width="0.1cm" svg:height="0.1cm" svg:x="4.248cm" svg:y="17.55cm">
            <text:p/>
          </draw:circle>
          <draw:circle draw:style-name="gr104" draw:text-style-name="P24" draw:layer="layout" svg:width="0.1cm" svg:height="0.1cm" svg:x="4.448cm" svg:y="17.55cm">
            <text:p/>
          </draw:circle>
          <draw:circle draw:style-name="gr104" draw:text-style-name="P24" draw:layer="layout" svg:width="0.1cm" svg:height="0.1cm" svg:x="4.248cm" svg:y="17.75cm">
            <text:p/>
          </draw:circle>
          <draw:circle draw:style-name="gr104" draw:text-style-name="P24" draw:layer="layout" svg:width="0.1cm" svg:height="0.1cm" svg:x="4.448cm" svg:y="17.75cm">
            <text:p/>
          </draw:circle>
          <draw:circle draw:style-name="gr104" draw:text-style-name="P24" draw:layer="layout" svg:width="0.1cm" svg:height="0.1cm" svg:x="4.248cm" svg:y="17.95cm">
            <text:p/>
          </draw:circle>
          <draw:circle draw:style-name="gr104" draw:text-style-name="P24" draw:layer="layout" svg:width="0.1cm" svg:height="0.1cm" svg:x="4.448cm" svg:y="17.95cm">
            <text:p/>
          </draw:circle>
          <draw:rect draw:style-name="gr14" draw:text-style-name="P1" draw:layer="layout" svg:width="0.05cm" svg:height="0.2cm" svg:x="4.6cm" svg:y="17.7cm">
            <text:p/>
          </draw:rect>
        </draw:g>
        <draw:g draw:style-name="gr16">
          <draw:rect draw:style-name="gr102" draw:text-style-name="P40" draw:layer="layout" svg:width="0.502cm" svg:height="0.7cm" svg:x="4.85cm" svg:y="17.45cm">
            <text:p/>
          </draw:rect>
          <draw:rect draw:style-name="gr103" draw:text-style-name="P11" draw:layer="layout" svg:width="0.4cm" svg:height="0.6cm" svg:x="4.898cm" svg:y="17.5cm">
            <text:p/>
          </draw:rect>
          <draw:circle draw:style-name="gr104" draw:text-style-name="P24" draw:layer="layout" svg:width="0.1cm" svg:height="0.1cm" svg:x="4.948cm" svg:y="17.55cm">
            <text:p/>
          </draw:circle>
          <draw:circle draw:style-name="gr104" draw:text-style-name="P24" draw:layer="layout" svg:width="0.1cm" svg:height="0.1cm" svg:x="5.148cm" svg:y="17.55cm">
            <text:p/>
          </draw:circle>
          <draw:circle draw:style-name="gr104" draw:text-style-name="P24" draw:layer="layout" svg:width="0.1cm" svg:height="0.1cm" svg:x="4.948cm" svg:y="17.75cm">
            <text:p/>
          </draw:circle>
          <draw:circle draw:style-name="gr104" draw:text-style-name="P24" draw:layer="layout" svg:width="0.1cm" svg:height="0.1cm" svg:x="5.148cm" svg:y="17.75cm">
            <text:p/>
          </draw:circle>
          <draw:circle draw:style-name="gr104" draw:text-style-name="P24" draw:layer="layout" svg:width="0.1cm" svg:height="0.1cm" svg:x="4.948cm" svg:y="17.95cm">
            <text:p/>
          </draw:circle>
          <draw:circle draw:style-name="gr104" draw:text-style-name="P24" draw:layer="layout" svg:width="0.1cm" svg:height="0.1cm" svg:x="5.148cm" svg:y="17.95cm">
            <text:p/>
          </draw:circle>
          <draw:rect draw:style-name="gr14" draw:text-style-name="P1" draw:layer="layout" svg:width="0.05cm" svg:height="0.2cm" svg:x="5.3cm" svg:y="17.7cm">
            <text:p/>
          </draw:rect>
        </draw:g>
        <draw:polyline draw:style-name="gr79" draw:text-style-name="P2" draw:layer="layout" svg:width="7.399cm" svg:height="9.199cm" svg:x="3.5cm" svg:y="18cm" svg:viewBox="0 0 7400 9200" draw:points="7400,9200 0,9200 0,100 900,100 1000,0">
          <text:p/>
        </draw:polyline>
        <draw:polyline draw:style-name="gr87" draw:text-style-name="P2" draw:layer="layout" svg:width="7.299cm" svg:height="9.099cm" svg:x="3.6cm" svg:y="18cm" svg:viewBox="0 0 7300 9100" draw:points="7300,9100 0,9100 0,300 0,0 700,0">
          <text:p/>
        </draw:polyline>
        <draw:polyline draw:style-name="gr80" draw:text-style-name="P2" draw:layer="layout" svg:width="7.199cm" svg:height="8.999cm" svg:x="3.7cm" svg:y="17.8cm" svg:viewBox="0 0 7200 9000" draw:points="7200,9000 0,9000 0,100 700,100 800,0">
          <text:p/>
        </draw:polyline>
        <draw:polyline draw:style-name="gr75" draw:text-style-name="P2" draw:layer="layout" svg:width="7.099cm" svg:height="8.899cm" svg:x="3.8cm" svg:y="17.8cm" svg:viewBox="0 0 7100 8900" draw:points="7100,8900 0,8900 0,0 500,0">
          <text:p/>
        </draw:polyline>
        <draw:polyline draw:style-name="gr76" draw:text-style-name="P2" draw:layer="layout" svg:width="6.999cm" svg:height="8.799cm" svg:x="3.9cm" svg:y="17.6cm" svg:viewBox="0 0 7000 8800" draw:points="7000,8800 0,8800 0,100 500,100 600,0">
          <text:p/>
        </draw:polyline>
        <draw:polyline draw:style-name="gr77" draw:text-style-name="P2" draw:layer="layout" svg:width="6.899cm" svg:height="8.699cm" svg:x="4cm" svg:y="17.6cm" svg:viewBox="0 0 6900 8700" draw:points="6900,8700 0,8700 0,0 300,0">
          <text:p/>
        </draw:polyline>
        <draw:polyline draw:style-name="gr77" draw:text-style-name="P2" draw:layer="layout" svg:width="1.699cm" svg:height="1.699cm" svg:x="5cm" svg:y="17.5cm" svg:viewBox="0 0 1700 1700" draw:points="1700,1700 900,1700 900,0 100,0 0,100">
          <text:p/>
        </draw:polyline>
        <draw:polyline draw:style-name="gr76" draw:text-style-name="P2" draw:layer="layout" svg:width="1.499cm" svg:height="1.699cm" svg:x="5.2cm" svg:y="17.6cm" svg:viewBox="0 0 1500 1700" draw:points="1500,1700 600,1700 600,0 0,0">
          <text:p/>
        </draw:polyline>
        <draw:frame draw:style-name="gr84" draw:text-style-name="P35" draw:layer="layout" svg:width="0.1cm" svg:height="0.2cm" svg:x="5.2cm" svg:y="18.1cm">
          <draw:text-box>
            <text:p><text:span text:style-name="T16">1</text:span></text:p>
          </draw:text-box>
        </draw:frame>
        <draw:polyline draw:style-name="gr75" draw:text-style-name="P2" draw:layer="layout" svg:width="1.699cm" svg:height="1.899cm" svg:x="5cm" svg:y="17.7cm" svg:viewBox="0 0 1700 1900" draw:points="1700,1900 700,1900 700,0 100,0 0,100">
          <text:p/>
        </draw:polyline>
        <draw:polyline draw:style-name="gr80" draw:text-style-name="P2" draw:layer="layout" svg:width="1.499cm" svg:height="1.899cm" svg:x="5.2cm" svg:y="17.8cm" svg:viewBox="0 0 1500 1900" draw:points="1500,1900 400,1900 400,0 0,0">
          <text:p/>
        </draw:polyline>
        <draw:polyline draw:style-name="gr87" draw:text-style-name="P2" draw:layer="layout" svg:width="1.699cm" svg:height="2.099cm" svg:x="5cm" svg:y="17.9cm" svg:viewBox="0 0 1700 2100" draw:points="1700,2100 500,2100 500,0 100,0 0,100">
          <text:p/>
        </draw:polyline>
        <draw:polyline draw:style-name="gr79" draw:text-style-name="P2" draw:layer="layout" svg:width="1.499cm" svg:height="2.099cm" svg:x="5.2cm" svg:y="18cm" svg:viewBox="0 0 1500 2100" draw:points="1500,2100 200,2100 200,0 0,0">
          <text:p/>
        </draw:polyline>
        <draw:frame draw:style-name="gr84" draw:text-style-name="P35" draw:layer="layout" svg:width="0.699cm" svg:height="0.28cm" svg:x="6.201cm" svg:y="26.45cm">
          <draw:text-box>
            <text:p><text:span text:style-name="T16">0V / V-</text:span></text:p>
          </draw:text-box>
        </draw:frame>
        <draw:frame draw:style-name="gr84" draw:text-style-name="P35" draw:layer="layout" svg:width="0.3cm" svg:height="0.28cm" svg:x="6.201cm" svg:y="26.85cm">
          <draw:text-box>
            <text:p><text:span text:style-name="T16">5V</text:span></text:p>
          </draw:text-box>
        </draw:frame>
        <draw:frame draw:style-name="gr84" draw:text-style-name="P35" draw:layer="layout" svg:width="0.296cm" svg:height="0.28cm" svg:x="6.204cm" svg:y="26.05cm">
          <draw:text-box>
            <text:p><text:span text:style-name="T16">V+</text:span></text:p>
          </draw:text-box>
        </draw:frame>
        <draw:line draw:style-name="gr105" draw:text-style-name="P2" draw:layer="layout" svg:x1="8.4cm" svg:y1="18.3cm" svg:x2="8.4cm" svg:y2="19cm">
          <text:p/>
        </draw:line>
        <draw:line draw:style-name="gr105" draw:text-style-name="P2" draw:layer="layout" svg:x1="8.2cm" svg:y1="18.3cm" svg:x2="8.4cm" svg:y2="18.6cm">
          <text:p/>
        </draw:line>
        <draw:line draw:style-name="gr105" draw:text-style-name="P2" draw:layer="layout" svg:x1="8.6cm" svg:y1="18.3cm" svg:x2="8.4cm" svg:y2="18.6cm">
          <text:p/>
        </draw:line>
        <draw:rect draw:style-name="gr106" draw:text-style-name="P41" draw:layer="layout" svg:width="1.2cm" svg:height="1.2cm" svg:x="9.1cm" svg:y="15.7cm">
          <text:p/>
        </draw:rect>
        <draw:frame draw:style-name="gr97" draw:text-style-name="P42" draw:layer="layout" svg:width="1cm" svg:height="0.497cm" svg:x="9.2cm" svg:y="16.05cm">
          <draw:text-box>
            <text:p><text:span text:style-name="T19">MQTT</text:span></text:p>
          </draw:text-box>
        </draw:frame>
        <draw:g draw:style-name="gr16">
          <draw:line draw:style-name="gr105" draw:text-style-name="P2" draw:layer="layout" svg:x1="8.4cm" svg:y1="16.3cm" svg:x2="9.1cm" svg:y2="16.3cm">
            <text:p/>
          </draw:line>
          <draw:line draw:style-name="gr105" draw:text-style-name="P2" draw:layer="layout" svg:x1="8.4cm" svg:y1="16.5cm" svg:x2="8.7cm" svg:y2="16.3cm">
            <text:p/>
          </draw:line>
          <draw:line draw:style-name="gr105" draw:text-style-name="P2" draw:layer="layout" svg:x1="8.4cm" svg:y1="16.1cm" svg:x2="8.7cm" svg:y2="16.3cm">
            <text:p/>
          </draw:line>
        </draw:g>
        <draw:rect draw:style-name="gr8" draw:text-style-name="P3" draw:layer="layout" svg:width="1.3cm" svg:height="1.2cm" svg:x="6.7cm" svg:y="19cm">
          <text:p/>
        </draw:rect>
        <draw:frame draw:style-name="gr107" draw:text-style-name="P43" draw:layer="layout" svg:width="0.304cm" svg:height="0.2cm" svg:x="7cm" svg:y="18.98cm">
          <draw:text-box>
            <text:p><text:span text:style-name="T20">IO19</text:span></text:p>
          </draw:text-box>
        </draw:frame>
        <draw:frame draw:style-name="gr107" draw:text-style-name="P43" draw:layer="layout" svg:width="0.2cm" svg:height="0.2cm" svg:x="7.4cm" svg:y="18.98cm">
          <draw:text-box>
            <text:p><text:span text:style-name="T20">0V</text:span></text:p>
          </draw:text-box>
        </draw:frame>
        <draw:rect draw:style-name="gr67" draw:text-style-name="P5" draw:layer="layout" svg:width="1.1cm" svg:height="0.9cm" svg:x="6.8cm" svg:y="19.2cm">
          <text:p/>
        </draw:rect>
        <draw:frame draw:style-name="gr23" draw:text-style-name="P9" draw:layer="layout" svg:width="0.896cm" svg:height="0.8cm" svg:x="6.9cm" svg:y="19.25cm">
          <draw:text-box>
            <text:p><text:span text:style-name="T8">shield_</text:span></text:p>
            <text:p><text:span text:style-name="T8">5V_DCC</text:span></text:p>
            <text:p><text:span text:style-name="T8">_6pol</text:span></text:p>
          </draw:text-box>
        </draw:frame>
        <draw:rect draw:style-name="gr8" draw:text-style-name="P3" draw:layer="layout" svg:width="1.3cm" svg:height="1.2cm" svg:x="9.2cm" svg:y="19cm">
          <text:p/>
        </draw:rect>
        <draw:rect draw:style-name="gr67" draw:text-style-name="P5" draw:layer="layout" svg:width="1.1cm" svg:height="0.9cm" svg:x="9.3cm" svg:y="19.2cm">
          <text:p/>
        </draw:rect>
        <draw:frame draw:style-name="gr23" draw:text-style-name="P9" draw:layer="layout" svg:width="0.8cm" svg:height="0.8cm" svg:x="9.4cm" svg:y="19.25cm">
          <draw:text-box>
            <text:p><text:span text:style-name="T8">shield_</text:span></text:p>
            <text:p><text:span text:style-name="T8">I2C_</text:span></text:p>
            <text:p><text:span text:style-name="T8">5V_3V3</text:span></text:p>
          </draw:text-box>
        </draw:frame>
        <draw:g draw:style-name="gr12">
          <draw:g draw:style-name="gr16">
            <draw:path draw:style-name="gr108" draw:text-style-name="P2" draw:layer="layout" svg:width="0.041cm" svg:height="0.119cm" svg:x="8.408cm" svg:y="16.606cm" svg:viewBox="0 0 42 120" svg:d="M0 0c95 66-1 120 1 120">
              <text:p/>
            </draw:path>
            <draw:line draw:style-name="gr108" draw:text-style-name="P2" draw:layer="layout" svg:x1="8.408cm" svg:y1="16.606cm" svg:x2="8.4cm" svg:y2="16.6cm">
              <text:p/>
            </draw:line>
            <draw:line draw:style-name="gr108" draw:text-style-name="P2" draw:layer="layout" svg:x1="8.408cm" svg:y1="16.726cm" svg:x2="8.4cm" svg:y2="16.732cm">
              <text:p/>
            </draw:line>
          </draw:g>
          <draw:g draw:style-name="gr16">
            <draw:path draw:style-name="gr108" draw:text-style-name="P2" draw:layer="layout" svg:width="0.041cm" svg:height="0.119cm" svg:x="8.35cm" svg:y="16.738cm" svg:viewBox="0 0 42 120" svg:d="M42 0c-95 66 1 120 0 120">
              <text:p/>
            </draw:path>
            <draw:line draw:style-name="gr108" draw:text-style-name="P2" draw:layer="layout" svg:x1="8.392cm" svg:y1="16.738cm" svg:x2="8.4cm" svg:y2="16.732cm">
              <text:p/>
            </draw:line>
            <draw:line draw:style-name="gr108" draw:text-style-name="P2" draw:layer="layout" svg:x1="8.392cm" svg:y1="16.857cm" svg:x2="8.4cm" svg:y2="16.863cm">
              <text:p/>
            </draw:line>
          </draw:g>
          <draw:g draw:style-name="gr16">
            <draw:path draw:style-name="gr108" draw:text-style-name="P2" draw:layer="layout" svg:width="0.041cm" svg:height="0.119cm" svg:x="8.408cm" svg:y="16.869cm" svg:viewBox="0 0 42 120" svg:d="M0 0c95 66-1 120 1 120">
              <text:p/>
            </draw:path>
            <draw:line draw:style-name="gr108" draw:text-style-name="P2" draw:layer="layout" svg:x1="8.408cm" svg:y1="16.869cm" svg:x2="8.4cm" svg:y2="16.863cm">
              <text:p/>
            </draw:line>
            <draw:line draw:style-name="gr108" draw:text-style-name="P2" draw:layer="layout" svg:x1="8.408cm" svg:y1="16.989cm" svg:x2="8.4cm" svg:y2="16.995cm">
              <text:p/>
            </draw:line>
          </draw:g>
          <draw:g draw:style-name="gr16">
            <draw:path draw:style-name="gr108" draw:text-style-name="P2" draw:layer="layout" svg:width="0.041cm" svg:height="0.119cm" svg:x="8.35cm" svg:y="17.001cm" svg:viewBox="0 0 42 120" svg:d="M42 0c-95 66 1 120 0 120">
              <text:p/>
            </draw:path>
            <draw:line draw:style-name="gr108" draw:text-style-name="P2" draw:layer="layout" svg:x1="8.392cm" svg:y1="17.001cm" svg:x2="8.4cm" svg:y2="16.995cm">
              <text:p/>
            </draw:line>
            <draw:line draw:style-name="gr108" draw:text-style-name="P2" draw:layer="layout" svg:x1="8.392cm" svg:y1="17.12cm" svg:x2="8.4cm" svg:y2="17.126cm">
              <text:p/>
            </draw:line>
          </draw:g>
          <draw:g draw:style-name="gr16">
            <draw:path draw:style-name="gr108" draw:text-style-name="P2" draw:layer="layout" svg:width="0.041cm" svg:height="0.119cm" svg:x="8.408cm" svg:y="17.133cm" svg:viewBox="0 0 42 120" svg:d="M0 0c95 66-1 120 1 120">
              <text:p/>
            </draw:path>
            <draw:line draw:style-name="gr108" draw:text-style-name="P2" draw:layer="layout" svg:x1="8.408cm" svg:y1="17.133cm" svg:x2="8.4cm" svg:y2="17.127cm">
              <text:p/>
            </draw:line>
            <draw:line draw:style-name="gr108" draw:text-style-name="P2" draw:layer="layout" svg:x1="8.408cm" svg:y1="17.252cm" svg:x2="8.4cm" svg:y2="17.258cm">
              <text:p/>
            </draw:line>
          </draw:g>
          <draw:g draw:style-name="gr16">
            <draw:path draw:style-name="gr108" draw:text-style-name="P2" draw:layer="layout" svg:width="0.041cm" svg:height="0.119cm" svg:x="8.35cm" svg:y="17.264cm" svg:viewBox="0 0 42 120" svg:d="M42 0c-95 66 1 120 0 120">
              <text:p/>
            </draw:path>
            <draw:line draw:style-name="gr108" draw:text-style-name="P2" draw:layer="layout" svg:x1="8.392cm" svg:y1="17.264cm" svg:x2="8.4cm" svg:y2="17.258cm">
              <text:p/>
            </draw:line>
            <draw:line draw:style-name="gr108" draw:text-style-name="P2" draw:layer="layout" svg:x1="8.392cm" svg:y1="17.384cm" svg:x2="8.4cm" svg:y2="17.39cm">
              <text:p/>
            </draw:line>
          </draw:g>
          <draw:g draw:style-name="gr16">
            <draw:path draw:style-name="gr108" draw:text-style-name="P2" draw:layer="layout" svg:width="0.041cm" svg:height="0.119cm" svg:x="8.408cm" svg:y="17.396cm" svg:viewBox="0 0 42 120" svg:d="M0 0c95 66-1 120 1 120">
              <text:p/>
            </draw:path>
            <draw:line draw:style-name="gr108" draw:text-style-name="P2" draw:layer="layout" svg:x1="8.408cm" svg:y1="17.396cm" svg:x2="8.4cm" svg:y2="17.39cm">
              <text:p/>
            </draw:line>
            <draw:line draw:style-name="gr108" draw:text-style-name="P2" draw:layer="layout" svg:x1="8.408cm" svg:y1="17.515cm" svg:x2="8.4cm" svg:y2="17.521cm">
              <text:p/>
            </draw:line>
          </draw:g>
          <draw:g draw:style-name="gr16">
            <draw:path draw:style-name="gr108" draw:text-style-name="P2" draw:layer="layout" svg:width="0.041cm" svg:height="0.119cm" svg:x="8.35cm" svg:y="17.527cm" svg:viewBox="0 0 42 120" svg:d="M42 0c-95 66 1 120 0 120">
              <text:p/>
            </draw:path>
            <draw:line draw:style-name="gr108" draw:text-style-name="P2" draw:layer="layout" svg:x1="8.392cm" svg:y1="17.527cm" svg:x2="8.4cm" svg:y2="17.521cm">
              <text:p/>
            </draw:line>
            <draw:line draw:style-name="gr108" draw:text-style-name="P2" draw:layer="layout" svg:x1="8.392cm" svg:y1="17.647cm" svg:x2="8.4cm" svg:y2="17.653cm">
              <text:p/>
            </draw:line>
          </draw:g>
        </draw:g>
        <draw:line draw:style-name="gr109" draw:text-style-name="P1" draw:layer="layout" svg:x1="8.4cm" svg:y1="18.2cm" svg:x2="8.4cm" svg:y2="17.653cm">
          <text:p/>
        </draw:line>
        <draw:frame draw:style-name="gr23" draw:text-style-name="P44" draw:layer="layout" svg:width="3.796cm" svg:height="0.3cm" svg:x="6.704cm" svg:y="20.3cm">
          <draw:text-box>
            <text:p><text:span text:style-name="T21">Software: RW_92_cmd_2wayturnout_V1</text:span></text:p>
          </draw:text-box>
        </draw:frame>
        <draw:g draw:style-name="gr12">
          <draw:polygon draw:style-name="gr110" draw:text-style-name="P45" draw:layer="layout" svg:width="1.599cm" svg:height="0.799cm" svg:x="10.8cm" svg:y="0.9cm" svg:viewBox="0 0 1600 800" draw:points="1600,400 1500,0 0,400 0,800">
            <text:p/>
          </draw:polygon>
          <draw:polygon draw:style-name="gr89" draw:text-style-name="P6" draw:layer="layout" svg:width="1.349cm" svg:height="0.199cm" svg:x="10.9cm" svg:y="1.7cm" svg:viewBox="0 0 1350 200" draw:points="0,0 0,132 415,198 936,200 1350,101 1350,0">
            <text:p/>
          </draw:polygon>
          <draw:rect draw:style-name="gr90" draw:text-style-name="P12" draw:layer="layout" svg:width="0.302cm" svg:height="0.096cm" svg:x="11.719cm" svg:y="1.735cm">
            <text:p/>
          </draw:rect>
          <draw:g draw:style-name="gr16">
            <draw:polygon draw:style-name="gr111" draw:text-style-name="P46" draw:layer="layout" svg:width="1.999cm" svg:height="0.399cm" svg:x="10.4cm" svg:y="1.3cm" svg:viewBox="0 0 2000 400" draw:points="2000,400 2000,0 0,0 1,400">
              <text:p/>
            </draw:polygon>
            <draw:line draw:style-name="gr112" draw:text-style-name="P47" draw:layer="layout" svg:x1="12.4cm" svg:y1="1.6cm" svg:x2="10.4cm" svg:y2="1.6cm">
              <text:p/>
            </draw:line>
            <draw:line draw:style-name="gr112" draw:text-style-name="P47" draw:layer="layout" svg:x1="12.4cm" svg:y1="1.4cm" svg:x2="10.4cm" svg:y2="1.4cm">
              <text:p/>
            </draw:line>
          </draw:g>
          <draw:line draw:style-name="gr112" draw:text-style-name="P47" draw:layer="layout" svg:x1="12.326cm" svg:y1="1.004cm" svg:x2="10.9cm" svg:y2="1.4cm">
            <text:p/>
          </draw:line>
          <draw:line draw:style-name="gr112" draw:text-style-name="P47" draw:layer="layout" svg:x1="12.375cm" svg:y1="1.198cm" svg:x2="10.9cm" svg:y2="1.6cm">
            <text:p/>
          </draw:line>
        </draw:g>
        <draw:frame draw:style-name="gr72" draw:text-style-name="P48" draw:layer="layout" svg:width="0.8cm" svg:height="0.34cm" svg:x="10.4cm" svg:y="0.879cm">
          <draw:text-box>
            <text:p><text:span text:style-name="T22">Turnout</text:span></text:p>
          </draw:text-box>
        </draw:frame>
        <draw:circle draw:style-name="gr113" draw:text-style-name="P5" draw:layer="layout" svg:width="0.1cm" svg:height="0.1cm" svg:x="11.35cm" svg:y="2cm">
          <text:p/>
        </draw:circle>
        <draw:circle draw:style-name="gr113" draw:text-style-name="P5" draw:layer="layout" svg:width="0.1cm" svg:height="0.1cm" svg:x="11.55cm" svg:y="2cm">
          <text:p/>
        </draw:circle>
        <draw:circle draw:style-name="gr113" draw:text-style-name="P5" draw:layer="layout" svg:width="0.1cm" svg:height="0.1cm" svg:x="11.15cm" svg:y="2cm">
          <text:p/>
        </draw:circle>
        <draw:line draw:style-name="gr54" draw:text-style-name="P2" draw:layer="layout" svg:x1="11.4cm" svg:y1="1.9cm" svg:x2="11.4cm" svg:y2="2cm">
          <text:p/>
        </draw:line>
        <draw:custom-shape draw:style-name="gr22" draw:text-style-name="P8" draw:layer="layout" svg:width="1.298cm" svg:height="0.6cm" svg:x="3.001cm" svg:y="2.8cm">
          <text:p/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0.7cm" svg:height="0.489cm" svg:x="3.3cm" svg:y="2.9cm">
          <draw:text-box>
            <text:p><text:span text:style-name="T1">Trafo</text:span></text:p>
          </draw:text-box>
        </draw:frame>
        <draw:line draw:style-name="gr24" draw:text-style-name="P2" draw:layer="layout" svg:x1="4.299cm" svg:y1="3.4cm" svg:x2="2.999cm" svg:y2="4cm">
          <text:p/>
        </draw:line>
        <draw:frame draw:style-name="gr45" draw:text-style-name="P10" draw:layer="layout" svg:width="0.552cm" svg:height="0.28cm" svg:x="3.149cm" svg:y="3.468cm">
          <draw:text-box>
            <text:p><text:span text:style-name="T2">230~</text:span></text:p>
          </draw:text-box>
        </draw:frame>
        <draw:frame draw:style-name="gr46" draw:text-style-name="P10" draw:layer="layout" svg:width="0.5cm" svg:height="0.5cm" svg:x="3.799cm" svg:y="3.65cm">
          <draw:text-box>
            <text:p><text:span text:style-name="T2">18V~</text:span></text:p>
            <text:p><text:span text:style-name="T2">2,9A</text:span></text:p>
          </draw:text-box>
        </draw:frame>
        <draw:custom-shape draw:style-name="gr22" draw:text-style-name="P8" draw:layer="layout" svg:width="1.298cm" svg:height="0.8cm" svg:x="3.001cm" svg:y="3.4cm">
          <text:p/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0.4cm" svg:height="0.25cm" svg:x="4.499cm" svg:y="3.75cm">
          <draw:text-box>
            <text:p><text:span text:style-name="T3">blue</text:span></text:p>
          </draw:text-box>
        </draw:frame>
        <draw:frame draw:style-name="gr47" draw:text-style-name="P14" draw:layer="layout" svg:width="1.401cm" svg:height="0.25cm" svg:x="4.499cm" svg:y="3.45cm">
          <draw:text-box>
            <text:p><text:span text:style-name="T23">yellow </text:span><text:span text:style-name="T5">→</text:span><text:span text:style-name="T3"> violet</text:span></text:p>
          </draw:text-box>
        </draw:frame>
        <draw:rect draw:style-name="gr67" draw:text-style-name="P5" draw:layer="layout" svg:width="2.3cm" svg:height="0.5cm" svg:x="3.8cm" svg:y="15.9cm">
          <text:p/>
        </draw:rect>
        <draw:frame draw:style-name="gr23" draw:text-style-name="P9" draw:layer="layout" svg:width="1.7cm" svg:height="0.3cm" svg:x="4.1cm" svg:y="16cm">
          <draw:text-box>
            <text:p><text:span text:style-name="T8">RW_5V_2SUB25</text:span></text:p>
          </draw:text-box>
        </draw:frame>
        <draw:frame draw:style-name="gr65" draw:text-style-name="P22" draw:layer="layout" svg:width="1.5cm" svg:height="0.5cm" svg:x="4.2cm" svg:y="15.4cm">
          <draw:text-box>
            <text:p><text:span text:style-name="T7">WEST</text:span></text:p>
          </draw:text-box>
        </draw:frame>
        <draw:g draw:style-name="gr16">
          <draw:rect draw:style-name="gr102" draw:text-style-name="P40" draw:layer="layout" svg:width="0.502cm" svg:height="0.7cm" draw:transform="rotate (1.5707963267949) translate (11.05cm 3.45cm)">
            <text:p/>
          </draw:rect>
          <draw:rect draw:style-name="gr103" draw:text-style-name="P11" draw:layer="layout" svg:width="0.4cm" svg:height="0.6cm" draw:transform="rotate (1.5707963267949) translate (11.1cm 3.402cm)">
            <text:p/>
          </draw:rect>
          <draw:circle draw:style-name="gr104" draw:text-style-name="P24" draw:layer="layout" svg:width="0.1cm" svg:height="0.1cm" draw:transform="rotate (1.5707963267949) translate (11.15cm 3.352cm)">
            <text:p/>
          </draw:circle>
          <draw:circle draw:style-name="gr104" draw:text-style-name="P24" draw:layer="layout" svg:width="0.1cm" svg:height="0.1cm" draw:transform="rotate (1.5707963267949) translate (11.15cm 3.152cm)">
            <text:p/>
          </draw:circle>
          <draw:circle draw:style-name="gr104" draw:text-style-name="P24" draw:layer="layout" svg:width="0.1cm" svg:height="0.1cm" draw:transform="rotate (1.5707963267949) translate (11.35cm 3.352cm)">
            <text:p/>
          </draw:circle>
          <draw:circle draw:style-name="gr104" draw:text-style-name="P24" draw:layer="layout" svg:width="0.1cm" svg:height="0.1cm" draw:transform="rotate (1.5707963267949) translate (11.35cm 3.152cm)">
            <text:p/>
          </draw:circle>
          <draw:circle draw:style-name="gr104" draw:text-style-name="P24" draw:layer="layout" svg:width="0.1cm" svg:height="0.1cm" draw:transform="rotate (1.5707963267949) translate (11.55cm 3.352cm)">
            <text:p/>
          </draw:circle>
          <draw:circle draw:style-name="gr104" draw:text-style-name="P24" draw:layer="layout" svg:width="0.1cm" svg:height="0.1cm" draw:transform="rotate (1.5707963267949) translate (11.55cm 3.152cm)">
            <text:p/>
          </draw:circle>
          <draw:rect draw:style-name="gr14" draw:text-style-name="P1" draw:layer="layout" svg:width="0.05cm" svg:height="0.2cm" draw:transform="rotate (1.5707963267949) translate (11.3cm 3cm)">
            <text:p/>
          </draw:rect>
        </draw:g>
        <draw:g draw:style-name="gr12">
          <draw:g draw:style-name="gr12">
            <draw:custom-shape draw:style-name="gr114" draw:text-style-name="P49" draw:layer="layout" svg:width="0.14cm" svg:height="0.14cm" svg:x="11.13cm" svg:y="2.6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2" draw:layer="layout" svg:x1="11.254cm" svg:y1="2.727cm" svg:x2="11.133cm" svg:y2="2.794cm">
              <text:p/>
            </draw:line>
            <draw:line draw:style-name="gr115" draw:text-style-name="P2" draw:layer="layout" svg:x1="11.265cm" svg:y1="2.745cm" svg:x2="11.145cm" svg:y2="2.814cm">
              <text:p/>
            </draw:line>
          </draw:g>
          <draw:g draw:style-name="gr12">
            <draw:custom-shape draw:style-name="gr114" draw:text-style-name="P49" draw:layer="layout" svg:width="0.14cm" svg:height="0.14cm" svg:x="11.33cm" svg:y="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2" draw:layer="layout" svg:x1="11.454cm" svg:y1="2.728cm" svg:x2="11.333cm" svg:y2="2.795cm">
              <text:p/>
            </draw:line>
            <draw:line draw:style-name="gr115" draw:text-style-name="P2" draw:layer="layout" svg:x1="11.465cm" svg:y1="2.746cm" svg:x2="11.345cm" svg:y2="2.815cm">
              <text:p/>
            </draw:line>
          </draw:g>
          <draw:g draw:style-name="gr12">
            <draw:custom-shape draw:style-name="gr114" draw:text-style-name="P49" draw:layer="layout" svg:width="0.14cm" svg:height="0.14cm" svg:x="11.531cm" svg:y="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2" draw:layer="layout" svg:x1="11.655cm" svg:y1="2.729cm" svg:x2="11.534cm" svg:y2="2.796cm">
              <text:p/>
            </draw:line>
            <draw:line draw:style-name="gr115" draw:text-style-name="P2" draw:layer="layout" svg:x1="11.666cm" svg:y1="2.747cm" svg:x2="11.546cm" svg:y2="2.816cm">
              <text:p/>
            </draw:line>
          </draw:g>
        </draw:g>
        <draw:line draw:style-name="gr3" draw:text-style-name="P2" draw:layer="layout" svg:x1="11.2cm" svg:y1="2.1cm" svg:x2="11.2cm" svg:y2="2.7cm">
          <text:p/>
        </draw:line>
        <draw:line draw:style-name="gr3" draw:text-style-name="P2" draw:layer="layout" svg:x1="11.6cm" svg:y1="2.1cm" svg:x2="11.6cm" svg:y2="2.7cm">
          <text:p/>
        </draw:line>
        <draw:line draw:style-name="gr54" draw:text-style-name="P2" draw:layer="layout" svg:x1="11.4cm" svg:y1="2.1cm" svg:x2="11.4cm" svg:y2="2.7cm">
          <text:p/>
        </draw:line>
        <draw:frame draw:style-name="gr116" draw:text-style-name="P48" draw:layer="layout" svg:width="0.14cm" svg:height="0.3cm" svg:x="10.9cm" svg:y="2.95cm">
          <draw:text-box>
            <text:p><text:span text:style-name="T22">5</text:span></text:p>
          </draw:text-box>
        </draw:frame>
        <draw:frame draw:style-name="gr116" draw:text-style-name="P48" draw:layer="layout" svg:width="0.14cm" svg:height="0.3cm" svg:x="11.76cm" svg:y="2.95cm">
          <draw:text-box>
            <text:p><text:span text:style-name="T22">1</text:span></text:p>
          </draw:text-box>
        </draw:frame>
        <draw:line draw:style-name="gr55" draw:text-style-name="P2" draw:layer="layout" svg:x1="11.6cm" svg:y1="2.85cm" svg:x2="11.6cm" svg:y2="3.05cm">
          <text:p/>
        </draw:line>
        <draw:line draw:style-name="gr55" draw:text-style-name="P2" draw:layer="layout" svg:x1="11.2cm" svg:y1="2.85cm" svg:x2="11.2cm" svg:y2="3.05cm">
          <text:p/>
        </draw:line>
        <draw:line draw:style-name="gr55" draw:text-style-name="P2" draw:layer="layout" svg:x1="11.4cm" svg:y1="2.85cm" svg:x2="11.4cm" svg:y2="3.05cm">
          <text:p/>
        </draw:line>
        <draw:line draw:style-name="gr117" draw:text-style-name="P2" draw:layer="layout" svg:x1="5.2cm" svg:y1="4cm" svg:x2="6.5cm" svg:y2="4cm">
          <text:p/>
        </draw:line>
        <draw:polyline draw:style-name="gr118" draw:text-style-name="P2" draw:layer="layout" svg:width="0.099cm" svg:height="0.699cm" svg:x="11.1cm" svg:y="3.1cm" svg:viewBox="0 0 100 700" draw:points="0,700 0,100 100,0">
          <text:p/>
        </draw:polyline>
        <draw:line draw:style-name="gr117" draw:text-style-name="P2" draw:layer="layout" svg:x1="4.3cm" svg:y1="4cm" svg:x2="5.2cm" svg:y2="4cm">
          <text:p/>
        </draw:line>
        <draw:polyline draw:style-name="gr118" draw:text-style-name="P2" draw:layer="layout" svg:width="0.499cm" svg:height="0.699cm" svg:x="11.1cm" svg:y="3.1cm" svg:viewBox="0 0 500 700" draw:points="0,700 400,700 400,100 500,0">
          <text:p/>
        </draw:polyline>
        <draw:polyline draw:style-name="gr119" draw:text-style-name="P2" draw:layer="layout" svg:width="1.303cm" svg:height="0.099cm" draw:transform="rotate (-0.0767944870877505) translate (5.20470864742138cm 3.63880566548638cm)" svg:viewBox="0 0 1304 100" draw:points="0,61 798,0 805,100 1304,61">
          <text:p/>
        </draw:polyline>
        <draw:frame draw:style-name="gr47" draw:text-style-name="P50" draw:layer="layout" svg:width="0.93cm" svg:height="0.25cm" draw:transform="rotate (1.5707963267949) translate (11.92cm 3.53cm)">
          <draw:text-box>
            <text:p><text:span text:style-name="T24">CON_6pol_3</text:span></text:p>
          </draw:text-box>
        </draw:frame>
        <draw:polyline draw:style-name="gr11" draw:text-style-name="P2" draw:layer="layout" svg:width="0.898cm" svg:height="1.799cm" svg:x="2.599cm" svg:y="1.9cm" svg:viewBox="0 0 899 1800" draw:points="401,1800 2,1800 0,300 899,300 899,0 401,0">
          <text:p/>
        </draw:polyline>
        <draw:g draw:style-name="gr12">
          <draw:custom-shape draw:style-name="gr19" draw:text-style-name="P6" draw:layer="layout" svg:width="0.229cm" svg:height="0.2cm" svg:x="2.769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6" draw:layer="layout" svg:width="0.115cm" svg:height="0.2cm" svg:x="2.769cm" svg:y="1.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2" draw:layer="layout" svg:x1="2.77cm" svg:y1="1.85cm" svg:x2="2.599cm" svg:y2="1.85cm">
            <text:p/>
          </draw:line>
          <draw:line draw:style-name="gr20" draw:text-style-name="P2" draw:layer="layout" svg:x1="2.77cm" svg:y1="1.95cm" svg:x2="2.599cm" svg:y2="1.95cm">
            <text:p/>
          </draw:line>
        </draw:g>
        <draw:line draw:style-name="gr61" draw:text-style-name="P2" draw:layer="layout" svg:x1="4.3cm" svg:y1="3.7cm" svg:x2="5.2cm" svg:y2="3.7cm">
          <text:p/>
        </draw:line>
        <draw:polyline draw:style-name="gr117" draw:text-style-name="P2" draw:layer="layout" svg:width="1.299cm" svg:height="0.899cm" svg:x="10.104cm" svg:y="3.097cm" svg:viewBox="0 0 1300 900" draw:points="0,900 1200,900 1200,100 1300,0">
          <text:p/>
        </draw:polyline>
        <draw:line draw:style-name="gr119" draw:text-style-name="P2" draw:layer="layout" svg:x1="10.1cm" svg:y1="3.8cm" svg:x2="11.1cm" svg:y2="3.8cm">
          <text:p/>
        </draw:line>
        <draw:rect draw:style-name="gr120" draw:text-style-name="P5" draw:layer="layout" svg:width="0.2cm" svg:height="0.196cm" svg:x="6.5cm" svg:y="3.106cm">
          <text:p/>
        </draw:rect>
        <draw:frame draw:style-name="gr121" draw:text-style-name="P51" draw:layer="layout" svg:width="0.2cm" svg:height="0.2cm" svg:x="6.5cm" svg:y="3.102cm">
          <draw:text-box>
            <text:p><text:span text:style-name="T25">NS</text:span></text:p>
          </draw:text-box>
        </draw:frame>
        <draw:rect draw:style-name="gr120" draw:text-style-name="P5" draw:layer="layout" svg:width="0.2cm" svg:height="0.196cm" svg:x="6.5cm" svg:y="3.306cm">
          <text:p/>
        </draw:rect>
        <draw:frame draw:style-name="gr121" draw:text-style-name="P51" draw:layer="layout" svg:width="0.2cm" svg:height="0.2cm" svg:x="6.5cm" svg:y="3.302cm">
          <draw:text-box>
            <text:p><text:span text:style-name="T25">WA</text:span></text:p>
          </draw:text-box>
        </draw:frame>
        <draw:rect draw:style-name="gr120" draw:text-style-name="P5" draw:layer="layout" svg:width="0.2cm" svg:height="0.196cm" svg:x="6.5cm" svg:y="3.508cm">
          <text:p/>
        </draw:rect>
        <draw:frame draw:style-name="gr121" draw:text-style-name="P51" draw:layer="layout" svg:width="0.2cm" svg:height="0.2cm" svg:x="6.5cm" svg:y="3.504cm">
          <draw:text-box>
            <text:p><text:span text:style-name="T25">WB</text:span></text:p>
          </draw:text-box>
        </draw:frame>
        <draw:rect draw:style-name="gr120" draw:text-style-name="P5" draw:layer="layout" svg:width="0.2cm" svg:height="0.196cm" svg:x="6.5cm" svg:y="3.706cm">
          <text:p/>
        </draw:rect>
        <draw:frame draw:style-name="gr121" draw:text-style-name="P51" draw:layer="layout" svg:width="0.2cm" svg:height="0.2cm" svg:x="6.5cm" svg:y="3.702cm">
          <draw:text-box>
            <text:p><text:span text:style-name="T25">V+</text:span></text:p>
          </draw:text-box>
        </draw:frame>
        <draw:rect draw:style-name="gr120" draw:text-style-name="P5" draw:layer="layout" svg:width="0.2cm" svg:height="0.196cm" svg:x="6.5cm" svg:y="3.908cm">
          <text:p/>
        </draw:rect>
        <draw:frame draw:style-name="gr121" draw:text-style-name="P51" draw:layer="layout" svg:width="0.2cm" svg:height="0.2cm" svg:x="6.5cm" svg:y="3.904cm">
          <draw:text-box>
            <text:p><text:span text:style-name="T25">V-</text:span></text:p>
          </draw:text-box>
        </draw:frame>
        <draw:rect draw:style-name="gr120" draw:text-style-name="P5" draw:layer="layout" svg:width="0.2cm" svg:height="0.196cm" svg:x="6.5cm" svg:y="4.108cm">
          <text:p/>
        </draw:rect>
        <draw:frame draw:style-name="gr121" draw:text-style-name="P51" draw:layer="layout" svg:width="0.2cm" svg:height="0.2cm" svg:x="6.5cm" svg:y="4.104cm">
          <draw:text-box>
            <text:p><text:span text:style-name="T25">OB</text:span></text:p>
          </draw:text-box>
        </draw:frame>
        <draw:rect draw:style-name="gr120" draw:text-style-name="P5" draw:layer="layout" svg:width="0.2cm" svg:height="0.196cm" svg:x="6.5cm" svg:y="4.31cm">
          <text:p/>
        </draw:rect>
        <draw:frame draw:style-name="gr121" draw:text-style-name="P51" draw:layer="layout" svg:width="0.2cm" svg:height="0.2cm" svg:x="6.5cm" svg:y="4.306cm">
          <draw:text-box>
            <text:p><text:span text:style-name="T25">OA</text:span></text:p>
          </draw:text-box>
        </draw:frame>
        <draw:rect draw:style-name="gr120" draw:text-style-name="P5" draw:layer="layout" svg:width="0.2cm" svg:height="0.196cm" svg:x="6.5cm" svg:y="4.506cm">
          <text:p/>
        </draw:rect>
        <draw:frame draw:style-name="gr121" draw:text-style-name="P51" draw:layer="layout" svg:width="0.2cm" svg:height="0.2cm" svg:x="6.5cm" svg:y="4.502cm">
          <draw:text-box>
            <text:p><text:span text:style-name="T25">SN</text:span></text:p>
          </draw:text-box>
        </draw:frame>
        <draw:rect draw:style-name="gr120" draw:text-style-name="P5" draw:layer="layout" svg:width="0.2cm" svg:height="0.196cm" svg:x="6.5cm" svg:y="4.71cm">
          <text:p/>
        </draw:rect>
        <draw:frame draw:style-name="gr121" draw:text-style-name="P51" draw:layer="layout" svg:width="0.2cm" svg:height="0.2cm" svg:x="6.5cm" svg:y="4.706cm">
          <draw:text-box>
            <text:p><text:span text:style-name="T25">SS</text:span></text:p>
          </draw:text-box>
        </draw:frame>
        <draw:rect draw:style-name="gr120" draw:text-style-name="P5" draw:layer="layout" svg:width="0.2cm" svg:height="0.196cm" svg:x="6.5cm" svg:y="2.906cm">
          <text:p/>
        </draw:rect>
        <draw:frame draw:style-name="gr121" draw:text-style-name="P51" draw:layer="layout" svg:width="0.2cm" svg:height="0.2cm" svg:x="6.5cm" svg:y="2.902cm">
          <draw:text-box>
            <text:p><text:span text:style-name="T25">NN</text:span></text:p>
          </draw:text-box>
        </draw:frame>
        <draw:g draw:style-name="gr16">
          <draw:polygon draw:style-name="gr122" draw:text-style-name="P23" draw:layer="layout" svg:width="0.299cm" svg:height="1.399cm" svg:x="7.893cm" svg:y="3.1cm" svg:viewBox="0 0 300 1400" draw:points="0,26 43,0 86,0 200,50 300,200 300,1200 200,1350 86,1400 43,1400 0,1374">
            <text:p/>
          </draw:polygon>
          <draw:circle draw:style-name="gr123" draw:text-style-name="P52" draw:layer="layout" svg:width="0.06cm" svg:height="0.06cm" svg:x="7.963cm" svg:y="3.17cm">
            <text:p/>
          </draw:circle>
          <draw:circle draw:style-name="gr123" draw:text-style-name="P52" draw:layer="layout" svg:width="0.06cm" svg:height="0.06cm" svg:x="7.963cm" svg:y="3.27cm">
            <text:p/>
          </draw:circle>
          <draw:circle draw:style-name="gr123" draw:text-style-name="P52" draw:layer="layout" svg:width="0.06cm" svg:height="0.06cm" svg:x="7.963cm" svg:y="3.37cm">
            <text:p/>
          </draw:circle>
          <draw:circle draw:style-name="gr123" draw:text-style-name="P52" draw:layer="layout" svg:width="0.06cm" svg:height="0.06cm" svg:x="7.963cm" svg:y="3.47cm">
            <text:p/>
          </draw:circle>
          <draw:circle draw:style-name="gr123" draw:text-style-name="P52" draw:layer="layout" svg:width="0.06cm" svg:height="0.06cm" svg:x="7.963cm" svg:y="3.57cm">
            <text:p/>
          </draw:circle>
          <draw:circle draw:style-name="gr123" draw:text-style-name="P52" draw:layer="layout" svg:width="0.06cm" svg:height="0.06cm" svg:x="7.963cm" svg:y="3.67cm">
            <text:p/>
          </draw:circle>
          <draw:circle draw:style-name="gr123" draw:text-style-name="P52" draw:layer="layout" svg:width="0.06cm" svg:height="0.06cm" svg:x="7.963cm" svg:y="3.77cm">
            <text:p/>
          </draw:circle>
          <draw:circle draw:style-name="gr123" draw:text-style-name="P52" draw:layer="layout" svg:width="0.06cm" svg:height="0.06cm" svg:x="7.963cm" svg:y="3.87cm">
            <text:p/>
          </draw:circle>
          <draw:circle draw:style-name="gr123" draw:text-style-name="P52" draw:layer="layout" svg:width="0.06cm" svg:height="0.06cm" svg:x="7.963cm" svg:y="3.97cm">
            <text:p/>
          </draw:circle>
          <draw:circle draw:style-name="gr123" draw:text-style-name="P52" draw:layer="layout" svg:width="0.06cm" svg:height="0.06cm" svg:x="7.963cm" svg:y="4.07cm">
            <text:p/>
          </draw:circle>
          <draw:circle draw:style-name="gr123" draw:text-style-name="P52" draw:layer="layout" svg:width="0.06cm" svg:height="0.06cm" svg:x="7.963cm" svg:y="4.17cm">
            <text:p/>
          </draw:circle>
          <draw:circle draw:style-name="gr123" draw:text-style-name="P52" draw:layer="layout" svg:width="0.06cm" svg:height="0.06cm" svg:x="7.963cm" svg:y="4.27cm">
            <text:p/>
          </draw:circle>
          <draw:circle draw:style-name="gr123" draw:text-style-name="P52" draw:layer="layout" svg:width="0.06cm" svg:height="0.06cm" svg:x="7.963cm" svg:y="4.37cm">
            <text:p/>
          </draw:circle>
          <draw:circle draw:style-name="gr123" draw:text-style-name="P52" draw:layer="layout" svg:width="0.05cm" svg:height="0.05cm" svg:x="8.068cm" svg:y="3.225cm">
            <text:p/>
          </draw:circle>
          <draw:circle draw:style-name="gr123" draw:text-style-name="P52" draw:layer="layout" svg:width="0.05cm" svg:height="0.05cm" svg:x="8.068cm" svg:y="3.325cm">
            <text:p/>
          </draw:circle>
          <draw:circle draw:style-name="gr123" draw:text-style-name="P52" draw:layer="layout" svg:width="0.05cm" svg:height="0.05cm" svg:x="8.068cm" svg:y="3.425cm">
            <text:p/>
          </draw:circle>
          <draw:circle draw:style-name="gr123" draw:text-style-name="P52" draw:layer="layout" svg:width="0.05cm" svg:height="0.05cm" svg:x="8.068cm" svg:y="3.525cm">
            <text:p/>
          </draw:circle>
          <draw:circle draw:style-name="gr123" draw:text-style-name="P52" draw:layer="layout" svg:width="0.05cm" svg:height="0.05cm" svg:x="8.068cm" svg:y="3.625cm">
            <text:p/>
          </draw:circle>
          <draw:circle draw:style-name="gr123" draw:text-style-name="P52" draw:layer="layout" svg:width="0.05cm" svg:height="0.05cm" svg:x="8.068cm" svg:y="3.725cm">
            <text:p/>
          </draw:circle>
          <draw:circle draw:style-name="gr123" draw:text-style-name="P52" draw:layer="layout" svg:width="0.05cm" svg:height="0.05cm" svg:x="8.068cm" svg:y="3.825cm">
            <text:p/>
          </draw:circle>
          <draw:circle draw:style-name="gr123" draw:text-style-name="P52" draw:layer="layout" svg:width="0.05cm" svg:height="0.05cm" svg:x="8.068cm" svg:y="3.925cm">
            <text:p/>
          </draw:circle>
          <draw:circle draw:style-name="gr123" draw:text-style-name="P52" draw:layer="layout" svg:width="0.05cm" svg:height="0.05cm" svg:x="8.068cm" svg:y="4.025cm">
            <text:p/>
          </draw:circle>
          <draw:circle draw:style-name="gr123" draw:text-style-name="P52" draw:layer="layout" svg:width="0.05cm" svg:height="0.05cm" svg:x="8.068cm" svg:y="4.125cm">
            <text:p/>
          </draw:circle>
          <draw:circle draw:style-name="gr123" draw:text-style-name="P52" draw:layer="layout" svg:width="0.05cm" svg:height="0.05cm" svg:x="8.068cm" svg:y="4.225cm">
            <text:p/>
          </draw:circle>
          <draw:circle draw:style-name="gr123" draw:text-style-name="P52" draw:layer="layout" svg:width="0.05cm" svg:height="0.05cm" svg:x="8.068cm" svg:y="4.325cm">
            <text:p/>
          </draw:circle>
        </draw:g>
        <draw:polyline draw:style-name="gr3" draw:text-style-name="P2" draw:layer="layout" svg:width="1.308cm" svg:height="0.197cm" draw:transform="rotate (-0.156556033903891) translate (6.71458612101977cm 2.90759373568064cm)" svg:viewBox="0 0 1309 198" draw:points="0,94 593,0 624,198 1309,93">
          <text:p/>
        </draw:polyline>
        <draw:polyline draw:style-name="gr4" draw:text-style-name="P2" draw:layer="layout" svg:width="1.304cm" svg:height="0.194cm" draw:transform="rotate (-0.23090706003885) translate (6.7261885879188cm 3.08860676940578cm)" svg:viewBox="0 0 1305 195" draw:points="0,114 487,0 533,195 1305,17">
          <text:p/>
        </draw:polyline>
        <draw:polyline draw:style-name="gr52" draw:text-style-name="P2" draw:layer="layout" svg:width="1.296cm" svg:height="0.099cm" draw:transform="rotate (-0.0802851455917392) translate (6.7025727469854cm 3.36802376246163cm)" svg:viewBox="0 0 1297 100" draw:points="0,32 399,0 407,100 1297,32">
          <text:p/>
        </draw:polyline>
        <draw:line draw:style-name="gr56" draw:text-style-name="P2" draw:layer="layout" svg:x1="6.7cm" svg:y1="3.6cm" svg:x2="7.993cm" svg:y2="3.604cm">
          <text:p/>
        </draw:line>
        <draw:polyline draw:style-name="gr9" draw:text-style-name="P2" draw:layer="layout" svg:width="1.322cm" svg:height="0.296cm" draw:transform="rotate (0.150447381521911) translate (6.66003659817674cm 3.73637673587658cm)" svg:viewBox="0 0 1323 297" draw:points="0,267 198,297 243,0 1323,168">
          <text:p/>
        </draw:polyline>
        <draw:line draw:style-name="gr10" draw:text-style-name="P4" draw:layer="layout" svg:x1="6.693cm" svg:y1="3.804cm" svg:x2="7.993cm" svg:y2="3.804cm">
          <text:p/>
        </draw:line>
        <draw:polyline draw:style-name="gr9" draw:text-style-name="P2" draw:layer="layout" svg:width="1.296cm" svg:height="0.099cm" draw:transform="rotate (0.074176493209759) translate (6.69370794310733cm 3.91533014794487cm)" svg:viewBox="0 0 1297 100" draw:points="0,85 199,100 207,0 1297,85">
          <text:p/>
        </draw:polyline>
        <draw:polyline draw:style-name="gr53" draw:text-style-name="P2" draw:layer="layout" svg:width="1.307cm" svg:height="0.197cm" draw:transform="rotate (0.150447381521911) translate (6.67710175826952cm 4.04894906458733cm)" svg:viewBox="0 0 1308 198" draw:points="0,153 297,198 327,0 1308,153">
          <text:p/>
        </draw:polyline>
        <draw:polyline draw:style-name="gr54" draw:text-style-name="P2" draw:layer="layout" svg:width="1.325cm" svg:height="0.291cm" draw:transform="rotate (0.224972940582069) translate (6.65466835147872cm 4.20191276433571cm)" svg:viewBox="0 0 1326 292" draw:points="0,203 390,292 457,0 1326,203">
          <text:p/>
        </draw:polyline>
        <draw:polyline draw:style-name="gr55" draw:text-style-name="P2" draw:layer="layout" svg:width="1.351cm" svg:height="0.381cm" draw:transform="rotate (0.297229571614634) translate (6.637274544638cm 4.37236467150373cm)" svg:viewBox="0 0 1352 382" draw:points="0,238 471,382 589,0 1352,238">
          <text:p/>
        </draw:polyline>
        <draw:polyline draw:style-name="gr50" draw:text-style-name="P2" draw:layer="layout" svg:width="1.348cm" svg:height="0.389cm" draw:transform="rotate (-2.91661971300772) translate (8.04462660391923cm 4.62959451488502cm)" svg:viewBox="0 0 1349 390" draw:points="0,231 675,390 764,0 1349,134">
          <text:p/>
        </draw:polyline>
        <draw:frame draw:style-name="gr124" draw:text-style-name="P53" draw:layer="layout" svg:width="0.264cm" svg:height="0.276cm" svg:x="7.563cm" svg:y="4.424cm">
          <draw:text-box>
            <text:p><text:span text:style-name="T3">13</text:span></text:p>
          </draw:text-box>
        </draw:frame>
        <draw:frame draw:style-name="gr125" draw:text-style-name="P53" draw:layer="layout" svg:width="0.133cm" svg:height="0.276cm" svg:x="7.669cm" svg:y="2.925cm">
          <draw:text-box>
            <text:p><text:span text:style-name="T3">1</text:span></text:p>
          </draw:text-box>
        </draw:frame>
        <draw:frame draw:style-name="gr126" draw:text-style-name="P31" draw:layer="layout" svg:width="0.8cm" svg:height="0.33cm" svg:x="6.901cm" svg:y="2.303cm">
          <draw:text-box>
            <text:p><text:span text:style-name="T12">Kabel</text:span></text:p>
          </draw:text-box>
        </draw:frame>
        <draw:rect draw:style-name="gr127" draw:text-style-name="P54" draw:layer="layout" svg:width="1.4cm" svg:height="2.9cm" svg:x="1cm" svg:y="10.9cm">
          <text:p/>
        </draw:rect>
        <draw:g draw:style-name="gr16">
          <draw:polygon draw:style-name="gr122" draw:text-style-name="P23" draw:layer="layout" svg:width="0.299cm" svg:height="1.399cm" svg:x="8.2cm" svg:y="3.104cm" svg:viewBox="0 0 300 1400" draw:points="300,26 257,0 214,0 100,50 0,200 0,1200 100,1350 214,1400 257,1400 300,1374">
            <text:p/>
          </draw:polygon>
          <draw:ellipse draw:style-name="gr128" draw:text-style-name="P18" draw:layer="layout" svg:width="0.06cm" svg:height="0.061cm" svg:x="8.37cm" svg:y="3.173cm">
            <text:p/>
          </draw:ellipse>
          <draw:circle draw:style-name="gr128" draw:text-style-name="P18" draw:layer="layout" svg:width="0.06cm" svg:height="0.06cm" svg:x="8.37cm" svg:y="3.274cm">
            <text:p/>
          </draw:circle>
          <draw:circle draw:style-name="gr128" draw:text-style-name="P18" draw:layer="layout" svg:width="0.06cm" svg:height="0.059cm" svg:x="8.37cm" svg:y="3.374cm">
            <text:p/>
          </draw:circle>
          <draw:circle draw:style-name="gr128" draw:text-style-name="P18" draw:layer="layout" svg:width="0.06cm" svg:height="0.06cm" svg:x="8.37cm" svg:y="3.474cm">
            <text:p/>
          </draw:circle>
          <draw:ellipse draw:style-name="gr128" draw:text-style-name="P18" draw:layer="layout" svg:width="0.06cm" svg:height="0.061cm" svg:x="8.37cm" svg:y="3.573cm">
            <text:p/>
          </draw:ellipse>
          <draw:circle draw:style-name="gr128" draw:text-style-name="P18" draw:layer="layout" svg:width="0.06cm" svg:height="0.06cm" svg:x="8.37cm" svg:y="3.674cm">
            <text:p/>
          </draw:circle>
          <draw:circle draw:style-name="gr128" draw:text-style-name="P18" draw:layer="layout" svg:width="0.06cm" svg:height="0.06cm" svg:x="8.37cm" svg:y="3.774cm">
            <text:p/>
          </draw:circle>
          <draw:circle draw:style-name="gr128" draw:text-style-name="P18" draw:layer="layout" svg:width="0.06cm" svg:height="0.059cm" svg:x="8.37cm" svg:y="3.874cm">
            <text:p/>
          </draw:circle>
          <draw:circle draw:style-name="gr128" draw:text-style-name="P18" draw:layer="layout" svg:width="0.06cm" svg:height="0.06cm" svg:x="8.37cm" svg:y="3.974cm">
            <text:p/>
          </draw:circle>
          <draw:ellipse draw:style-name="gr128" draw:text-style-name="P18" draw:layer="layout" svg:width="0.06cm" svg:height="0.061cm" svg:x="8.37cm" svg:y="4.073cm">
            <text:p/>
          </draw:ellipse>
          <draw:circle draw:style-name="gr128" draw:text-style-name="P18" draw:layer="layout" svg:width="0.06cm" svg:height="0.06cm" svg:x="8.37cm" svg:y="4.174cm">
            <text:p/>
          </draw:circle>
          <draw:circle draw:style-name="gr128" draw:text-style-name="P18" draw:layer="layout" svg:width="0.06cm" svg:height="0.06cm" svg:x="8.37cm" svg:y="4.274cm">
            <text:p/>
          </draw:circle>
          <draw:circle draw:style-name="gr128" draw:text-style-name="P18" draw:layer="layout" svg:width="0.06cm" svg:height="0.06cm" svg:x="8.37cm" svg:y="4.374cm">
            <text:p/>
          </draw:circle>
          <draw:circle draw:style-name="gr128" draw:text-style-name="P18" draw:layer="layout" svg:width="0.05cm" svg:height="0.05cm" svg:x="8.275cm" svg:y="3.229cm">
            <text:p/>
          </draw:circle>
          <draw:ellipse draw:style-name="gr128" draw:text-style-name="P18" draw:layer="layout" svg:width="0.05cm" svg:height="0.051cm" svg:x="8.275cm" svg:y="3.328cm">
            <text:p/>
          </draw:ellipse>
          <draw:ellipse draw:style-name="gr128" draw:text-style-name="P18" draw:layer="layout" svg:width="0.05cm" svg:height="0.051cm" svg:x="8.275cm" svg:y="3.428cm">
            <text:p/>
          </draw:ellipse>
          <draw:circle draw:style-name="gr128" draw:text-style-name="P18" draw:layer="layout" svg:width="0.05cm" svg:height="0.049cm" svg:x="8.275cm" svg:y="3.529cm">
            <text:p/>
          </draw:circle>
          <draw:circle draw:style-name="gr128" draw:text-style-name="P18" draw:layer="layout" svg:width="0.05cm" svg:height="0.049cm" svg:x="8.275cm" svg:y="3.629cm">
            <text:p/>
          </draw:circle>
          <draw:circle draw:style-name="gr128" draw:text-style-name="P18" draw:layer="layout" svg:width="0.05cm" svg:height="0.05cm" svg:x="8.275cm" svg:y="3.729cm">
            <text:p/>
          </draw:circle>
          <draw:ellipse draw:style-name="gr128" draw:text-style-name="P18" draw:layer="layout" svg:width="0.05cm" svg:height="0.051cm" svg:x="8.275cm" svg:y="3.828cm">
            <text:p/>
          </draw:ellipse>
          <draw:circle draw:style-name="gr128" draw:text-style-name="P18" draw:layer="layout" svg:width="0.05cm" svg:height="0.05cm" svg:x="8.275cm" svg:y="3.929cm">
            <text:p/>
          </draw:circle>
          <draw:circle draw:style-name="gr128" draw:text-style-name="P18" draw:layer="layout" svg:width="0.05cm" svg:height="0.05cm" svg:x="8.275cm" svg:y="4.029cm">
            <text:p/>
          </draw:circle>
          <draw:circle draw:style-name="gr128" draw:text-style-name="P18" draw:layer="layout" svg:width="0.05cm" svg:height="0.05cm" svg:x="8.275cm" svg:y="4.129cm">
            <text:p/>
          </draw:circle>
          <draw:circle draw:style-name="gr128" draw:text-style-name="P18" draw:layer="layout" svg:width="0.05cm" svg:height="0.05cm" svg:x="8.275cm" svg:y="4.229cm">
            <text:p/>
          </draw:circle>
          <draw:circle draw:style-name="gr128" draw:text-style-name="P18" draw:layer="layout" svg:width="0.05cm" svg:height="0.05cm" svg:x="8.275cm" svg:y="4.329cm">
            <text:p/>
          </draw:circle>
        </draw:g>
        <draw:polyline draw:style-name="gr9" draw:text-style-name="P2" draw:layer="layout" svg:width="1.303cm" svg:height="0.099cm" draw:transform="rotate (-0.0813323431429358) translate (8.40677456988285cm 3.81088883885331cm)" svg:viewBox="0 0 1304 100" draw:points="0,83 1097,0 1105,100 1304,83">
          <text:p/>
        </draw:polyline>
        <draw:polyline draw:style-name="gr3" draw:text-style-name="P2" draw:layer="layout" svg:width="1.51cm" svg:height="0.197cm" draw:transform="rotate (0.143640597439133) translate (8.38770926259102cm 3.10302339113956cm)" svg:viewBox="0 0 1511 198" draw:points="0,86 691,198 720,0 1511,115">
          <text:p/>
        </draw:polyline>
        <draw:polyline draw:style-name="gr50" draw:text-style-name="P2" draw:layer="layout" svg:width="1.499cm" svg:height="0.401cm" draw:transform="rotate (-3.14159265358979) translate (9.9cm 4.8cm)" svg:viewBox="0 0 1500 402" draw:points="0,0 800,0 800,400 1500,402">
          <text:p/>
        </draw:polyline>
        <draw:line draw:style-name="gr10" draw:text-style-name="P4" draw:layer="layout" svg:x1="8.4cm" svg:y1="3.793cm" svg:x2="9.9cm" svg:y2="3.8cm">
          <text:p/>
        </draw:line>
        <draw:polyline draw:style-name="gr52" draw:text-style-name="P2" draw:layer="layout" svg:width="1.502cm" svg:height="0.099cm" draw:transform="rotate (0.0698131700797732) translate (8.39804699297261cm 3.46307069830429cm)" svg:viewBox="0 0 1503 100" draw:points="0,28 897,100 904,0 1503,42">
          <text:p/>
        </draw:polyline>
        <draw:line draw:style-name="gr56" draw:text-style-name="P2" draw:layer="layout" svg:x1="8.4cm" svg:y1="3.592cm" svg:x2="9.9cm" svg:y2="3.6cm">
          <text:p/>
        </draw:line>
        <draw:polyline draw:style-name="gr9" draw:text-style-name="P2" draw:layer="layout" svg:width="1.53cm" svg:height="0.291cm" draw:transform="rotate (-0.232652389290844) translate (8.45667854927043cm 3.45279238036181cm)" svg:viewBox="0 0 1531 292" draw:points="0,246 1072,0 1141,292 1531,200">
          <text:p/>
        </draw:polyline>
        <draw:polyline draw:style-name="gr53" draw:text-style-name="P2" draw:layer="layout" svg:width="1.513cm" svg:height="0.197cm" draw:transform="rotate (-0.156381500978692) translate (8.42348724897556cm 3.8460343335567cm)" svg:viewBox="0 0 1514 198" draw:points="0,151 989,0 1020,198 1514,120">
          <text:p/>
        </draw:polyline>
        <draw:polyline draw:style-name="gr54" draw:text-style-name="P2" draw:layer="layout" svg:width="1.529cm" svg:height="0.291cm" draw:transform="rotate (-0.229685329562454) translate (8.44576396017038cm 3.90026981994934cm)" svg:viewBox="0 0 1530 292" draw:points="0,201 877,0 946,292 1530,156">
          <text:p/>
        </draw:polyline>
        <draw:polyline draw:style-name="gr55" draw:text-style-name="P2" draw:layer="layout" svg:width="1.551cm" svg:height="0.381cm" draw:transform="rotate (-0.300545697193424) translate (8.46926413530054cm 3.97351991687818cm)" svg:viewBox="0 0 1552 382" draw:points="0,234 765,0 883,382 1552,175">
          <text:p/>
        </draw:polyline>
        <draw:polyline draw:style-name="gr4" draw:text-style-name="P2" draw:layer="layout" svg:width="1.511cm" svg:height="0.197cm" draw:transform="rotate (0.145211393765928) translate (8.38954689622036cm 3.31852125841995cm)" svg:viewBox="0 0 1512 198" draw:points="0,72 790,198 819,0 1512,101">
          <text:p/>
        </draw:polyline>
        <draw:frame draw:style-name="gr129" draw:text-style-name="P53" draw:layer="layout" svg:width="0.133cm" svg:height="0.279cm" svg:x="8.667cm" svg:y="2.909cm">
          <draw:text-box>
            <text:p><text:span text:style-name="T3">1</text:span></text:p>
          </draw:text-box>
        </draw:frame>
        <draw:frame draw:style-name="gr130" draw:text-style-name="P31" draw:layer="layout" svg:width="1.7cm" svg:height="0.33cm" svg:x="8.3cm" svg:y="2.304cm">
          <draw:text-box>
            <text:p><text:span text:style-name="T12">Einspeisung</text:span></text:p>
          </draw:text-box>
        </draw:frame>
        <draw:frame draw:style-name="gr131" draw:text-style-name="P55" draw:layer="layout" svg:width="0.095cm" svg:height="0.084cm" svg:x="8.54cm" svg:y="4.304cm">
          <draw:text-box>
            <text:p><text:span text:style-name="T26">SS</text:span></text:p>
          </draw:text-box>
        </draw:frame>
        <draw:frame draw:style-name="gr131" draw:text-style-name="P55" draw:layer="layout" svg:width="0.095cm" svg:height="0.084cm" svg:x="8.54cm" svg:y="3.104cm">
          <draw:text-box>
            <text:p><text:span text:style-name="T26">NN</text:span></text:p>
          </draw:text-box>
        </draw:frame>
        <draw:frame draw:style-name="gr124" draw:text-style-name="P53" draw:layer="layout" svg:width="0.264cm" svg:height="0.276cm" svg:x="8.568cm" svg:y="4.425cm">
          <draw:text-box>
            <text:p><text:span text:style-name="T3">13</text:span></text:p>
          </draw:text-box>
        </draw:frame>
        <draw:frame draw:style-name="gr132" draw:text-style-name="P53" draw:layer="layout" svg:width="0.8cm" svg:height="0.276cm" svg:x="8.5cm" svg:y="2.632cm">
          <draw:text-box>
            <text:p><text:span text:style-name="T27">Stecker</text:span></text:p>
          </draw:text-box>
        </draw:frame>
        <draw:rect draw:style-name="gr120" draw:text-style-name="P5" draw:layer="layout" svg:width="0.2cm" svg:height="0.196cm" svg:x="9.9cm" svg:y="3.108cm">
          <text:p/>
        </draw:rect>
        <draw:frame draw:style-name="gr121" draw:text-style-name="P51" draw:layer="layout" svg:width="0.2cm" svg:height="0.2cm" svg:x="9.9cm" svg:y="3.104cm">
          <draw:text-box>
            <text:p><text:span text:style-name="T25">NS</text:span></text:p>
          </draw:text-box>
        </draw:frame>
        <draw:rect draw:style-name="gr120" draw:text-style-name="P5" draw:layer="layout" svg:width="0.2cm" svg:height="0.196cm" svg:x="9.9cm" svg:y="3.308cm">
          <text:p/>
        </draw:rect>
        <draw:frame draw:style-name="gr121" draw:text-style-name="P51" draw:layer="layout" svg:width="0.2cm" svg:height="0.2cm" svg:x="9.9cm" svg:y="3.304cm">
          <draw:text-box>
            <text:p><text:span text:style-name="T25">WA</text:span></text:p>
          </draw:text-box>
        </draw:frame>
        <draw:rect draw:style-name="gr120" draw:text-style-name="P5" draw:layer="layout" svg:width="0.2cm" svg:height="0.196cm" svg:x="9.9cm" svg:y="3.51cm">
          <text:p/>
        </draw:rect>
        <draw:frame draw:style-name="gr121" draw:text-style-name="P51" draw:layer="layout" svg:width="0.2cm" svg:height="0.2cm" svg:x="9.9cm" svg:y="3.506cm">
          <draw:text-box>
            <text:p><text:span text:style-name="T25">WB</text:span></text:p>
          </draw:text-box>
        </draw:frame>
        <draw:rect draw:style-name="gr120" draw:text-style-name="P5" draw:layer="layout" svg:width="0.2cm" svg:height="0.196cm" svg:x="9.9cm" svg:y="3.708cm">
          <text:p/>
        </draw:rect>
        <draw:frame draw:style-name="gr121" draw:text-style-name="P51" draw:layer="layout" svg:width="0.2cm" svg:height="0.2cm" svg:x="9.9cm" svg:y="3.704cm">
          <draw:text-box>
            <text:p><text:span text:style-name="T25">V+</text:span></text:p>
          </draw:text-box>
        </draw:frame>
        <draw:rect draw:style-name="gr120" draw:text-style-name="P5" draw:layer="layout" svg:width="0.2cm" svg:height="0.196cm" svg:x="9.9cm" svg:y="3.91cm">
          <text:p/>
        </draw:rect>
        <draw:frame draw:style-name="gr121" draw:text-style-name="P51" draw:layer="layout" svg:width="0.2cm" svg:height="0.2cm" svg:x="9.9cm" svg:y="3.906cm">
          <draw:text-box>
            <text:p><text:span text:style-name="T25">V-</text:span></text:p>
          </draw:text-box>
        </draw:frame>
        <draw:rect draw:style-name="gr120" draw:text-style-name="P5" draw:layer="layout" svg:width="0.2cm" svg:height="0.196cm" svg:x="9.9cm" svg:y="4.11cm">
          <text:p/>
        </draw:rect>
        <draw:frame draw:style-name="gr121" draw:text-style-name="P51" draw:layer="layout" svg:width="0.2cm" svg:height="0.2cm" svg:x="9.9cm" svg:y="4.106cm">
          <draw:text-box>
            <text:p><text:span text:style-name="T25">OB</text:span></text:p>
          </draw:text-box>
        </draw:frame>
        <draw:rect draw:style-name="gr120" draw:text-style-name="P5" draw:layer="layout" svg:width="0.2cm" svg:height="0.196cm" svg:x="9.9cm" svg:y="4.312cm">
          <text:p/>
        </draw:rect>
        <draw:frame draw:style-name="gr121" draw:text-style-name="P51" draw:layer="layout" svg:width="0.2cm" svg:height="0.2cm" svg:x="9.9cm" svg:y="4.308cm">
          <draw:text-box>
            <text:p><text:span text:style-name="T25">OA</text:span></text:p>
          </draw:text-box>
        </draw:frame>
        <draw:rect draw:style-name="gr120" draw:text-style-name="P5" draw:layer="layout" svg:width="0.2cm" svg:height="0.196cm" svg:x="9.9cm" svg:y="4.508cm">
          <text:p/>
        </draw:rect>
        <draw:frame draw:style-name="gr121" draw:text-style-name="P51" draw:layer="layout" svg:width="0.2cm" svg:height="0.2cm" svg:x="9.9cm" svg:y="4.504cm">
          <draw:text-box>
            <text:p><text:span text:style-name="T25">SN</text:span></text:p>
          </draw:text-box>
        </draw:frame>
        <draw:rect draw:style-name="gr120" draw:text-style-name="P5" draw:layer="layout" svg:width="0.2cm" svg:height="0.196cm" svg:x="9.9cm" svg:y="4.712cm">
          <text:p/>
        </draw:rect>
        <draw:frame draw:style-name="gr121" draw:text-style-name="P51" draw:layer="layout" svg:width="0.2cm" svg:height="0.2cm" svg:x="9.9cm" svg:y="4.708cm">
          <draw:text-box>
            <text:p><text:span text:style-name="T25">SS</text:span></text:p>
          </draw:text-box>
        </draw:frame>
        <draw:rect draw:style-name="gr120" draw:text-style-name="P5" draw:layer="layout" svg:width="0.2cm" svg:height="0.196cm" svg:x="9.9cm" svg:y="2.908cm">
          <text:p/>
        </draw:rect>
        <draw:frame draw:style-name="gr121" draw:text-style-name="P51" draw:layer="layout" svg:width="0.2cm" svg:height="0.2cm" svg:x="9.9cm" svg:y="2.904cm">
          <draw:text-box>
            <text:p><text:span text:style-name="T25">NN</text:span></text:p>
          </draw:text-box>
        </draw:frame>
        <draw:frame draw:style-name="gr84" draw:text-style-name="P35" draw:layer="layout" svg:width="0.558cm" svg:height="0.28cm" svg:x="8.54cm" svg:y="4.8cm">
          <draw:text-box draw:corner-radius="0.058cm">
            <text:p><text:span text:style-name="T16">Power</text:span></text:p>
          </draw:text-box>
        </draw:frame>
        <draw:frame draw:style-name="gr84" draw:text-style-name="P35" draw:layer="layout" svg:width="0.402cm" svg:height="0.28cm" svg:x="9.298cm" svg:y="4.8cm">
          <draw:text-box>
            <text:p><text:span text:style-name="T16">DCC</text:span></text:p>
          </draw:text-box>
        </draw:frame>
        <draw:g draw:style-name="gr16">
          <draw:rect draw:style-name="gr102" draw:text-style-name="P40" draw:layer="layout" svg:width="0.502cm" svg:height="0.7cm" svg:x="8.551cm" svg:y="5.051cm">
            <text:p/>
          </draw:rect>
          <draw:rect draw:style-name="gr103" draw:text-style-name="P11" draw:layer="layout" svg:width="0.4cm" svg:height="0.6cm" svg:x="8.599cm" svg:y="5.101cm">
            <text:p/>
          </draw:rect>
          <draw:circle draw:style-name="gr104" draw:text-style-name="P24" draw:layer="layout" svg:width="0.1cm" svg:height="0.1cm" svg:x="8.649cm" svg:y="5.151cm">
            <text:p/>
          </draw:circle>
          <draw:circle draw:style-name="gr104" draw:text-style-name="P24" draw:layer="layout" svg:width="0.1cm" svg:height="0.1cm" svg:x="8.849cm" svg:y="5.151cm">
            <text:p/>
          </draw:circle>
          <draw:circle draw:style-name="gr104" draw:text-style-name="P24" draw:layer="layout" svg:width="0.1cm" svg:height="0.1cm" svg:x="8.649cm" svg:y="5.351cm">
            <text:p/>
          </draw:circle>
          <draw:circle draw:style-name="gr104" draw:text-style-name="P24" draw:layer="layout" svg:width="0.1cm" svg:height="0.1cm" svg:x="8.849cm" svg:y="5.351cm">
            <text:p/>
          </draw:circle>
          <draw:circle draw:style-name="gr104" draw:text-style-name="P24" draw:layer="layout" svg:width="0.1cm" svg:height="0.1cm" svg:x="8.649cm" svg:y="5.551cm">
            <text:p/>
          </draw:circle>
          <draw:circle draw:style-name="gr104" draw:text-style-name="P24" draw:layer="layout" svg:width="0.1cm" svg:height="0.1cm" svg:x="8.849cm" svg:y="5.551cm">
            <text:p/>
          </draw:circle>
          <draw:rect draw:style-name="gr14" draw:text-style-name="P1" draw:layer="layout" svg:width="0.05cm" svg:height="0.2cm" svg:x="9.001cm" svg:y="5.301cm">
            <text:p/>
          </draw:rect>
        </draw:g>
        <draw:g draw:style-name="gr16">
          <draw:rect draw:style-name="gr102" draw:text-style-name="P40" draw:layer="layout" svg:width="0.502cm" svg:height="0.7cm" svg:x="9.251cm" svg:y="5.051cm">
            <text:p/>
          </draw:rect>
          <draw:rect draw:style-name="gr103" draw:text-style-name="P11" draw:layer="layout" svg:width="0.4cm" svg:height="0.6cm" svg:x="9.299cm" svg:y="5.101cm">
            <text:p/>
          </draw:rect>
          <draw:circle draw:style-name="gr104" draw:text-style-name="P24" draw:layer="layout" svg:width="0.1cm" svg:height="0.1cm" svg:x="9.349cm" svg:y="5.151cm">
            <text:p/>
          </draw:circle>
          <draw:circle draw:style-name="gr104" draw:text-style-name="P24" draw:layer="layout" svg:width="0.1cm" svg:height="0.1cm" svg:x="9.549cm" svg:y="5.151cm">
            <text:p/>
          </draw:circle>
          <draw:circle draw:style-name="gr104" draw:text-style-name="P24" draw:layer="layout" svg:width="0.1cm" svg:height="0.1cm" svg:x="9.349cm" svg:y="5.351cm">
            <text:p/>
          </draw:circle>
          <draw:circle draw:style-name="gr104" draw:text-style-name="P24" draw:layer="layout" svg:width="0.1cm" svg:height="0.1cm" svg:x="9.549cm" svg:y="5.351cm">
            <text:p/>
          </draw:circle>
          <draw:circle draw:style-name="gr104" draw:text-style-name="P24" draw:layer="layout" svg:width="0.1cm" svg:height="0.1cm" svg:x="9.349cm" svg:y="5.551cm">
            <text:p/>
          </draw:circle>
          <draw:circle draw:style-name="gr104" draw:text-style-name="P24" draw:layer="layout" svg:width="0.1cm" svg:height="0.1cm" svg:x="9.549cm" svg:y="5.551cm">
            <text:p/>
          </draw:circle>
          <draw:rect draw:style-name="gr14" draw:text-style-name="P1" draw:layer="layout" svg:width="0.05cm" svg:height="0.2cm" svg:x="9.701cm" svg:y="5.301cm">
            <text:p/>
          </draw:rect>
        </draw:g>
        <draw:frame draw:style-name="gr84" draw:text-style-name="P35" draw:layer="layout" svg:width="0.1cm" svg:height="0.2cm" svg:x="9.601cm" svg:y="5.601cm">
          <draw:text-box>
            <text:p><text:span text:style-name="T16">1</text:span></text:p>
          </draw:text-box>
        </draw:frame>
        <draw:frame draw:style-name="gr47" draw:text-style-name="P50" draw:layer="layout" svg:width="1.39cm" svg:height="0.25cm" svg:x="10.01cm" svg:y="5.52cm">
          <draw:text-box>
            <text:p><text:span text:style-name="T24">RW_5V_SUB25_10</text:span></text:p>
          </draw:text-box>
        </draw:frame>
        <draw:frame draw:style-name="gr132" draw:text-style-name="P53" draw:layer="layout" svg:width="0.8cm" svg:height="0.276cm" svg:x="7.304cm" svg:y="2.632cm">
          <draw:text-box>
            <text:p><text:span text:style-name="T27">Buch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Fett" style:font-family-generic="swiss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5-31T13:09:11.673444400</dc:date>
    <meta:editing-duration>P1DT7H43M3S</meta:editing-duration>
    <meta:editing-cycles>137</meta:editing-cycles>
    <meta:generator>LibreOffice/25.2.3.2$Windows_X86_64 LibreOffice_project/bbb074479178df812d175f709636b368952c2ce3</meta:generator>
    <meta:print-date>2024-10-20T09:56:13.86</meta:print-date>
    <meta:printed-by>Karl Hartinger</meta:printed-by>
    <meta:document-statistic meta:object-count="753"/>
  </office:meta>
</office:document-meta>
</file>